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634in"/>
    </style:style>
    <style:style style:name="co2" style:family="table-column">
      <style:table-column-properties fo:break-before="auto" style:column-width="0.672in"/>
    </style:style>
    <style:style style:name="co3" style:family="table-column">
      <style:table-column-properties fo:break-before="auto" style:column-width="0.798in"/>
    </style:style>
    <style:style style:name="co4" style:family="table-column">
      <style:table-column-properties fo:break-before="auto" style:column-width="0.8193in"/>
    </style:style>
    <style:style style:name="co5" style:family="table-column">
      <style:table-column-properties fo:break-before="auto" style:column-width="1.0752in"/>
    </style:style>
    <style:style style:name="co6" style:family="table-column">
      <style:table-column-properties fo:break-before="auto" style:column-width="0.7535in"/>
    </style:style>
    <style:style style:name="co7" style:family="table-column">
      <style:table-column-properties fo:break-before="auto" style:column-width="0.6201in"/>
    </style:style>
    <style:style style:name="co8" style:family="table-column">
      <style:table-column-properties fo:break-before="auto" style:column-width="0.4429in"/>
    </style:style>
    <style:style style:name="co9" style:family="table-column">
      <style:table-column-properties fo:break-before="auto" style:column-width="0.7646in"/>
    </style:style>
    <style:style style:name="co10" style:family="table-column">
      <style:table-column-properties fo:break-before="auto" style:column-width="0.9193in"/>
    </style:style>
    <style:style style:name="co11" style:family="table-column">
      <style:table-column-properties fo:break-before="auto" style:column-width="0.698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7665in" fo:break-before="auto" style:use-optimal-row-height="true"/>
    </style:style>
    <style:style style:name="ro3" style:family="table-row">
      <style:table-row-properties style:row-height="0.2453in" fo:break-before="auto" style:use-optimal-row-height="true"/>
    </style:style>
    <style:style style:name="ro4" style:family="table-row">
      <style:table-row-properties style:row-height="0.6252in" fo:break-before="auto" style:use-optimal-row-height="false"/>
    </style:style>
    <style:style style:name="ta1" style:family="table" style:master-page-name="PageStyle_5f_Sunday">
      <style:table-properties table:display="true" style:writing-mode="lr-tb"/>
    </style:style>
    <style:style style:name="ta2" style:family="table" style:master-page-name="PageStyle_5f_Monday">
      <style:table-properties table:display="true" style:writing-mode="lr-tb"/>
    </style:style>
    <style:style style:name="ta3" style:family="table" style:master-page-name="PageStyle_5f_Tuesday">
      <style:table-properties table:display="true" style:writing-mode="lr-tb"/>
    </style:style>
    <style:style style:name="ta4" style:family="table" style:master-page-name="PageStyle_5f_Wednesday">
      <style:table-properties table:display="true" style:writing-mode="lr-tb"/>
    </style:style>
    <style:style style:name="ta5" style:family="table" style:master-page-name="PageStyle_5f_Thursday">
      <style:table-properties table:display="true" style:writing-mode="lr-tb"/>
    </style:style>
    <style:style style:name="ta6" style:family="table" style:master-page-name="PageStyle_5f_Friday">
      <style:table-properties table:display="true" style:writing-mode="lr-tb"/>
    </style:style>
    <style:style style:name="ta7" style:family="table" style:master-page-name="PageStyle_5f_Saturday">
      <style:table-properties table:display="true" style:writing-mode="lr-tb"/>
    </style:style>
    <number:percentage-style style:name="N8010" number:language="en" number:country="US">
      <number:number number:decimal-places="0" number:min-integer-digits="1"/>
      <number:text>%</number:text>
    </number:percentage-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fo:border-bottom="0.0346in solid #000000" style:diagonal-bl-tr="none" style:diagonal-tl-br="none" fo:border-left="0.0555in solid #000000" fo:border-right="0.0138in solid #000000" style:rotation-align="none" fo:border-top="0.0555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Excel_20_Built-in_20_Normal">
      <style:table-cell-properties fo:border-bottom="0.0138in solid #000000" style:diagonal-bl-tr="none" style:diagonal-tl-br="none" fo:border-left="0.0555in solid #000000" fo:border-right="0.0138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fo:border-bottom="0.0138in solid #000000" style:diagonal-bl-tr="none" style:diagonal-tl-br="none" fo:border-left="0.0555in solid #000000" fo:border-right="0.0138in solid #000000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Excel_20_Built-in_20_Normal">
      <style:table-cell-properties fo:border-bottom="none" style:diagonal-bl-tr="none" style:diagonal-tl-br="none" fo:border-left="0.0555in solid #000000" fo:border-right="0.0138in solid #000000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Normal">
      <style:table-cell-properties fo:border-bottom="0.0555in solid #000000" style:diagonal-bl-tr="none" style:diagonal-tl-br="none" fo:border-left="0.0555in solid #000000" fo:border-right="0.0138in solid #000000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Excel_20_Built-in_20_Normal">
      <style:table-cell-properties fo:border-bottom="0.0138in solid #000000" style:diagonal-bl-tr="none" style:diagonal-tl-br="none" fo:border-left="0.0555in solid #000000" fo:border-right="0.0138in solid #000000" style:rotation-align="none" fo:border-top="0.0555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Excel_20_Built-in_20_Normal">
      <style:table-cell-properties fo:border-bottom="0.0346in solid #000000" style:diagonal-bl-tr="none" style:diagonal-tl-br="none" fo:border-left="none" fo:border-right="none" style:rotation-align="none" fo:border-top="none"/>
    </style:style>
    <style:style style:name="ce13" style:family="table-cell" style:parent-style-name="Excel_20_Built-in_20_Normal">
      <style:table-cell-properties style:diagonal-bl-tr="none" style:diagonal-tl-br="none" style:rotation-align="none"/>
    </style:style>
    <style:style style:name="ce14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555in solid #000000" style:vertical-align="bottom"/>
      <style:paragraph-properties fo:text-align="center" fo:margin-left="0in" style:writing-mode="page"/>
    </style:style>
    <style:style style:name="ce15" style:family="table-cell" style:parent-style-name="Excel_20_Built-in_20_Currency">
      <style:table-cell-properties fo:border-bottom="0.0138in solid #000000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Excel_20_Built-in_20_Currency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Excel_20_Built-in_20_Currency">
      <style:table-cell-properties fo:border-bottom="0.0555in solid #000000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Excel_20_Built-in_20_Normal" style:data-style-name="N116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Excel_20_Built-in_20_Normal">
      <style:table-cell-properties fo:border-bottom="0.0138in solid #000000" style:diagonal-bl-tr="none" style:diagonal-tl-br="none" fo:border-left="0.0138in solid #000000" fo:border-right="none" style:rotation-align="none" fo:border-top="0.0555in solid #000000"/>
    </style:style>
    <style:style style:name="ce22" style:family="table-cell" style:parent-style-name="Excel_20_Built-in_20_Normal">
      <style:table-cell-properties fo:border-bottom="0.0138in solid #000000" style:diagonal-bl-tr="none" style:diagonal-tl-br="none" fo:border-left="0.0138in solid #000000" fo:border-right="none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Excel_20_Built-in_20_Normal">
      <style:table-cell-properties fo:border-bottom="0.0555in solid #000000" style:diagonal-bl-tr="none" style:diagonal-tl-br="none" fo:border-left="0.0138in solid #000000" fo:border-right="none" style:rotation-align="none" fo:border-top="0.0138in solid #000000"/>
    </style:style>
    <style:style style:name="ce24" style:family="table-cell" style:parent-style-name="Excel_20_Built-in_20_Currency">
      <style:table-cell-properties fo:border-bottom="0.0346in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Excel_20_Built-in_20_Currency">
      <style:table-cell-properties fo:border-bottom="0.0346in solid #000000" style:cell-protect="protected" style:print-content="true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555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Excel_20_Built-in_20_Currency">
      <style:table-cell-properties fo:border-bottom="0.0138in solid #000000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Excel_20_Built-in_20_Currency">
      <style:table-cell-properties fo:border-bottom="0.0555in solid #000000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1" style:family="table-cell" style:parent-style-name="Excel_20_Built-in_20_Currency">
      <style:table-cell-properties fo:border-bottom="0.0138in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555in solid #000000" style:vertical-align="bottom"/>
      <style:paragraph-properties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Excel_20_Built-in_20_Currency">
      <style:table-cell-properties fo:border-bottom="0.0138in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Excel_20_Built-in_20_Currency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Excel_20_Built-in_20_Currency">
      <style:table-cell-properties fo:border-bottom="0.0555in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Excel_20_Built-in_20_Normal">
      <style:table-cell-properties fo:border-bottom="0.0346in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555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Excel_20_Built-in_20_Normal" style:data-style-name="N8010">
      <style:table-cell-properties fo:border-bottom="0.0138in solid #000000" style:diagonal-bl-tr="none" style:diagonal-tl-br="none" fo:border-left="0.0138in solid #000000" fo:border-right="0.0138in solid #000000" style:rotation-align="none" fo:border-top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Excel_20_Built-in_20_Normal" style:data-style-name="N8010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Excel_20_Built-in_20_Normal" style:data-style-name="N8010">
      <style:table-cell-properties fo:border-bottom="0.0555in solid #000000" style:diagonal-bl-tr="none" style:diagonal-tl-br="none" fo:border-left="0.0138in solid #000000" fo:border-right="0.0138in solid #000000" style:rotation-align="none" fo:border-top="0.0138in solid #000000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Excel_20_Built-in_20_Normal"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2" style:family="table-cell" style:parent-style-name="Excel_20_Built-in_20_Normal"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Excel_20_Built-in_20_Normal">
      <style:table-cell-properties fo:border-bottom="0.0138in solid #000000" style:diagonal-bl-tr="none" style:diagonal-tl-br="none" fo:border-left="none" fo:border-right="none" style:rotation-align="none" fo:border-top="0.0555in solid #000000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Excel_20_Built-in_20_Normal">
      <style:table-cell-properties fo:border-bottom="0.0138in solid #000000" style:diagonal-bl-tr="none" style:diagonal-tl-br="none" fo:border-left="none" fo:border-right="none" style:rotation-align="none" fo:border-top="0.0138in solid #000000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5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138in solid #000000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Excel_20_Built-in_20_Normal">
      <style:table-cell-properties fo:border-bottom="0.0555in solid #000000" style:diagonal-bl-tr="none" style:diagonal-tl-br="none" fo:border-left="none" fo:border-right="none" style:rotation-align="none" fo:border-top="0.0138in solid #000000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9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Excel_20_Built-in_20_Normal" style:data-style-name="N116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Excel_20_Built-in_20_Normal" style:data-style-name="N116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Excel_20_Built-in_20_Normal" style:data-style-name="N116">
      <style:table-cell-properties fo:border-bottom="0.0555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555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555in solid #000000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7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Excel_20_Built-in_20_Normal">
      <style:table-cell-properties fo:border-bottom="0.0555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0" style:family="table-cell" style:parent-style-name="Excel_20_Built-in_20_Normal" style:data-style-name="N116">
      <style:table-cell-properties fo:border-bottom="0.0138in solid #000000" style:diagonal-bl-tr="none" style:diagonal-tl-br="none" fo:border-left="0.0138in solid #000000" fo:border-right="0.0138in solid #000000" style:rotation-align="none" fo:border-top="none"/>
    </style:style>
    <style:style style:name="ce61" style:family="table-cell" style:parent-style-name="Excel_20_Built-in_20_Normal" style:data-style-name="N116">
      <style:table-cell-properties style:diagonal-bl-tr="none" style:diagonal-tl-br="none" fo:border="0.0138in solid #000000" style:rotation-align="none"/>
    </style:style>
    <style:style style:name="ce62" style:family="table-cell" style:parent-style-name="Excel_20_Built-in_20_Normal" style:data-style-name="N116">
      <style:table-cell-properties fo:border-bottom="0.0555in solid #000000" style:diagonal-bl-tr="none" style:diagonal-tl-br="none" fo:border-left="0.0138in solid #000000" fo:border-right="0.0138in solid #000000" style:rotation-align="none" fo:border-top="0.0138in solid #000000"/>
    </style:style>
    <style:style style:name="ce63" style:family="table-cell" style:parent-style-name="Excel_20_Built-in_20_Normal">
      <style:table-cell-properties fo:border-bottom="0.0555in solid #000000" style:diagonal-bl-tr="none" style:diagonal-tl-br="none" style:text-align-source="fix" style:repeat-content="false" fo:wrap-option="wrap" fo:border-left="0.0555in solid #000000" style:direction="ltr" fo:border-right="0.0138in solid #000000" style:rotation-angle="0" style:rotation-align="none" style:shrink-to-fit="false" fo:border-top="0.0555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4" style:family="table-cell" style:parent-style-name="Excel_20_Built-in_20_Normal">
      <style:table-cell-properties fo:border-bottom="0.0138in solid #000000" style:diagonal-bl-tr="none" style:diagonal-tl-br="none" fo:border-left="0.0138in solid #000000" fo:border-right="0.0138in solid #000000" style:rotation-align="none" fo:border-top="none"/>
    </style:style>
    <style:style style:name="ce65" style:family="table-cell" style:parent-style-name="Excel_20_Built-in_20_Currency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Excel_20_Built-in_20_Normal">
      <style:table-cell-properties fo:border-bottom="0.0555in solid #000000" style:diagonal-bl-tr="none" style:diagonal-tl-br="none" fo:border-left="0.0138in solid #000000" fo:border-right="0.0138in solid #000000" style:rotation-align="none" fo:border-top="0.0138in solid #000000"/>
    </style:style>
    <style:style style:name="ce67" style:family="table-cell" style:parent-style-name="Excel_20_Built-in_20_Normal" style:data-style-name="N116">
      <style:table-cell-properties fo:border-bottom="none" style:diagonal-bl-tr="none" style:diagonal-tl-br="none" fo:border-left="none" fo:border-right="none" style:rotation-align="none" fo:border-top="0.0555in solid #000000"/>
    </style:style>
    <style:style style:name="ce68" style:family="table-cell" style:parent-style-name="Excel_20_Built-in_20_Normal">
      <style:table-cell-properties fo:border-bottom="0.0555in solid #0000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555in solid #000000" style:vertical-align="bottom"/>
      <style:paragraph-properties fo:text-align="center" fo:margin-left="0in" style:writing-mode="page"/>
    </style:style>
    <style:style style:name="ce69" style:family="table-cell" style:parent-style-name="Excel_20_Built-in_20_Currency">
      <style:table-cell-properties fo:border-bottom="0.0346in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end" fo:margin-left="0in" style:writing-mode="page"/>
    </style:style>
    <style:style style:name="ce7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</style:style>
    <style:style style:name="ce73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wrap" fo:border-left="0.0138in solid #000000" style:direction="ltr" fo:border-right="0.0555in solid #000000" style:rotation-angle="0" style:rotation-align="none" style:shrink-to-fit="false" fo:border-top="0.0555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Excel_20_Built-in_20_Normal" style:data-style-name="N116">
      <style:table-cell-properties fo:border-bottom="0.0138in solid #000000" style:diagonal-bl-tr="none" style:diagonal-tl-br="none" fo:border-left="0.0138in solid #000000" fo:border-right="0.0555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5" style:family="table-cell" style:parent-style-name="Excel_20_Built-in_20_Normal" style:data-style-name="N116">
      <style:table-cell-properties fo:border-bottom="0.0138in solid #000000" style:diagonal-bl-tr="none" style:diagonal-tl-br="none" fo:border-left="0.0138in solid #000000" fo:border-right="0.0555in solid #000000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6" style:family="table-cell" style:parent-style-name="Excel_20_Built-in_20_Normal" style:data-style-name="N116">
      <style:table-cell-properties fo:border-bottom="0.0555in solid #000000" style:diagonal-bl-tr="none" style:diagonal-tl-br="none" fo:border-left="0.0138in solid #000000" fo:border-right="0.0555in solid #000000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7" style:family="table-cell" style:parent-style-name="Excel_20_Built-in_20_Normal">
      <style:table-cell-properties fo:border-bottom="0.0555in solid #000000" style:diagonal-bl-tr="none" style:diagonal-tl-br="none" style:text-align-source="fix" style:repeat-content="false" fo:wrap-option="wrap" fo:border-left="0.0138in solid #000000" style:direction="ltr" fo:border-right="0.0555in solid #000000" style:rotation-angle="0" style:rotation-align="none" style:shrink-to-fit="false" fo:border-top="0.0555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8" style:family="table-cell" style:parent-style-name="Excel_20_Built-in_20_Normal">
      <style:table-cell-properties fo:border-bottom="0.0138in solid #000000" style:diagonal-bl-tr="none" style:diagonal-tl-br="none" fo:border-left="0.0138in solid #000000" fo:border-right="0.0555in solid #000000" style:rotation-align="none" fo:border-top="none"/>
    </style:style>
    <style:style style:name="ce79" style:family="table-cell" style:parent-style-name="Excel_20_Built-in_20_Normal" style:data-style-name="N116">
      <style:table-cell-properties fo:border-bottom="0.0138in solid #000000" style:diagonal-bl-tr="none" style:diagonal-tl-br="none" fo:border-left="0.0138in solid #000000" fo:border-right="0.0555in solid #000000" style:rotation-align="none" fo:border-top="0.0138in solid #000000"/>
    </style:style>
    <style:style style:name="ce80" style:family="table-cell" style:parent-style-name="Excel_20_Built-in_20_Normal" style:data-style-name="N116">
      <style:table-cell-properties fo:border-bottom="none" style:diagonal-bl-tr="none" style:diagonal-tl-br="none" fo:border-left="0.0138in solid #000000" fo:border-right="0.0555in solid #000000" style:rotation-align="none" fo:border-top="0.0138in solid #000000"/>
    </style:style>
    <style:style style:name="ce81" style:family="table-cell" style:parent-style-name="Excel_20_Built-in_20_Normal">
      <style:table-cell-properties fo:border-bottom="0.0555in solid #000000" style:diagonal-bl-tr="none" style:diagonal-tl-br="none" fo:border-left="0.0138in solid #000000" fo:border-right="0.0555in solid #000000" style:rotation-align="none" fo:border-top="0.0138in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unday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2" table:number-columns-repeated="4" table:default-cell-style-name="Excel_20_Built-in_20_Normal"/>
        <table:table-column table:style-name="co6" table:default-cell-style-name="Excel_20_Built-in_20_Normal"/>
        <table:table-column table:style-name="co2" table:default-cell-style-name="Excel_20_Built-in_20_Normal"/>
        <table:table-column table:style-name="co7" table:default-cell-style-name="Excel_20_Built-in_20_Normal"/>
        <table:table-column table:style-name="co2" table:number-columns-repeated="1011" table:default-cell-style-name="Excel_20_Built-in_20_Normal"/>
        <table:table-row table:style-name="ro1">
          <table:table-cell table:style-name="ce1" office:value-type="string" table:number-columns-spanned="13" table:number-rows-spanned="1">
            <text:p>SALES BONUS REPORT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7]*12" office:value-type="float" office:value="0">
            <text:p><text:s/>$- <text:s text:c="2"/>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7]*[.D7]" office:value-type="float" office:value="0">
            <text:p><text:s/>$- <text:s text:c="2"/></text:p>
          </table:table-cell>
          <table:table-cell table:style-name="ce60" table:formula="of:=[.E7]*0.125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74" table:formula="of:=[.F7]+[.G7]+[.H7]+[.I7]+[.J7]+[.K7]+[.L7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8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8]*[.D8]" office:value-type="float" office:value="0">
            <text:p><text:s/>$- <text:s text:c="2"/></text:p>
          </table:table-cell>
          <table:table-cell table:style-name="ce61" table:formula="of:=[.E8]*0.125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75" table:formula="of:=[.F8]+[.G8]+[.H8]+[.I8]+[.J8]+[.K8]+[.L8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9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9]*[.D9]" office:value-type="float" office:value="0">
            <text:p><text:s/>$- <text:s text:c="2"/></text:p>
          </table:table-cell>
          <table:table-cell table:style-name="ce61" table:formula="of:=[.E9]*0.125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75" table:formula="of:=[.F9]+[.G9]+[.H9]+[.I9]+[.J9]+[.K9]+[.L9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10]*12" office:value-type="float" office:value="0">
            <text:p><text:s/>$- <text:s text:c="2"/>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10]*[.D10]" office:value-type="float" office:value="0">
            <text:p><text:s/>$- <text:s text:c="2"/></text:p>
          </table:table-cell>
          <table:table-cell table:style-name="ce61" table:formula="of:=[.E10]*0.125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75" table:formula="of:=[.F10]+[.G10]+[.H10]+[.I10]+[.J10]+[.K10]+[.L10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11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11]*[.D11]" office:value-type="float" office:value="0">
            <text:p><text:s/>$- <text:s text:c="2"/></text:p>
          </table:table-cell>
          <table:table-cell table:style-name="ce61" table:formula="of:=[.E11]*0.125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75" table:formula="of:=[.F11]+[.G11]+[.H11]+[.I11]+[.J11]+[.K11]+[.L11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12]*12" office:value-type="float" office:value="0">
            <text:p><text:s/>$- <text:s text:c="2"/>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12]*[.D12]" office:value-type="float" office:value="0">
            <text:p><text:s/>$- <text:s text:c="2"/></text:p>
          </table:table-cell>
          <table:table-cell table:style-name="ce61" table:formula="of:=[.E12]*0.125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75" table:formula="of:=[.F12]+[.G12]+[.H12]+[.I12]+[.J12]+[.K12]+[.L12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13]*12" office:value-type="float" office:value="0">
            <text:p><text:s/>$- <text:s text:c="2"/></text:p>
          </table:table-cell>
          <table:table-cell table:style-name="ce39" office:value-type="percentage" office:value="1">
            <text:p>100%</text:p>
          </table:table-cell>
          <table:table-cell table:style-name="ce51" table:formula="of:=[.C13]*[.D13]" office:value-type="float" office:value="0">
            <text:p><text:s/>$- <text:s text:c="2"/></text:p>
          </table:table-cell>
          <table:table-cell table:style-name="ce61" table:formula="of:=[.E13]*0.125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75" table:formula="of:=[.F13]+[.G13]+[.H13]+[.I13]+[.J13]+[.K13]+[.L13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14]*12" office:value-type="float" office:value="0">
            <text:p><text:s/>$- <text:s text:c="2"/>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14]*[.D14]" office:value-type="float" office:value="0">
            <text:p><text:s/>$- <text:s text:c="2"/></text:p>
          </table:table-cell>
          <table:table-cell table:style-name="ce61" table:formula="of:=[.E14]*0.125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75" table:formula="of:=[.F14]+[.G14]+[.H14]+[.I14]+[.J14]+[.K14]+[.L14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 office:value-type="float" office:value="10">
            <text:p><text:s/>$10.00 </text:p>
          </table:table-cell>
          <table:table-cell table:style-name="ce29" table:formula="of:=[.B15]*12" office:value-type="float" office:value="120">
            <text:p><text:s/>$120.00 </text:p>
          </table:table-cell>
          <table:table-cell table:style-name="ce40" office:value-type="percentage" office:value="0.3">
            <text:p>30%</text:p>
          </table:table-cell>
          <table:table-cell table:style-name="ce52" table:formula="of:=[.C15]*[.D15]" office:value-type="float" office:value="36">
            <text:p><text:s/>$36.00 </text:p>
          </table:table-cell>
          <table:table-cell table:style-name="ce62" office:value-type="float" office:value="25">
            <text:p><text:s/>$25.00 </text:p>
          </table:table-cell>
          <table:table-cell table:style-name="ce62" office:value-type="float" office:value="1.84">
            <text:p><text:s/>$1.84 </text:p>
          </table:table-cell>
          <table:table-cell table:number-columns-repeated="4" table:style-name="ce62" office:value-type="float" office:value="1.83">
            <text:p><text:s/>$1.83 </text:p>
          </table:table-cell>
          <table:table-cell table:style-name="ce62" office:value-type="float" office:value="1.84">
            <text:p><text:s/>$1.84 </text:p>
          </table:table-cell>
          <table:table-cell table:style-name="ce76" table:formula="of:=[.F15]+[.G15]+[.H15]+[.I15]+[.J15]+[.K15]+[.L15]" office:value-type="float" office:value="36">
            <text:p><text:s/>$36.00 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7:.B15])" office:value-type="float" office:value="10">
            <text:p><text:s/>$10.00 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7:.F15])" office:value-type="float" office:value="25">
            <text:p><text:s/>$25.00 </text:p>
          </table:table-cell>
          <table:table-cell table:style-name="ce19" table:formula="of:=SUM([.G7:.G15])" office:value-type="float" office:value="1.84">
            <text:p><text:s/>$1.84 </text:p>
          </table:table-cell>
          <table:table-cell table:style-name="ce19" table:formula="of:=SUM([.H7:.H15])" office:value-type="float" office:value="1.83">
            <text:p><text:s/>$1.83 </text:p>
          </table:table-cell>
          <table:table-cell table:style-name="ce19" table:formula="of:=SUM([.I7:.I15])" office:value-type="float" office:value="1.83">
            <text:p><text:s/>$1.83 </text:p>
          </table:table-cell>
          <table:table-cell table:style-name="ce19" table:formula="of:=SUM([.J7:.J15])" office:value-type="float" office:value="1.83">
            <text:p><text:s/>$1.83 </text:p>
          </table:table-cell>
          <table:table-cell table:style-name="ce19" table:formula="of:=SUM([.K7:.K15])" office:value-type="float" office:value="1.83">
            <text:p><text:s/>$1.83 </text:p>
          </table:table-cell>
          <table:table-cell table:style-name="ce19" table:formula="of:=SUM([.L7:.L15])" office:value-type="float" office:value="1.84">
            <text:p><text:s/>$1.84 </text:p>
          </table:table-cell>
          <table:table-cell table:style-name="ce19" table:formula="of:=SUM([.M7:.M15])" office:value-type="float" office:value="36">
            <text:p><text:s/>$36.00 </text:p>
          </table:table-cell>
          <table:table-cell table:number-columns-repeated="1011"/>
        </table:table-row>
        <table:table-row table:style-name="ro1" table:number-rows-repeated="2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number-columns-repeated="7"/>
          <table:table-cell table:style-name="ce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23]*12" office:value-type="float" office:value="0">
            <text:p><text:s/>$- <text:s text:c="2"/>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23]*[.D23]" office:value-type="float" office:value="0">
            <text:p><text:s/>$- <text:s text:c="2"/></text:p>
          </table:table-cell>
          <table:table-cell table:style-name="ce60" table:formula="of:=[.E23]*0.125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74" table:formula="of:=[.F23]+[.G23]+[.H23]+[.I23]+[.J23]+[.K23]+[.L23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24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24]*[.D24]" office:value-type="float" office:value="0">
            <text:p><text:s/>$- <text:s text:c="2"/></text:p>
          </table:table-cell>
          <table:table-cell table:style-name="ce61" table:formula="of:=[.E24]*0.125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75" table:formula="of:=[.F24]+[.G24]+[.H24]+[.I24]+[.J24]+[.K24]+[.L24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25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25]*[.D25]" office:value-type="float" office:value="0">
            <text:p><text:s/>$- <text:s text:c="2"/></text:p>
          </table:table-cell>
          <table:table-cell table:style-name="ce61" table:formula="of:=[.E25]*0.125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75" table:formula="of:=[.F25]+[.G25]+[.H25]+[.I25]+[.J25]+[.K25]+[.L25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26]*12" office:value-type="float" office:value="0">
            <text:p><text:s/>$- <text:s text:c="2"/>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26]*[.D26]" office:value-type="float" office:value="0">
            <text:p><text:s/>$- <text:s text:c="2"/></text:p>
          </table:table-cell>
          <table:table-cell table:style-name="ce61" table:formula="of:=[.E26]*0.125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75" table:formula="of:=[.F26]+[.G26]+[.H26]+[.I26]+[.J26]+[.K26]+[.L26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27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27]*[.D27]" office:value-type="float" office:value="0">
            <text:p><text:s/>$- <text:s text:c="2"/></text:p>
          </table:table-cell>
          <table:table-cell table:style-name="ce61" table:formula="of:=[.E27]*0.125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75" table:formula="of:=[.F27]+[.G27]+[.H27]+[.I27]+[.J27]+[.K27]+[.L27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28]*12" office:value-type="float" office:value="0">
            <text:p><text:s/>$- <text:s text:c="2"/>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28]*[.D28]" office:value-type="float" office:value="0">
            <text:p><text:s/>$- <text:s text:c="2"/></text:p>
          </table:table-cell>
          <table:table-cell table:style-name="ce61" table:formula="of:=[.E28]*0.125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75" table:formula="of:=[.F28]+[.G28]+[.H28]+[.I28]+[.J28]+[.K28]+[.L28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29]*12" office:value-type="float" office:value="0">
            <text:p><text:s/>$- <text:s text:c="2"/>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29]*[.D29]" office:value-type="float" office:value="0">
            <text:p><text:s/>$- <text:s text:c="2"/></text:p>
          </table:table-cell>
          <table:table-cell table:style-name="ce61" table:formula="of:=[.E29]*0.125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75" table:formula="of:=[.F29]+[.G29]+[.H29]+[.I29]+[.J29]+[.K29]+[.L29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30]*12" office:value-type="float" office:value="0">
            <text:p><text:s/>$- <text:s text:c="2"/></text:p>
          </table:table-cell>
          <table:table-cell table:style-name="ce39" office:value-type="percentage" office:value="1">
            <text:p>100%</text:p>
          </table:table-cell>
          <table:table-cell table:style-name="ce51" table:formula="of:=[.C30]*[.D30]" office:value-type="float" office:value="0">
            <text:p><text:s/>$- <text:s text:c="2"/></text:p>
          </table:table-cell>
          <table:table-cell table:style-name="ce61" table:formula="of:=[.E30]*0.125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75" table:formula="of:=[.F30]+[.G30]+[.H30]+[.I30]+[.J30]+[.K30]+[.L30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/>
          <table:table-cell table:style-name="ce40"/>
          <table:table-cell table:style-name="ce52"/>
          <table:table-cell table:number-columns-repeated="7" table:style-name="ce62"/>
          <table:table-cell table:style-name="ce76" table:formula="of:=[.F31]+[.G31]+[.H31]+[.I31]+[.J31]+[.K31]+[.L31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23:.B31])" office:value-type="float" office:value="0">
            <text:p><text:s/>$- <text:s text:c="2"/>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23:.F31])" office:value-type="float" office:value="0">
            <text:p><text:s/>$- <text:s text:c="2"/></text:p>
          </table:table-cell>
          <table:table-cell table:style-name="ce19" table:formula="of:=SUM([.G23:.G31])" office:value-type="float" office:value="0">
            <text:p><text:s/>$- <text:s text:c="2"/></text:p>
          </table:table-cell>
          <table:table-cell table:style-name="ce19" table:formula="of:=SUM([.H23:.H31])" office:value-type="float" office:value="0">
            <text:p><text:s/>$- <text:s text:c="2"/></text:p>
          </table:table-cell>
          <table:table-cell table:style-name="ce19" table:formula="of:=SUM([.I23:.I31])" office:value-type="float" office:value="0">
            <text:p><text:s/>$- <text:s text:c="2"/></text:p>
          </table:table-cell>
          <table:table-cell table:style-name="ce19" table:formula="of:=SUM([.J23:.J31])" office:value-type="float" office:value="0">
            <text:p><text:s/>$- <text:s text:c="2"/></text:p>
          </table:table-cell>
          <table:table-cell table:style-name="ce19" table:formula="of:=SUM([.K23:.K31])" office:value-type="float" office:value="0">
            <text:p><text:s/>$- <text:s text:c="2"/></text:p>
          </table:table-cell>
          <table:table-cell table:style-name="ce19" table:formula="of:=SUM([.L23:.L31])" office:value-type="float" office:value="0">
            <text:p><text:s/>$- <text:s text:c="2"/></text:p>
          </table:table-cell>
          <table:table-cell table:style-name="ce19" table:formula="of:=SUM([.M23:.M31])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1" office:value-type="string" table:number-columns-spanned="13" table:number-rows-spanned="1">
            <text:p>SALES BONUS REPORT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39]*12" office:value-type="float" office:value="0">
            <text:p><text:s/>$- <text:s text:c="2"/>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39]*[.D39]" office:value-type="float" office:value="0">
            <text:p><text:s/>$- <text:s text:c="2"/></text:p>
          </table:table-cell>
          <table:table-cell table:style-name="ce60" table:formula="of:=[.E39]*0.125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74" table:formula="of:=[.F39]+[.G39]+[.H39]+[.I39]+[.J39]+[.K39]+[.L39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40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40]*[.D40]" office:value-type="float" office:value="0">
            <text:p><text:s/>$- <text:s text:c="2"/></text:p>
          </table:table-cell>
          <table:table-cell table:style-name="ce61" table:formula="of:=[.E40]*0.125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75" table:formula="of:=[.F40]+[.G40]+[.H40]+[.I40]+[.J40]+[.K40]+[.L40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41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41]*[.D41]" office:value-type="float" office:value="0">
            <text:p><text:s/>$- <text:s text:c="2"/></text:p>
          </table:table-cell>
          <table:table-cell table:style-name="ce61" table:formula="of:=[.E41]*0.125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75" table:formula="of:=[.F41]+[.G41]+[.H41]+[.I41]+[.J41]+[.K41]+[.L41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42]*12" office:value-type="float" office:value="0">
            <text:p><text:s/>$- <text:s text:c="2"/>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42]*[.D42]" office:value-type="float" office:value="0">
            <text:p><text:s/>$- <text:s text:c="2"/></text:p>
          </table:table-cell>
          <table:table-cell table:style-name="ce61" table:formula="of:=[.E42]*0.125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75" table:formula="of:=[.F42]+[.G42]+[.H42]+[.I42]+[.J42]+[.K42]+[.L42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43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43]*[.D43]" office:value-type="float" office:value="0">
            <text:p><text:s/>$- <text:s text:c="2"/></text:p>
          </table:table-cell>
          <table:table-cell table:style-name="ce61" table:formula="of:=[.E43]*0.125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75" table:formula="of:=[.F43]+[.G43]+[.H43]+[.I43]+[.J43]+[.K43]+[.L43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44]*12" office:value-type="float" office:value="0">
            <text:p><text:s/>$- <text:s text:c="2"/>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44]*[.D44]" office:value-type="float" office:value="0">
            <text:p><text:s/>$- <text:s text:c="2"/></text:p>
          </table:table-cell>
          <table:table-cell table:style-name="ce61" table:formula="of:=[.E44]*0.125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75" table:formula="of:=[.F44]+[.G44]+[.H44]+[.I44]+[.J44]+[.K44]+[.L44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45]*12" office:value-type="float" office:value="0">
            <text:p><text:s/>$- <text:s text:c="2"/></text:p>
          </table:table-cell>
          <table:table-cell table:style-name="ce39" office:value-type="percentage" office:value="1">
            <text:p>100%</text:p>
          </table:table-cell>
          <table:table-cell table:style-name="ce51" table:formula="of:=[.C45]*[.D45]" office:value-type="float" office:value="0">
            <text:p><text:s/>$- <text:s text:c="2"/></text:p>
          </table:table-cell>
          <table:table-cell table:style-name="ce61" table:formula="of:=[.E45]*0.125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75" table:formula="of:=[.F45]+[.G45]+[.H45]+[.I45]+[.J45]+[.K45]+[.L45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46]*12" office:value-type="float" office:value="0">
            <text:p><text:s/>$- <text:s text:c="2"/>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46]*[.D46]" office:value-type="float" office:value="0">
            <text:p><text:s/>$- <text:s text:c="2"/></text:p>
          </table:table-cell>
          <table:table-cell table:style-name="ce61" table:formula="of:=[.E46]*0.125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75" table:formula="of:=[.F46]+[.G46]+[.H46]+[.I46]+[.J46]+[.K46]+[.L46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/>
          <table:table-cell table:style-name="ce40"/>
          <table:table-cell table:style-name="ce52"/>
          <table:table-cell table:number-columns-repeated="7" table:style-name="ce62"/>
          <table:table-cell table:style-name="ce76" table:formula="of:=[.F47]+[.G47]+[.H47]+[.I47]+[.J47]+[.K47]+[.L47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39:.B47])" office:value-type="float" office:value="0">
            <text:p><text:s/>$- <text:s text:c="2"/>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39:.F47])" office:value-type="float" office:value="0">
            <text:p><text:s/>$- <text:s text:c="2"/></text:p>
          </table:table-cell>
          <table:table-cell table:style-name="ce19" table:formula="of:=SUM([.G39:.G47])" office:value-type="float" office:value="0">
            <text:p><text:s/>$- <text:s text:c="2"/></text:p>
          </table:table-cell>
          <table:table-cell table:style-name="ce19" table:formula="of:=SUM([.H39:.H47])" office:value-type="float" office:value="0">
            <text:p><text:s/>$- <text:s text:c="2"/></text:p>
          </table:table-cell>
          <table:table-cell table:style-name="ce19" table:formula="of:=SUM([.I39:.I47])" office:value-type="float" office:value="0">
            <text:p><text:s/>$- <text:s text:c="2"/></text:p>
          </table:table-cell>
          <table:table-cell table:style-name="ce19" table:formula="of:=SUM([.J39:.J47])" office:value-type="float" office:value="0">
            <text:p><text:s/>$- <text:s text:c="2"/></text:p>
          </table:table-cell>
          <table:table-cell table:style-name="ce19" table:formula="of:=SUM([.K39:.K47])" office:value-type="float" office:value="0">
            <text:p><text:s/>$- <text:s text:c="2"/></text:p>
          </table:table-cell>
          <table:table-cell table:style-name="ce19" table:formula="of:=SUM([.L39:.L47])" office:value-type="float" office:value="0">
            <text:p><text:s/>$- <text:s text:c="2"/></text:p>
          </table:table-cell>
          <table:table-cell table:style-name="ce19" table:formula="of:=SUM([.M39:.M47])" office:value-type="float" office:value="0">
            <text:p><text:s/>$- <text:s text:c="2"/></text:p>
          </table:table-cell>
          <table:table-cell table:number-columns-repeated="1011"/>
        </table:table-row>
        <table:table-row table:style-name="ro1" table:number-rows-repeated="2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number-columns-repeated="7"/>
          <table:table-cell table:style-name="ce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55]*12" office:value-type="float" office:value="0">
            <text:p><text:s/>$- <text:s text:c="2"/>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55]*[.D55]" office:value-type="float" office:value="0">
            <text:p><text:s/>$- <text:s text:c="2"/></text:p>
          </table:table-cell>
          <table:table-cell table:style-name="ce60" table:formula="of:=[.E55]*0.125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74" table:formula="of:=[.F55]+[.G55]+[.H55]+[.I55]+[.J55]+[.K55]+[.L55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56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6]*[.D56]" office:value-type="float" office:value="0">
            <text:p><text:s/>$- <text:s text:c="2"/></text:p>
          </table:table-cell>
          <table:table-cell table:style-name="ce61" table:formula="of:=[.E56]*0.125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75" table:formula="of:=[.F56]+[.G56]+[.H56]+[.I56]+[.J56]+[.K56]+[.L56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57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7]*[.D57]" office:value-type="float" office:value="0">
            <text:p><text:s/>$- <text:s text:c="2"/></text:p>
          </table:table-cell>
          <table:table-cell table:style-name="ce61" table:formula="of:=[.E57]*0.125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75" table:formula="of:=[.F57]+[.G57]+[.H57]+[.I57]+[.J57]+[.K57]+[.L57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58]*12" office:value-type="float" office:value="0">
            <text:p><text:s/>$- <text:s text:c="2"/>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58]*[.D58]" office:value-type="float" office:value="0">
            <text:p><text:s/>$- <text:s text:c="2"/></text:p>
          </table:table-cell>
          <table:table-cell table:style-name="ce61" table:formula="of:=[.E58]*0.125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75" table:formula="of:=[.F58]+[.G58]+[.H58]+[.I58]+[.J58]+[.K58]+[.L58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59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9]*[.D59]" office:value-type="float" office:value="0">
            <text:p><text:s/>$- <text:s text:c="2"/></text:p>
          </table:table-cell>
          <table:table-cell table:style-name="ce61" table:formula="of:=[.E59]*0.125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75" table:formula="of:=[.F59]+[.G59]+[.H59]+[.I59]+[.J59]+[.K59]+[.L59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60]*12" office:value-type="float" office:value="0">
            <text:p><text:s/>$- <text:s text:c="2"/>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60]*[.D60]" office:value-type="float" office:value="0">
            <text:p><text:s/>$- <text:s text:c="2"/></text:p>
          </table:table-cell>
          <table:table-cell table:style-name="ce61" table:formula="of:=[.E60]*0.125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75" table:formula="of:=[.F60]+[.G60]+[.H60]+[.I60]+[.J60]+[.K60]+[.L60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61]*12" office:value-type="float" office:value="0">
            <text:p><text:s/>$- <text:s text:c="2"/></text:p>
          </table:table-cell>
          <table:table-cell table:style-name="ce39" office:value-type="percentage" office:value="1">
            <text:p>100%</text:p>
          </table:table-cell>
          <table:table-cell table:style-name="ce51" table:formula="of:=[.C61]*[.D61]" office:value-type="float" office:value="0">
            <text:p><text:s/>$- <text:s text:c="2"/></text:p>
          </table:table-cell>
          <table:table-cell table:style-name="ce61" table:formula="of:=[.E61]*0.125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75" table:formula="of:=[.F61]+[.G61]+[.H61]+[.I61]+[.J61]+[.K61]+[.L61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62]*12" office:value-type="float" office:value="0">
            <text:p><text:s/>$- <text:s text:c="2"/>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62]*[.D62]" office:value-type="float" office:value="0">
            <text:p><text:s/>$- <text:s text:c="2"/></text:p>
          </table:table-cell>
          <table:table-cell table:style-name="ce61" table:formula="of:=[.E62]*0.125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75" table:formula="of:=[.F62]+[.G62]+[.H62]+[.I62]+[.J62]+[.K62]+[.L62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/>
          <table:table-cell table:style-name="ce40"/>
          <table:table-cell table:style-name="ce52"/>
          <table:table-cell table:number-columns-repeated="7" table:style-name="ce62"/>
          <table:table-cell table:style-name="ce76" table:formula="of:=[.F63]+[.G63]+[.H63]+[.I63]+[.J63]+[.K63]+[.L63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55:.B63])" office:value-type="float" office:value="0">
            <text:p><text:s/>$- <text:s text:c="2"/>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55:.F63])" office:value-type="float" office:value="0">
            <text:p><text:s/>$- <text:s text:c="2"/></text:p>
          </table:table-cell>
          <table:table-cell table:style-name="ce19" table:formula="of:=SUM([.G55:.G63])" office:value-type="float" office:value="0">
            <text:p><text:s/>$- <text:s text:c="2"/></text:p>
          </table:table-cell>
          <table:table-cell table:style-name="ce19" table:formula="of:=SUM([.H55:.H63])" office:value-type="float" office:value="0">
            <text:p><text:s/>$- <text:s text:c="2"/></text:p>
          </table:table-cell>
          <table:table-cell table:style-name="ce19" table:formula="of:=SUM([.I55:.I63])" office:value-type="float" office:value="0">
            <text:p><text:s/>$- <text:s text:c="2"/></text:p>
          </table:table-cell>
          <table:table-cell table:style-name="ce19" table:formula="of:=SUM([.J55:.J63])" office:value-type="float" office:value="0">
            <text:p><text:s/>$- <text:s text:c="2"/></text:p>
          </table:table-cell>
          <table:table-cell table:style-name="ce19" table:formula="of:=SUM([.K55:.K63])" office:value-type="float" office:value="0">
            <text:p><text:s/>$- <text:s text:c="2"/></text:p>
          </table:table-cell>
          <table:table-cell table:style-name="ce19" table:formula="of:=SUM([.L55:.L63])" office:value-type="float" office:value="0">
            <text:p><text:s/>$- <text:s text:c="2"/></text:p>
          </table:table-cell>
          <table:table-cell table:style-name="ce19" table:formula="of:=SUM([.M55:.M63])" office:value-type="float" office:value="0">
            <text:p><text:s/>$- <text:s text:c="2"/></text:p>
          </table:table-cell>
          <table:table-cell table:number-columns-repeated="1011"/>
        </table:table-row>
        <table:table-row table:style-name="ro3">
          <table:table-cell table:style-name="ce9" office:value-type="string" table:number-columns-spanned="13" table:number-rows-spanned="1">
            <text:p>DAILY SALES SUMMARY</text:p>
          </table:table-cell>
          <table:covered-table-cell table:number-columns-repeated="12" table:style-name="ce20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2">
          <table:table-cell table:style-name="ce10" table:number-columns-repeated="4"/>
          <table:table-cell table:style-name="ce55"/>
          <table:table-cell table:style-name="ce63" office:value-type="string">
            <text:p>Advanced</text:p>
            <text:p>TOTALS</text:p>
          </table:table-cell>
          <table:table-cell table:style-name="ce68" office:value-type="string">
            <text:p>As Earned</text:p>
            <text:p>Month 7</text:p>
          </table:table-cell>
          <table:table-cell table:style-name="ce68" office:value-type="string">
            <text:p>As Earned</text:p>
            <text:p>Month 8</text:p>
          </table:table-cell>
          <table:table-cell table:style-name="ce68" office:value-type="string">
            <text:p>As Earned</text:p>
            <text:p>Month 9</text:p>
          </table:table-cell>
          <table:table-cell table:style-name="ce68" office:value-type="string">
            <text:p>As Earned</text:p>
            <text:p>Month 10</text:p>
          </table:table-cell>
          <table:table-cell table:style-name="ce68" office:value-type="string">
            <text:p>As Earned</text:p>
            <text:p>Month 11</text:p>
          </table:table-cell>
          <table:table-cell table:style-name="ce68" office:value-type="string">
            <text:p>As Earned</text:p>
            <text:p>Month 12</text:p>
          </table:table-cell>
          <table:table-cell table:style-name="ce77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11"/>
          <table:table-cell table:style-name="ce21"/>
          <table:table-cell table:style-name="ce31"/>
          <table:table-cell table:style-name="ce43"/>
          <table:table-cell table:style-name="ce56"/>
          <table:table-cell table:style-name="ce64" table:number-columns-repeated="7"/>
          <table:table-cell table:style-name="ce78"/>
          <table:table-cell table:number-columns-repeated="1011"/>
        </table:table-row>
        <table:table-row table:style-name="ro1">
          <table:table-cell table:style-name="ce6" office:value-type="string">
            <text:p>Client 1:</text:p>
          </table:table-cell>
          <table:table-cell table:style-name="ce22" table:formula="of:=[.B3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16]" office:value-type="float" office:value="25">
            <text:p><text:s/>$25.00 </text:p>
          </table:table-cell>
          <table:table-cell table:style-name="ce28" table:formula="of:=[.G16]" office:value-type="float" office:value="1.84">
            <text:p><text:s/>$1.84 </text:p>
          </table:table-cell>
          <table:table-cell table:style-name="ce28" table:formula="of:=[.H16]" office:value-type="float" office:value="1.83">
            <text:p><text:s/>$1.83 </text:p>
          </table:table-cell>
          <table:table-cell table:style-name="ce28" table:formula="of:=[.I16]" office:value-type="float" office:value="1.83">
            <text:p><text:s/>$1.83 </text:p>
          </table:table-cell>
          <table:table-cell table:style-name="ce28" table:formula="of:=[.J16]" office:value-type="float" office:value="1.83">
            <text:p><text:s/>$1.83 </text:p>
          </table:table-cell>
          <table:table-cell table:style-name="ce28" table:formula="of:=[.K16]" office:value-type="float" office:value="1.83">
            <text:p><text:s/>$1.83 </text:p>
          </table:table-cell>
          <table:table-cell table:style-name="ce28" table:formula="of:=[.L16]" office:value-type="float" office:value="1.84">
            <text:p><text:s/>$1.84 </text:p>
          </table:table-cell>
          <table:table-cell table:style-name="ce79" table:formula="of:=[.M16]" office:value-type="float" office:value="36">
            <text:p><text:s/>$36.00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2:</text:p>
          </table:table-cell>
          <table:table-cell table:style-name="ce22" table:formula="of:=[.B19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32]" office:value-type="float" office:value="0">
            <text:p><text:s/>$- <text:s text:c="2"/></text:p>
          </table:table-cell>
          <table:table-cell table:style-name="ce28" table:formula="of:=[.G32]" office:value-type="float" office:value="0">
            <text:p><text:s/>$- <text:s text:c="2"/></text:p>
          </table:table-cell>
          <table:table-cell table:style-name="ce28" table:formula="of:=[.H32]" office:value-type="float" office:value="0">
            <text:p><text:s/>$- <text:s text:c="2"/></text:p>
          </table:table-cell>
          <table:table-cell table:style-name="ce28" table:formula="of:=[.I32]" office:value-type="float" office:value="0">
            <text:p><text:s/>$- <text:s text:c="2"/></text:p>
          </table:table-cell>
          <table:table-cell table:style-name="ce28" table:formula="of:=[.J32]" office:value-type="float" office:value="0">
            <text:p><text:s/>$- <text:s text:c="2"/></text:p>
          </table:table-cell>
          <table:table-cell table:style-name="ce28" table:formula="of:=[.K32]" office:value-type="float" office:value="0">
            <text:p><text:s/>$- <text:s text:c="2"/></text:p>
          </table:table-cell>
          <table:table-cell table:style-name="ce28" table:formula="of:=[.L32]" office:value-type="float" office:value="0">
            <text:p><text:s/>$- <text:s text:c="2"/></text:p>
          </table:table-cell>
          <table:table-cell table:style-name="ce79" table:formula="of:=[.M32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3:</text:p>
          </table:table-cell>
          <table:table-cell table:style-name="ce22" table:formula="of:=[.B35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48]" office:value-type="float" office:value="0">
            <text:p><text:s/>$- <text:s text:c="2"/></text:p>
          </table:table-cell>
          <table:table-cell table:style-name="ce28" table:formula="of:=[.G48]" office:value-type="float" office:value="0">
            <text:p><text:s/>$- <text:s text:c="2"/></text:p>
          </table:table-cell>
          <table:table-cell table:style-name="ce28" table:formula="of:=[.H48]" office:value-type="float" office:value="0">
            <text:p><text:s/>$- <text:s text:c="2"/></text:p>
          </table:table-cell>
          <table:table-cell table:style-name="ce28" table:formula="of:=[.I48]" office:value-type="float" office:value="0">
            <text:p><text:s/>$- <text:s text:c="2"/></text:p>
          </table:table-cell>
          <table:table-cell table:style-name="ce28" table:formula="of:=[.J48]" office:value-type="float" office:value="0">
            <text:p><text:s/>$- <text:s text:c="2"/></text:p>
          </table:table-cell>
          <table:table-cell table:style-name="ce28" table:formula="of:=[.K48]" office:value-type="float" office:value="0">
            <text:p><text:s/>$- <text:s text:c="2"/></text:p>
          </table:table-cell>
          <table:table-cell table:style-name="ce28" table:formula="of:=[.L48]" office:value-type="float" office:value="0">
            <text:p><text:s/>$- <text:s text:c="2"/></text:p>
          </table:table-cell>
          <table:table-cell table:style-name="ce79" table:formula="of:=[.M48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4:</text:p>
          </table:table-cell>
          <table:table-cell table:style-name="ce22" table:formula="of:=[.B51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64]" office:value-type="float" office:value="0">
            <text:p><text:s/>$- <text:s text:c="2"/></text:p>
          </table:table-cell>
          <table:table-cell table:style-name="ce28" table:formula="of:=[.G64]" office:value-type="float" office:value="0">
            <text:p><text:s/>$- <text:s text:c="2"/></text:p>
          </table:table-cell>
          <table:table-cell table:style-name="ce28" table:formula="of:=[.H64]" office:value-type="float" office:value="0">
            <text:p><text:s/>$- <text:s text:c="2"/></text:p>
          </table:table-cell>
          <table:table-cell table:style-name="ce28" table:formula="of:=[.I64]" office:value-type="float" office:value="0">
            <text:p><text:s/>$- <text:s text:c="2"/></text:p>
          </table:table-cell>
          <table:table-cell table:style-name="ce28" table:formula="of:=[.J64]" office:value-type="float" office:value="0">
            <text:p><text:s/>$- <text:s text:c="2"/></text:p>
          </table:table-cell>
          <table:table-cell table:style-name="ce28" table:formula="of:=[.K64]" office:value-type="float" office:value="0">
            <text:p><text:s/>$- <text:s text:c="2"/></text:p>
          </table:table-cell>
          <table:table-cell table:style-name="ce28" table:formula="of:=[.L64]" office:value-type="float" office:value="0">
            <text:p><text:s/>$- <text:s text:c="2"/></text:p>
          </table:table-cell>
          <table:table-cell table:style-name="ce79" table:formula="of:=[.M64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5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6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7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8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9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10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80"/>
          <table:table-cell table:number-columns-repeated="1011"/>
        </table:table-row>
        <table:table-row table:style-name="ro1">
          <table:table-cell table:style-name="ce8"/>
          <table:table-cell table:style-name="ce23"/>
          <table:table-cell table:style-name="ce34"/>
          <table:table-cell table:style-name="ce46"/>
          <table:table-cell table:style-name="ce59"/>
          <table:table-cell table:style-name="ce66" table:number-columns-repeated="7"/>
          <table:table-cell table:style-name="ce81"/>
          <table:table-cell table:number-columns-repeated="1011"/>
        </table:table-row>
        <table:table-row table:style-name="ro1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style-name="ce67" table:formula="of:=SUM([.F69:.F72])" office:value-type="float" office:value="25">
            <text:p><text:s/>$25.00 </text:p>
          </table:table-cell>
          <table:table-cell table:style-name="ce67" table:formula="of:=SUM([.G69:.G72])" office:value-type="float" office:value="1.84">
            <text:p><text:s/>$1.84 </text:p>
          </table:table-cell>
          <table:table-cell table:style-name="ce67" table:formula="of:=SUM([.H69:.H72])" office:value-type="float" office:value="1.83">
            <text:p><text:s/>$1.83 </text:p>
          </table:table-cell>
          <table:table-cell table:style-name="ce67" table:formula="of:=SUM([.I69:.I72])" office:value-type="float" office:value="1.83">
            <text:p><text:s/>$1.83 </text:p>
          </table:table-cell>
          <table:table-cell table:style-name="ce67" table:formula="of:=SUM([.J69:.J72])" office:value-type="float" office:value="1.83">
            <text:p><text:s/>$1.83 </text:p>
          </table:table-cell>
          <table:table-cell table:style-name="ce67" table:formula="of:=SUM([.K69:.K72])" office:value-type="float" office:value="1.83">
            <text:p><text:s/>$1.83 </text:p>
          </table:table-cell>
          <table:table-cell table:style-name="ce67" table:formula="of:=SUM([.L69:.L72])" office:value-type="float" office:value="1.84">
            <text:p><text:s/>$1.84 </text:p>
          </table:table-cell>
          <table:table-cell table:style-name="ce67" table:formula="of:=SUM([.M69:.M72])" office:value-type="float" office:value="36">
            <text:p><text:s/>$36.00 </text:p>
          </table:table-cell>
          <table:table-cell table:number-columns-repeated="1011"/>
        </table:table-row>
        <table:table-row table:style-name="ro1" table:number-rows-repeated="20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number-columns-repeated="7"/>
          <table:table-cell table:style-name="ce3"/>
          <table:table-cell table:number-columns-repeated="1011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day" table:style-name="ta2" table:print="false">
        <table:table-column table:style-name="co1" table:default-cell-style-name="ce3"/>
        <table:table-column table:style-name="co2" table:default-cell-style-name="Excel_20_Built-in_20_Normal"/>
        <table:table-column table:style-name="co3" table:default-cell-style-name="ce25"/>
        <table:table-column table:style-name="co8" table:default-cell-style-name="ce42"/>
        <table:table-column table:style-name="co4" table:default-cell-style-name="ce54"/>
        <table:table-column table:style-name="co5" table:default-cell-style-name="Excel_20_Built-in_20_Normal"/>
        <table:table-column table:style-name="co2" table:number-columns-repeated="2" table:default-cell-style-name="Excel_20_Built-in_20_Normal"/>
        <table:table-column table:style-name="co9" table:default-cell-style-name="Excel_20_Built-in_20_Normal"/>
        <table:table-column table:style-name="co2" table:default-cell-style-name="Excel_20_Built-in_20_Normal"/>
        <table:table-column table:style-name="co6" table:default-cell-style-name="Excel_20_Built-in_20_Normal"/>
        <table:table-column table:style-name="co2" table:default-cell-style-name="Excel_20_Built-in_20_Normal"/>
        <table:table-column table:style-name="co10" table:default-cell-style-name="ce3"/>
        <table:table-column table:style-name="co2" table:number-columns-repeated="1011" table:default-cell-style-name="Excel_20_Built-in_20_Normal"/>
        <table:table-row table:style-name="ro1">
          <table:table-cell table:style-name="ce1" office:value-type="string" table:number-columns-spanned="13" table:number-rows-spanned="1">
            <text:p>SALES BONUS REPORT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/>
          <table:table-cell table:style-name="ce13"/>
          <table:table-cell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7]*12" office:value-type="float" office:value="0">
            <text:p><text:s/>$- <text:s text:c="2"/>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7]*[.D7]" office:value-type="float" office:value="0">
            <text:p><text:s/>$- <text:s text:c="2"/></text:p>
          </table:table-cell>
          <table:table-cell table:style-name="ce60" table:formula="of:=[.E7]*0.125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74" table:formula="of:=[.F7]+[.G7]+[.H7]+[.I7]+[.J7]+[.K7]+[.L7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8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8]*[.D8]" office:value-type="float" office:value="0">
            <text:p><text:s/>$- <text:s text:c="2"/></text:p>
          </table:table-cell>
          <table:table-cell table:style-name="ce61" table:formula="of:=[.E8]*0.125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75" table:formula="of:=[.F8]+[.G8]+[.H8]+[.I8]+[.J8]+[.K8]+[.L8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9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9]*[.D9]" office:value-type="float" office:value="0">
            <text:p><text:s/>$- <text:s text:c="2"/></text:p>
          </table:table-cell>
          <table:table-cell table:style-name="ce61" table:formula="of:=[.E9]*0.125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75" table:formula="of:=[.F9]+[.G9]+[.H9]+[.I9]+[.J9]+[.K9]+[.L9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10]*12" office:value-type="float" office:value="0">
            <text:p><text:s/>$- <text:s text:c="2"/>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10]*[.D10]" office:value-type="float" office:value="0">
            <text:p><text:s/>$- <text:s text:c="2"/></text:p>
          </table:table-cell>
          <table:table-cell table:style-name="ce61" table:formula="of:=[.E10]*0.125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75" table:formula="of:=[.F10]+[.G10]+[.H10]+[.I10]+[.J10]+[.K10]+[.L10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11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11]*[.D11]" office:value-type="float" office:value="0">
            <text:p><text:s/>$- <text:s text:c="2"/></text:p>
          </table:table-cell>
          <table:table-cell table:style-name="ce61" table:formula="of:=[.E11]*0.125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75" table:formula="of:=[.F11]+[.G11]+[.H11]+[.I11]+[.J11]+[.K11]+[.L11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12]*12" office:value-type="float" office:value="0">
            <text:p><text:s/>$- <text:s text:c="2"/>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12]*[.D12]" office:value-type="float" office:value="0">
            <text:p><text:s/>$- <text:s text:c="2"/></text:p>
          </table:table-cell>
          <table:table-cell table:style-name="ce61" table:formula="of:=[.E12]*0.125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75" table:formula="of:=[.F12]+[.G12]+[.H12]+[.I12]+[.J12]+[.K12]+[.L12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13]*12" office:value-type="float" office:value="0">
            <text:p><text:s/>$- <text:s text:c="2"/></text:p>
          </table:table-cell>
          <table:table-cell table:style-name="ce39" office:value-type="percentage" office:value="1">
            <text:p>100%</text:p>
          </table:table-cell>
          <table:table-cell table:style-name="ce51" table:formula="of:=[.C13]*[.D13]" office:value-type="float" office:value="0">
            <text:p><text:s/>$- <text:s text:c="2"/></text:p>
          </table:table-cell>
          <table:table-cell table:style-name="ce61" table:formula="of:=[.E13]*0.125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75" table:formula="of:=[.F13]+[.G13]+[.H13]+[.I13]+[.J13]+[.K13]+[.L13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14]*12" office:value-type="float" office:value="0">
            <text:p><text:s/>$- <text:s text:c="2"/>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14]*[.D14]" office:value-type="float" office:value="0">
            <text:p><text:s/>$- <text:s text:c="2"/></text:p>
          </table:table-cell>
          <table:table-cell table:style-name="ce61" table:formula="of:=[.E14]*0.125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75" table:formula="of:=[.F14]+[.G14]+[.H14]+[.I14]+[.J14]+[.K14]+[.L14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 office:value-type="float" office:value="10">
            <text:p><text:s/>$10.00 </text:p>
          </table:table-cell>
          <table:table-cell table:style-name="ce29" table:formula="of:=[.B15]*12" office:value-type="float" office:value="120">
            <text:p><text:s/>$120.00 </text:p>
          </table:table-cell>
          <table:table-cell table:style-name="ce40" office:value-type="percentage" office:value="0.3">
            <text:p>30%</text:p>
          </table:table-cell>
          <table:table-cell table:style-name="ce52" table:formula="of:=[.C15]*[.D15]" office:value-type="float" office:value="36">
            <text:p><text:s/>$36.00 </text:p>
          </table:table-cell>
          <table:table-cell table:style-name="ce62" office:value-type="float" office:value="25">
            <text:p><text:s/>$25.00 </text:p>
          </table:table-cell>
          <table:table-cell table:style-name="ce62" office:value-type="float" office:value="1.84">
            <text:p><text:s/>$1.84 </text:p>
          </table:table-cell>
          <table:table-cell table:number-columns-repeated="4" table:style-name="ce62" office:value-type="float" office:value="1.83">
            <text:p><text:s/>$1.83 </text:p>
          </table:table-cell>
          <table:table-cell table:style-name="ce62" office:value-type="float" office:value="1.84">
            <text:p><text:s/>$1.84 </text:p>
          </table:table-cell>
          <table:table-cell table:style-name="ce76" table:formula="of:=[.F15]+[.G15]+[.H15]+[.I15]+[.J15]+[.K15]+[.L15]" office:value-type="float" office:value="36">
            <text:p><text:s/>$36.00 </text:p>
          </table:table-cell>
          <table:table-cell table:number-columns-repeated="1011"/>
        </table:table-row>
        <table:table-row table:style-name="ro1">
          <table:table-cell/>
          <table:table-cell table:style-name="ce19" table:formula="of:=SUM([.B7:.B15])" office:value-type="float" office:value="10">
            <text:p><text:s/>$10.00 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7:.F15])" office:value-type="float" office:value="25">
            <text:p><text:s/>$25.00 </text:p>
          </table:table-cell>
          <table:table-cell table:style-name="ce19" table:formula="of:=SUM([.G7:.G15])" office:value-type="float" office:value="1.84">
            <text:p><text:s/>$1.84 </text:p>
          </table:table-cell>
          <table:table-cell table:style-name="ce19" table:formula="of:=SUM([.H7:.H15])" office:value-type="float" office:value="1.83">
            <text:p><text:s/>$1.83 </text:p>
          </table:table-cell>
          <table:table-cell table:style-name="ce19" table:formula="of:=SUM([.I7:.I15])" office:value-type="float" office:value="1.83">
            <text:p><text:s/>$1.83 </text:p>
          </table:table-cell>
          <table:table-cell table:style-name="ce19" table:formula="of:=SUM([.J7:.J15])" office:value-type="float" office:value="1.83">
            <text:p><text:s/>$1.83 </text:p>
          </table:table-cell>
          <table:table-cell table:style-name="ce19" table:formula="of:=SUM([.K7:.K15])" office:value-type="float" office:value="1.83">
            <text:p><text:s/>$1.83 </text:p>
          </table:table-cell>
          <table:table-cell table:style-name="ce19" table:formula="of:=SUM([.L7:.L15])" office:value-type="float" office:value="1.84">
            <text:p><text:s/>$1.84 </text:p>
          </table:table-cell>
          <table:table-cell table:style-name="ce19" table:formula="of:=SUM([.M7:.M15])" office:value-type="float" office:value="36">
            <text:p><text:s/>$36.00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/>
          <table:table-cell table:style-name="ce13"/>
          <table:table-cell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22]*12" office:value-type="float" office:value="0">
            <text:p><text:s/>$- <text:s text:c="2"/>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22]*[.D22]" office:value-type="float" office:value="0">
            <text:p><text:s/>$- <text:s text:c="2"/></text:p>
          </table:table-cell>
          <table:table-cell table:style-name="ce60" table:formula="of:=[.E22]*0.125" office:value-type="float" office:value="0">
            <text:p><text:s/>$- <text:s text:c="2"/></text:p>
          </table:table-cell>
          <table:table-cell table:style-name="ce60" table:formula="of:=[.F22]/6" office:value-type="float" office:value="0">
            <text:p><text:s/>$- <text:s text:c="2"/></text:p>
          </table:table-cell>
          <table:table-cell table:style-name="ce60" table:formula="of:=[.F22]/6" office:value-type="float" office:value="0">
            <text:p><text:s/>$- <text:s text:c="2"/></text:p>
          </table:table-cell>
          <table:table-cell table:style-name="ce60" table:formula="of:=[.F22]/6" office:value-type="float" office:value="0">
            <text:p><text:s/>$- <text:s text:c="2"/></text:p>
          </table:table-cell>
          <table:table-cell table:style-name="ce60" table:formula="of:=[.F22]/6" office:value-type="float" office:value="0">
            <text:p><text:s/>$- <text:s text:c="2"/></text:p>
          </table:table-cell>
          <table:table-cell table:style-name="ce60" table:formula="of:=[.F22]/6" office:value-type="float" office:value="0">
            <text:p><text:s/>$- <text:s text:c="2"/></text:p>
          </table:table-cell>
          <table:table-cell table:style-name="ce60" table:formula="of:=[.F22]/6" office:value-type="float" office:value="0">
            <text:p><text:s/>$- <text:s text:c="2"/></text:p>
          </table:table-cell>
          <table:table-cell table:style-name="ce74" table:formula="of:=[.F22]+[.G22]+[.H22]+[.I22]+[.J22]+[.K22]+[.L22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23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23]*[.D23]" office:value-type="float" office:value="0">
            <text:p><text:s/>$- <text:s text:c="2"/></text:p>
          </table:table-cell>
          <table:table-cell table:style-name="ce61" table:formula="of:=[.E23]*0.125" office:value-type="float" office:value="0">
            <text:p><text:s/>$- <text:s text:c="2"/></text:p>
          </table:table-cell>
          <table:table-cell table:style-name="ce61" table:formula="of:=[.F23]/6" office:value-type="float" office:value="0">
            <text:p><text:s/>$- <text:s text:c="2"/></text:p>
          </table:table-cell>
          <table:table-cell table:style-name="ce61" table:formula="of:=[.F23]/6" office:value-type="float" office:value="0">
            <text:p><text:s/>$- <text:s text:c="2"/></text:p>
          </table:table-cell>
          <table:table-cell table:style-name="ce61" table:formula="of:=[.F23]/6" office:value-type="float" office:value="0">
            <text:p><text:s/>$- <text:s text:c="2"/></text:p>
          </table:table-cell>
          <table:table-cell table:style-name="ce61" table:formula="of:=[.F23]/6" office:value-type="float" office:value="0">
            <text:p><text:s/>$- <text:s text:c="2"/></text:p>
          </table:table-cell>
          <table:table-cell table:style-name="ce61" table:formula="of:=[.F23]/6" office:value-type="float" office:value="0">
            <text:p><text:s/>$- <text:s text:c="2"/></text:p>
          </table:table-cell>
          <table:table-cell table:style-name="ce61" table:formula="of:=[.F23]/6" office:value-type="float" office:value="0">
            <text:p><text:s/>$- <text:s text:c="2"/></text:p>
          </table:table-cell>
          <table:table-cell table:style-name="ce75" table:formula="of:=[.F23]+[.G23]+[.H23]+[.I23]+[.J23]+[.K23]+[.L23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24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24]*[.D24]" office:value-type="float" office:value="0">
            <text:p><text:s/>$- <text:s text:c="2"/></text:p>
          </table:table-cell>
          <table:table-cell table:style-name="ce61" table:formula="of:=[.E24]*0.125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75" table:formula="of:=[.F24]+[.G24]+[.H24]+[.I24]+[.J24]+[.K24]+[.L24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25]*12" office:value-type="float" office:value="0">
            <text:p><text:s/>$- <text:s text:c="2"/>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25]*[.D25]" office:value-type="float" office:value="0">
            <text:p><text:s/>$- <text:s text:c="2"/></text:p>
          </table:table-cell>
          <table:table-cell table:style-name="ce61" table:formula="of:=[.E25]*0.125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75" table:formula="of:=[.F25]+[.G25]+[.H25]+[.I25]+[.J25]+[.K25]+[.L25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26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26]*[.D26]" office:value-type="float" office:value="0">
            <text:p><text:s/>$- <text:s text:c="2"/></text:p>
          </table:table-cell>
          <table:table-cell table:style-name="ce61" table:formula="of:=[.E26]*0.125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75" table:formula="of:=[.F26]+[.G26]+[.H26]+[.I26]+[.J26]+[.K26]+[.L26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27]*12" office:value-type="float" office:value="0">
            <text:p><text:s/>$- <text:s text:c="2"/>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27]*[.D27]" office:value-type="float" office:value="0">
            <text:p><text:s/>$- <text:s text:c="2"/></text:p>
          </table:table-cell>
          <table:table-cell table:style-name="ce61" table:formula="of:=[.E27]*0.125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75" table:formula="of:=[.F27]+[.G27]+[.H27]+[.I27]+[.J27]+[.K27]+[.L27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28]*12" office:value-type="float" office:value="0">
            <text:p><text:s/>$- <text:s text:c="2"/>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28]*[.D28]" office:value-type="float" office:value="0">
            <text:p><text:s/>$- <text:s text:c="2"/></text:p>
          </table:table-cell>
          <table:table-cell table:style-name="ce61" table:formula="of:=[.E28]*0.125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75" table:formula="of:=[.F28]+[.G28]+[.H28]+[.I28]+[.J28]+[.K28]+[.L28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29]*12" office:value-type="float" office:value="0">
            <text:p><text:s/>$- <text:s text:c="2"/></text:p>
          </table:table-cell>
          <table:table-cell table:style-name="ce39" office:value-type="percentage" office:value="1">
            <text:p>100%</text:p>
          </table:table-cell>
          <table:table-cell table:style-name="ce51" table:formula="of:=[.C29]*[.D29]" office:value-type="float" office:value="0">
            <text:p><text:s/>$- <text:s text:c="2"/></text:p>
          </table:table-cell>
          <table:table-cell table:style-name="ce61" table:formula="of:=[.E29]*0.125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75" table:formula="of:=[.F29]+[.G29]+[.H29]+[.I29]+[.J29]+[.K29]+[.L29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/>
          <table:table-cell table:style-name="ce40"/>
          <table:table-cell table:style-name="ce52"/>
          <table:table-cell table:number-columns-repeated="7" table:style-name="ce62"/>
          <table:table-cell table:style-name="ce76" table:formula="of:=[.F30]+[.G30]+[.H30]+[.I30]+[.J30]+[.K30]+[.L30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/>
          <table:table-cell table:style-name="ce19" table:formula="of:=SUM([.B22:.B30])" office:value-type="float" office:value="0">
            <text:p><text:s/>$- <text:s text:c="2"/>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22:.F30])" office:value-type="float" office:value="0">
            <text:p><text:s/>$- <text:s text:c="2"/></text:p>
          </table:table-cell>
          <table:table-cell table:style-name="ce19" table:formula="of:=SUM([.G22:.G30])" office:value-type="float" office:value="0">
            <text:p><text:s/>$- <text:s text:c="2"/></text:p>
          </table:table-cell>
          <table:table-cell table:style-name="ce19" table:formula="of:=SUM([.H22:.H30])" office:value-type="float" office:value="0">
            <text:p><text:s/>$- <text:s text:c="2"/></text:p>
          </table:table-cell>
          <table:table-cell table:style-name="ce19" table:formula="of:=SUM([.I22:.I30])" office:value-type="float" office:value="0">
            <text:p><text:s/>$- <text:s text:c="2"/></text:p>
          </table:table-cell>
          <table:table-cell table:style-name="ce19" table:formula="of:=SUM([.J22:.J30])" office:value-type="float" office:value="0">
            <text:p><text:s/>$- <text:s text:c="2"/></text:p>
          </table:table-cell>
          <table:table-cell table:style-name="ce19" table:formula="of:=SUM([.K22:.K30])" office:value-type="float" office:value="0">
            <text:p><text:s/>$- <text:s text:c="2"/></text:p>
          </table:table-cell>
          <table:table-cell table:style-name="ce19" table:formula="of:=SUM([.L22:.L30])" office:value-type="float" office:value="0">
            <text:p><text:s/>$- <text:s text:c="2"/></text:p>
          </table:table-cell>
          <table:table-cell table:style-name="ce19" table:formula="of:=SUM([.M22:.M30])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1" office:value-type="string" table:number-columns-spanned="13" table:number-rows-spanned="1">
            <text:p>SALES BONUS REPORT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/>
          <table:table-cell table:style-name="ce13"/>
          <table:table-cell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38]*12" office:value-type="float" office:value="0">
            <text:p><text:s/>$- <text:s text:c="2"/>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38]*[.D38]" office:value-type="float" office:value="0">
            <text:p><text:s/>$- <text:s text:c="2"/></text:p>
          </table:table-cell>
          <table:table-cell table:style-name="ce60" table:formula="of:=[.E38]*0.125" office:value-type="float" office:value="0">
            <text:p><text:s/>$- <text:s text:c="2"/></text:p>
          </table:table-cell>
          <table:table-cell table:style-name="ce60" table:formula="of:=[.F38]/6" office:value-type="float" office:value="0">
            <text:p><text:s/>$- <text:s text:c="2"/></text:p>
          </table:table-cell>
          <table:table-cell table:style-name="ce60" table:formula="of:=[.F38]/6" office:value-type="float" office:value="0">
            <text:p><text:s/>$- <text:s text:c="2"/></text:p>
          </table:table-cell>
          <table:table-cell table:style-name="ce60" table:formula="of:=[.F38]/6" office:value-type="float" office:value="0">
            <text:p><text:s/>$- <text:s text:c="2"/></text:p>
          </table:table-cell>
          <table:table-cell table:style-name="ce60" table:formula="of:=[.F38]/6" office:value-type="float" office:value="0">
            <text:p><text:s/>$- <text:s text:c="2"/></text:p>
          </table:table-cell>
          <table:table-cell table:style-name="ce60" table:formula="of:=[.F38]/6" office:value-type="float" office:value="0">
            <text:p><text:s/>$- <text:s text:c="2"/></text:p>
          </table:table-cell>
          <table:table-cell table:style-name="ce60" table:formula="of:=[.F38]/6" office:value-type="float" office:value="0">
            <text:p><text:s/>$- <text:s text:c="2"/></text:p>
          </table:table-cell>
          <table:table-cell table:style-name="ce74" table:formula="of:=[.F38]+[.G38]+[.H38]+[.I38]+[.J38]+[.K38]+[.L38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39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39]*[.D39]" office:value-type="float" office:value="0">
            <text:p><text:s/>$- <text:s text:c="2"/></text:p>
          </table:table-cell>
          <table:table-cell table:style-name="ce61" table:formula="of:=[.E39]*0.125" office:value-type="float" office:value="0">
            <text:p><text:s/>$- <text:s text:c="2"/></text:p>
          </table:table-cell>
          <table:table-cell table:style-name="ce61" table:formula="of:=[.F39]/6" office:value-type="float" office:value="0">
            <text:p><text:s/>$- <text:s text:c="2"/></text:p>
          </table:table-cell>
          <table:table-cell table:style-name="ce61" table:formula="of:=[.F39]/6" office:value-type="float" office:value="0">
            <text:p><text:s/>$- <text:s text:c="2"/></text:p>
          </table:table-cell>
          <table:table-cell table:style-name="ce61" table:formula="of:=[.F39]/6" office:value-type="float" office:value="0">
            <text:p><text:s/>$- <text:s text:c="2"/></text:p>
          </table:table-cell>
          <table:table-cell table:style-name="ce61" table:formula="of:=[.F39]/6" office:value-type="float" office:value="0">
            <text:p><text:s/>$- <text:s text:c="2"/></text:p>
          </table:table-cell>
          <table:table-cell table:style-name="ce61" table:formula="of:=[.F39]/6" office:value-type="float" office:value="0">
            <text:p><text:s/>$- <text:s text:c="2"/></text:p>
          </table:table-cell>
          <table:table-cell table:style-name="ce61" table:formula="of:=[.F39]/6" office:value-type="float" office:value="0">
            <text:p><text:s/>$- <text:s text:c="2"/></text:p>
          </table:table-cell>
          <table:table-cell table:style-name="ce75" table:formula="of:=[.F39]+[.G39]+[.H39]+[.I39]+[.J39]+[.K39]+[.L39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40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40]*[.D40]" office:value-type="float" office:value="0">
            <text:p><text:s/>$- <text:s text:c="2"/></text:p>
          </table:table-cell>
          <table:table-cell table:style-name="ce61" table:formula="of:=[.E40]*0.125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75" table:formula="of:=[.F40]+[.G40]+[.H40]+[.I40]+[.J40]+[.K40]+[.L40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41]*12" office:value-type="float" office:value="0">
            <text:p><text:s/>$- <text:s text:c="2"/>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41]*[.D41]" office:value-type="float" office:value="0">
            <text:p><text:s/>$- <text:s text:c="2"/></text:p>
          </table:table-cell>
          <table:table-cell table:style-name="ce61" table:formula="of:=[.E41]*0.125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75" table:formula="of:=[.F41]+[.G41]+[.H41]+[.I41]+[.J41]+[.K41]+[.L41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42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42]*[.D42]" office:value-type="float" office:value="0">
            <text:p><text:s/>$- <text:s text:c="2"/></text:p>
          </table:table-cell>
          <table:table-cell table:style-name="ce61" table:formula="of:=[.E42]*0.125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75" table:formula="of:=[.F42]+[.G42]+[.H42]+[.I42]+[.J42]+[.K42]+[.L42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43]*12" office:value-type="float" office:value="0">
            <text:p><text:s/>$- <text:s text:c="2"/>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43]*[.D43]" office:value-type="float" office:value="0">
            <text:p><text:s/>$- <text:s text:c="2"/></text:p>
          </table:table-cell>
          <table:table-cell table:style-name="ce61" table:formula="of:=[.E43]*0.125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75" table:formula="of:=[.F43]+[.G43]+[.H43]+[.I43]+[.J43]+[.K43]+[.L43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44]*12" office:value-type="float" office:value="0">
            <text:p><text:s/>$- <text:s text:c="2"/></text:p>
          </table:table-cell>
          <table:table-cell table:style-name="ce39" office:value-type="percentage" office:value="1">
            <text:p>100%</text:p>
          </table:table-cell>
          <table:table-cell table:style-name="ce51" table:formula="of:=[.C44]*[.D44]" office:value-type="float" office:value="0">
            <text:p><text:s/>$- <text:s text:c="2"/></text:p>
          </table:table-cell>
          <table:table-cell table:style-name="ce61" table:formula="of:=[.E44]*0.125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75" table:formula="of:=[.F44]+[.G44]+[.H44]+[.I44]+[.J44]+[.K44]+[.L44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45]*12" office:value-type="float" office:value="0">
            <text:p><text:s/>$- <text:s text:c="2"/>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45]*[.D45]" office:value-type="float" office:value="0">
            <text:p><text:s/>$- <text:s text:c="2"/></text:p>
          </table:table-cell>
          <table:table-cell table:style-name="ce61" table:formula="of:=[.E45]*0.125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75" table:formula="of:=[.F45]+[.G45]+[.H45]+[.I45]+[.J45]+[.K45]+[.L45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/>
          <table:table-cell table:style-name="ce40"/>
          <table:table-cell table:style-name="ce52"/>
          <table:table-cell table:number-columns-repeated="7" table:style-name="ce62"/>
          <table:table-cell table:style-name="ce76" table:formula="of:=[.F46]+[.G46]+[.H46]+[.I46]+[.J46]+[.K46]+[.L46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/>
          <table:table-cell table:style-name="ce19" table:formula="of:=SUM([.B38:.B46])" office:value-type="float" office:value="0">
            <text:p><text:s/>$- <text:s text:c="2"/>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38:.F46])" office:value-type="float" office:value="0">
            <text:p><text:s/>$- <text:s text:c="2"/></text:p>
          </table:table-cell>
          <table:table-cell table:style-name="ce19" table:formula="of:=SUM([.G38:.G46])" office:value-type="float" office:value="0">
            <text:p><text:s/>$- <text:s text:c="2"/></text:p>
          </table:table-cell>
          <table:table-cell table:style-name="ce19" table:formula="of:=SUM([.H38:.H46])" office:value-type="float" office:value="0">
            <text:p><text:s/>$- <text:s text:c="2"/></text:p>
          </table:table-cell>
          <table:table-cell table:style-name="ce19" table:formula="of:=SUM([.I38:.I46])" office:value-type="float" office:value="0">
            <text:p><text:s/>$- <text:s text:c="2"/></text:p>
          </table:table-cell>
          <table:table-cell table:style-name="ce19" table:formula="of:=SUM([.J38:.J46])" office:value-type="float" office:value="0">
            <text:p><text:s/>$- <text:s text:c="2"/></text:p>
          </table:table-cell>
          <table:table-cell table:style-name="ce19" table:formula="of:=SUM([.K38:.K46])" office:value-type="float" office:value="0">
            <text:p><text:s/>$- <text:s text:c="2"/></text:p>
          </table:table-cell>
          <table:table-cell table:style-name="ce19" table:formula="of:=SUM([.L38:.L46])" office:value-type="float" office:value="0">
            <text:p><text:s/>$- <text:s text:c="2"/></text:p>
          </table:table-cell>
          <table:table-cell table:style-name="ce19" table:formula="of:=SUM([.M38:.M46])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/>
          <table:table-cell table:style-name="ce13"/>
          <table:table-cell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53]*12" office:value-type="float" office:value="0">
            <text:p><text:s/>$- <text:s text:c="2"/>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53]*[.D53]" office:value-type="float" office:value="0">
            <text:p><text:s/>$- <text:s text:c="2"/></text:p>
          </table:table-cell>
          <table:table-cell table:style-name="ce60" table:formula="of:=[.E53]*0.125" office:value-type="float" office:value="0">
            <text:p><text:s/>$- <text:s text:c="2"/></text:p>
          </table:table-cell>
          <table:table-cell table:style-name="ce60" table:formula="of:=[.F53]/6" office:value-type="float" office:value="0">
            <text:p><text:s/>$- <text:s text:c="2"/></text:p>
          </table:table-cell>
          <table:table-cell table:style-name="ce60" table:formula="of:=[.F53]/6" office:value-type="float" office:value="0">
            <text:p><text:s/>$- <text:s text:c="2"/></text:p>
          </table:table-cell>
          <table:table-cell table:style-name="ce60" table:formula="of:=[.F53]/6" office:value-type="float" office:value="0">
            <text:p><text:s/>$- <text:s text:c="2"/></text:p>
          </table:table-cell>
          <table:table-cell table:style-name="ce60" table:formula="of:=[.F53]/6" office:value-type="float" office:value="0">
            <text:p><text:s/>$- <text:s text:c="2"/></text:p>
          </table:table-cell>
          <table:table-cell table:style-name="ce60" table:formula="of:=[.F53]/6" office:value-type="float" office:value="0">
            <text:p><text:s/>$- <text:s text:c="2"/></text:p>
          </table:table-cell>
          <table:table-cell table:style-name="ce60" table:formula="of:=[.F53]/6" office:value-type="float" office:value="0">
            <text:p><text:s/>$- <text:s text:c="2"/></text:p>
          </table:table-cell>
          <table:table-cell table:style-name="ce74" table:formula="of:=[.F53]+[.G53]+[.H53]+[.I53]+[.J53]+[.K53]+[.L53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54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4]*[.D54]" office:value-type="float" office:value="0">
            <text:p><text:s/>$- <text:s text:c="2"/></text:p>
          </table:table-cell>
          <table:table-cell table:style-name="ce61" table:formula="of:=[.E54]*0.125" office:value-type="float" office:value="0">
            <text:p><text:s/>$- <text:s text:c="2"/></text:p>
          </table:table-cell>
          <table:table-cell table:style-name="ce61" table:formula="of:=[.F54]/6" office:value-type="float" office:value="0">
            <text:p><text:s/>$- <text:s text:c="2"/></text:p>
          </table:table-cell>
          <table:table-cell table:style-name="ce61" table:formula="of:=[.F54]/6" office:value-type="float" office:value="0">
            <text:p><text:s/>$- <text:s text:c="2"/></text:p>
          </table:table-cell>
          <table:table-cell table:style-name="ce61" table:formula="of:=[.F54]/6" office:value-type="float" office:value="0">
            <text:p><text:s/>$- <text:s text:c="2"/></text:p>
          </table:table-cell>
          <table:table-cell table:style-name="ce61" table:formula="of:=[.F54]/6" office:value-type="float" office:value="0">
            <text:p><text:s/>$- <text:s text:c="2"/></text:p>
          </table:table-cell>
          <table:table-cell table:style-name="ce61" table:formula="of:=[.F54]/6" office:value-type="float" office:value="0">
            <text:p><text:s/>$- <text:s text:c="2"/></text:p>
          </table:table-cell>
          <table:table-cell table:style-name="ce61" table:formula="of:=[.F54]/6" office:value-type="float" office:value="0">
            <text:p><text:s/>$- <text:s text:c="2"/></text:p>
          </table:table-cell>
          <table:table-cell table:style-name="ce75" table:formula="of:=[.F54]+[.G54]+[.H54]+[.I54]+[.J54]+[.K54]+[.L54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55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5]*[.D55]" office:value-type="float" office:value="0">
            <text:p><text:s/>$- <text:s text:c="2"/></text:p>
          </table:table-cell>
          <table:table-cell table:style-name="ce61" table:formula="of:=[.E55]*0.125" office:value-type="float" office:value="0">
            <text:p><text:s/>$- <text:s text:c="2"/></text:p>
          </table:table-cell>
          <table:table-cell table:style-name="ce61" table:formula="of:=[.F55]/6" office:value-type="float" office:value="0">
            <text:p><text:s/>$- <text:s text:c="2"/></text:p>
          </table:table-cell>
          <table:table-cell table:style-name="ce61" table:formula="of:=[.F55]/6" office:value-type="float" office:value="0">
            <text:p><text:s/>$- <text:s text:c="2"/></text:p>
          </table:table-cell>
          <table:table-cell table:style-name="ce61" table:formula="of:=[.F55]/6" office:value-type="float" office:value="0">
            <text:p><text:s/>$- <text:s text:c="2"/></text:p>
          </table:table-cell>
          <table:table-cell table:style-name="ce61" table:formula="of:=[.F55]/6" office:value-type="float" office:value="0">
            <text:p><text:s/>$- <text:s text:c="2"/></text:p>
          </table:table-cell>
          <table:table-cell table:style-name="ce61" table:formula="of:=[.F55]/6" office:value-type="float" office:value="0">
            <text:p><text:s/>$- <text:s text:c="2"/></text:p>
          </table:table-cell>
          <table:table-cell table:style-name="ce61" table:formula="of:=[.F55]/6" office:value-type="float" office:value="0">
            <text:p><text:s/>$- <text:s text:c="2"/></text:p>
          </table:table-cell>
          <table:table-cell table:style-name="ce75" table:formula="of:=[.F55]+[.G55]+[.H55]+[.I55]+[.J55]+[.K55]+[.L55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56]*12" office:value-type="float" office:value="0">
            <text:p><text:s/>$- <text:s text:c="2"/>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56]*[.D56]" office:value-type="float" office:value="0">
            <text:p><text:s/>$- <text:s text:c="2"/></text:p>
          </table:table-cell>
          <table:table-cell table:style-name="ce61" table:formula="of:=[.E56]*0.125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75" table:formula="of:=[.F56]+[.G56]+[.H56]+[.I56]+[.J56]+[.K56]+[.L56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57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7]*[.D57]" office:value-type="float" office:value="0">
            <text:p><text:s/>$- <text:s text:c="2"/></text:p>
          </table:table-cell>
          <table:table-cell table:style-name="ce61" table:formula="of:=[.E57]*0.125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75" table:formula="of:=[.F57]+[.G57]+[.H57]+[.I57]+[.J57]+[.K57]+[.L57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58]*12" office:value-type="float" office:value="0">
            <text:p><text:s/>$- <text:s text:c="2"/>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58]*[.D58]" office:value-type="float" office:value="0">
            <text:p><text:s/>$- <text:s text:c="2"/></text:p>
          </table:table-cell>
          <table:table-cell table:style-name="ce61" table:formula="of:=[.E58]*0.125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75" table:formula="of:=[.F58]+[.G58]+[.H58]+[.I58]+[.J58]+[.K58]+[.L58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59]*12" office:value-type="float" office:value="0">
            <text:p><text:s/>$- <text:s text:c="2"/></text:p>
          </table:table-cell>
          <table:table-cell table:style-name="ce39" office:value-type="percentage" office:value="1">
            <text:p>100%</text:p>
          </table:table-cell>
          <table:table-cell table:style-name="ce51" table:formula="of:=[.C59]*[.D59]" office:value-type="float" office:value="0">
            <text:p><text:s/>$- <text:s text:c="2"/></text:p>
          </table:table-cell>
          <table:table-cell table:style-name="ce61" table:formula="of:=[.E59]*0.125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75" table:formula="of:=[.F59]+[.G59]+[.H59]+[.I59]+[.J59]+[.K59]+[.L59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60]*12" office:value-type="float" office:value="0">
            <text:p><text:s/>$- <text:s text:c="2"/>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60]*[.D60]" office:value-type="float" office:value="0">
            <text:p><text:s/>$- <text:s text:c="2"/></text:p>
          </table:table-cell>
          <table:table-cell table:style-name="ce61" table:formula="of:=[.E60]*0.125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75" table:formula="of:=[.F60]+[.G60]+[.H60]+[.I60]+[.J60]+[.K60]+[.L60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/>
          <table:table-cell table:style-name="ce40"/>
          <table:table-cell table:style-name="ce52"/>
          <table:table-cell table:number-columns-repeated="7" table:style-name="ce62"/>
          <table:table-cell table:style-name="ce76" table:formula="of:=[.F61]+[.G61]+[.H61]+[.I61]+[.J61]+[.K61]+[.L61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/>
          <table:table-cell table:style-name="ce19" table:formula="of:=SUM([.B53:.B61])" office:value-type="float" office:value="0">
            <text:p><text:s/>$- <text:s text:c="2"/>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53:.F61])" office:value-type="float" office:value="0">
            <text:p><text:s/>$- <text:s text:c="2"/></text:p>
          </table:table-cell>
          <table:table-cell table:style-name="ce19" table:formula="of:=SUM([.G53:.G61])" office:value-type="float" office:value="0">
            <text:p><text:s/>$- <text:s text:c="2"/></text:p>
          </table:table-cell>
          <table:table-cell table:style-name="ce19" table:formula="of:=SUM([.H53:.H61])" office:value-type="float" office:value="0">
            <text:p><text:s/>$- <text:s text:c="2"/></text:p>
          </table:table-cell>
          <table:table-cell table:style-name="ce19" table:formula="of:=SUM([.I53:.I61])" office:value-type="float" office:value="0">
            <text:p><text:s/>$- <text:s text:c="2"/></text:p>
          </table:table-cell>
          <table:table-cell table:style-name="ce19" table:formula="of:=SUM([.J53:.J61])" office:value-type="float" office:value="0">
            <text:p><text:s/>$- <text:s text:c="2"/></text:p>
          </table:table-cell>
          <table:table-cell table:style-name="ce19" table:formula="of:=SUM([.K53:.K61])" office:value-type="float" office:value="0">
            <text:p><text:s/>$- <text:s text:c="2"/></text:p>
          </table:table-cell>
          <table:table-cell table:style-name="ce19" table:formula="of:=SUM([.L53:.L61])" office:value-type="float" office:value="0">
            <text:p><text:s/>$- <text:s text:c="2"/></text:p>
          </table:table-cell>
          <table:table-cell table:style-name="ce19" table:formula="of:=SUM([.M53:.M61])" office:value-type="float" office:value="0">
            <text:p><text:s/>$- <text:s text:c="2"/></text:p>
          </table:table-cell>
          <table:table-cell table:number-columns-repeated="1011"/>
        </table:table-row>
        <table:table-row table:style-name="ro4">
          <table:table-cell table:style-name="ce9" office:value-type="string" table:number-columns-spanned="13" table:number-rows-spanned="1">
            <text:p>DAILY SALES SUMMARY</text:p>
          </table:table-cell>
          <table:covered-table-cell table:number-columns-repeated="12" table:style-name="ce20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2">
          <table:table-cell table:style-name="ce10" table:number-columns-repeated="4"/>
          <table:table-cell table:style-name="ce55"/>
          <table:table-cell table:style-name="ce63" office:value-type="string">
            <text:p>Advanced</text:p>
            <text:p>TOTALS</text:p>
          </table:table-cell>
          <table:table-cell table:style-name="ce68" office:value-type="string">
            <text:p>As Earned</text:p>
            <text:p>Month 7</text:p>
          </table:table-cell>
          <table:table-cell table:style-name="ce68" office:value-type="string">
            <text:p>As Earned</text:p>
            <text:p>Month 8</text:p>
          </table:table-cell>
          <table:table-cell table:style-name="ce68" office:value-type="string">
            <text:p>As Earned</text:p>
            <text:p>Month 9</text:p>
          </table:table-cell>
          <table:table-cell table:style-name="ce68" office:value-type="string">
            <text:p>As Earned</text:p>
            <text:p>Month 10</text:p>
          </table:table-cell>
          <table:table-cell table:style-name="ce68" office:value-type="string">
            <text:p>As Earned</text:p>
            <text:p>Month 11</text:p>
          </table:table-cell>
          <table:table-cell table:style-name="ce68" office:value-type="string">
            <text:p>As Earned</text:p>
            <text:p>Month 12</text:p>
          </table:table-cell>
          <table:table-cell table:style-name="ce77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11"/>
          <table:table-cell table:style-name="ce21"/>
          <table:table-cell table:style-name="ce31"/>
          <table:table-cell table:style-name="ce43"/>
          <table:table-cell table:style-name="ce56"/>
          <table:table-cell table:style-name="ce64" table:number-columns-repeated="7"/>
          <table:table-cell table:style-name="ce78"/>
          <table:table-cell table:number-columns-repeated="1011"/>
        </table:table-row>
        <table:table-row table:style-name="ro1">
          <table:table-cell table:style-name="ce6" office:value-type="string">
            <text:p>Client 1:</text:p>
          </table:table-cell>
          <table:table-cell table:style-name="ce22" table:formula="of:=[.B3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16]" office:value-type="float" office:value="25">
            <text:p><text:s/>$25.00 </text:p>
          </table:table-cell>
          <table:table-cell table:style-name="ce28" table:formula="of:=[.G16]" office:value-type="float" office:value="1.84">
            <text:p><text:s/>$1.84 </text:p>
          </table:table-cell>
          <table:table-cell table:style-name="ce28" table:formula="of:=[.H16]" office:value-type="float" office:value="1.83">
            <text:p><text:s/>$1.83 </text:p>
          </table:table-cell>
          <table:table-cell table:style-name="ce28" table:formula="of:=[.I16]" office:value-type="float" office:value="1.83">
            <text:p><text:s/>$1.83 </text:p>
          </table:table-cell>
          <table:table-cell table:style-name="ce28" table:formula="of:=[.J16]" office:value-type="float" office:value="1.83">
            <text:p><text:s/>$1.83 </text:p>
          </table:table-cell>
          <table:table-cell table:style-name="ce28" table:formula="of:=[.K16]" office:value-type="float" office:value="1.83">
            <text:p><text:s/>$1.83 </text:p>
          </table:table-cell>
          <table:table-cell table:style-name="ce28" table:formula="of:=[.L16]" office:value-type="float" office:value="1.84">
            <text:p><text:s/>$1.84 </text:p>
          </table:table-cell>
          <table:table-cell table:style-name="ce79" table:formula="of:=[.M16]" office:value-type="float" office:value="36">
            <text:p><text:s/>$36.00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2:</text:p>
          </table:table-cell>
          <table:table-cell table:style-name="ce22" table:formula="of:=[.B18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31]" office:value-type="float" office:value="0">
            <text:p><text:s/>$- <text:s text:c="2"/></text:p>
          </table:table-cell>
          <table:table-cell table:style-name="ce28" table:formula="of:=[.G31]" office:value-type="float" office:value="0">
            <text:p><text:s/>$- <text:s text:c="2"/></text:p>
          </table:table-cell>
          <table:table-cell table:style-name="ce28" table:formula="of:=[.H31]" office:value-type="float" office:value="0">
            <text:p><text:s/>$- <text:s text:c="2"/></text:p>
          </table:table-cell>
          <table:table-cell table:style-name="ce28" table:formula="of:=[.I31]" office:value-type="float" office:value="0">
            <text:p><text:s/>$- <text:s text:c="2"/></text:p>
          </table:table-cell>
          <table:table-cell table:style-name="ce28" table:formula="of:=[.J31]" office:value-type="float" office:value="0">
            <text:p><text:s/>$- <text:s text:c="2"/></text:p>
          </table:table-cell>
          <table:table-cell table:style-name="ce28" table:formula="of:=[.K31]" office:value-type="float" office:value="0">
            <text:p><text:s/>$- <text:s text:c="2"/></text:p>
          </table:table-cell>
          <table:table-cell table:style-name="ce28" table:formula="of:=[.L31]" office:value-type="float" office:value="0">
            <text:p><text:s/>$- <text:s text:c="2"/></text:p>
          </table:table-cell>
          <table:table-cell table:style-name="ce79" table:formula="of:=[.M31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3:</text:p>
          </table:table-cell>
          <table:table-cell table:style-name="ce22" table:formula="of:=[.B34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47]" office:value-type="float" office:value="0">
            <text:p><text:s/>$- <text:s text:c="2"/></text:p>
          </table:table-cell>
          <table:table-cell table:style-name="ce28" table:formula="of:=[.G47]" office:value-type="float" office:value="0">
            <text:p><text:s/>$- <text:s text:c="2"/></text:p>
          </table:table-cell>
          <table:table-cell table:style-name="ce28" table:formula="of:=[.H47]" office:value-type="float" office:value="0">
            <text:p><text:s/>$- <text:s text:c="2"/></text:p>
          </table:table-cell>
          <table:table-cell table:style-name="ce28" table:formula="of:=[.I47]" office:value-type="float" office:value="0">
            <text:p><text:s/>$- <text:s text:c="2"/></text:p>
          </table:table-cell>
          <table:table-cell table:style-name="ce28" table:formula="of:=[.J47]" office:value-type="float" office:value="0">
            <text:p><text:s/>$- <text:s text:c="2"/></text:p>
          </table:table-cell>
          <table:table-cell table:style-name="ce28" table:formula="of:=[.K47]" office:value-type="float" office:value="0">
            <text:p><text:s/>$- <text:s text:c="2"/></text:p>
          </table:table-cell>
          <table:table-cell table:style-name="ce28" table:formula="of:=[.L47]" office:value-type="float" office:value="0">
            <text:p><text:s/>$- <text:s text:c="2"/></text:p>
          </table:table-cell>
          <table:table-cell table:style-name="ce79" table:formula="of:=[.M47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4:</text:p>
          </table:table-cell>
          <table:table-cell table:style-name="ce22" table:formula="of:=[.B49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62]" office:value-type="float" office:value="0">
            <text:p><text:s/>$- <text:s text:c="2"/></text:p>
          </table:table-cell>
          <table:table-cell table:style-name="ce28" table:formula="of:=[.G62]" office:value-type="float" office:value="0">
            <text:p><text:s/>$- <text:s text:c="2"/></text:p>
          </table:table-cell>
          <table:table-cell table:style-name="ce28" table:formula="of:=[.H62]" office:value-type="float" office:value="0">
            <text:p><text:s/>$- <text:s text:c="2"/></text:p>
          </table:table-cell>
          <table:table-cell table:style-name="ce28" table:formula="of:=[.I62]" office:value-type="float" office:value="0">
            <text:p><text:s/>$- <text:s text:c="2"/></text:p>
          </table:table-cell>
          <table:table-cell table:style-name="ce28" table:formula="of:=[.J62]" office:value-type="float" office:value="0">
            <text:p><text:s/>$- <text:s text:c="2"/></text:p>
          </table:table-cell>
          <table:table-cell table:style-name="ce28" table:formula="of:=[.K62]" office:value-type="float" office:value="0">
            <text:p><text:s/>$- <text:s text:c="2"/></text:p>
          </table:table-cell>
          <table:table-cell table:style-name="ce28" table:formula="of:=[.L62]" office:value-type="float" office:value="0">
            <text:p><text:s/>$- <text:s text:c="2"/></text:p>
          </table:table-cell>
          <table:table-cell table:style-name="ce79" table:formula="of:=[.M62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5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6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7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8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9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10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80"/>
          <table:table-cell table:number-columns-repeated="1011"/>
        </table:table-row>
        <table:table-row table:style-name="ro1">
          <table:table-cell table:style-name="ce8"/>
          <table:table-cell table:style-name="ce23"/>
          <table:table-cell table:style-name="ce34"/>
          <table:table-cell table:style-name="ce46"/>
          <table:table-cell table:style-name="ce59"/>
          <table:table-cell table:style-name="ce66" table:number-columns-repeated="7"/>
          <table:table-cell table:style-name="ce81"/>
          <table:table-cell table:number-columns-repeated="1011"/>
        </table:table-row>
        <table:table-row table:style-name="ro1">
          <table:table-cell table:number-columns-repeated="5"/>
          <table:table-cell table:style-name="ce67" table:formula="of:=SUM([.F67:.F70])" office:value-type="float" office:value="25">
            <text:p><text:s/>$25.00 </text:p>
          </table:table-cell>
          <table:table-cell table:style-name="ce67" table:formula="of:=SUM([.G67:.G70])" office:value-type="float" office:value="1.84">
            <text:p><text:s/>$1.84 </text:p>
          </table:table-cell>
          <table:table-cell table:style-name="ce67" table:formula="of:=SUM([.H67:.H70])" office:value-type="float" office:value="1.83">
            <text:p><text:s/>$1.83 </text:p>
          </table:table-cell>
          <table:table-cell table:style-name="ce67" table:formula="of:=SUM([.I67:.I70])" office:value-type="float" office:value="1.83">
            <text:p><text:s/>$1.83 </text:p>
          </table:table-cell>
          <table:table-cell table:style-name="ce67" table:formula="of:=SUM([.J67:.J70])" office:value-type="float" office:value="1.83">
            <text:p><text:s/>$1.83 </text:p>
          </table:table-cell>
          <table:table-cell table:style-name="ce67" table:formula="of:=SUM([.K67:.K70])" office:value-type="float" office:value="1.83">
            <text:p><text:s/>$1.83 </text:p>
          </table:table-cell>
          <table:table-cell table:style-name="ce67" table:formula="of:=SUM([.L67:.L70])" office:value-type="float" office:value="1.84">
            <text:p><text:s/>$1.84 </text:p>
          </table:table-cell>
          <table:table-cell table:style-name="ce67" table:formula="of:=SUM([.M67:.M70])" office:value-type="float" office:value="36">
            <text:p><text:s/>$36.00 </text:p>
          </table:table-cell>
          <table:table-cell table:number-columns-repeated="1011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uesday" table:style-name="ta3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2" table:number-columns-repeated="1018" table:default-cell-style-name="Excel_20_Built-in_20_Normal"/>
        <table:table-row table:style-name="ro1">
          <table:table-cell table:style-name="ce1" office:value-type="string" table:number-columns-spanned="13" table:number-rows-spanned="1">
            <text:p>SALES BONUS REPORT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7]*12" office:value-type="float" office:value="0">
            <text:p><text:s/>$- <text:s text:c="2"/>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7]*[.D7]" office:value-type="float" office:value="0">
            <text:p><text:s/>$- <text:s text:c="2"/></text:p>
          </table:table-cell>
          <table:table-cell table:style-name="ce60" table:formula="of:=[.E7]*0.125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74" table:formula="of:=[.F7]+[.G7]+[.H7]+[.I7]+[.J7]+[.K7]+[.L7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8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8]*[.D8]" office:value-type="float" office:value="0">
            <text:p><text:s/>$- <text:s text:c="2"/></text:p>
          </table:table-cell>
          <table:table-cell table:style-name="ce61" table:formula="of:=[.E8]*0.125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75" table:formula="of:=[.F8]+[.G8]+[.H8]+[.I8]+[.J8]+[.K8]+[.L8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9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9]*[.D9]" office:value-type="float" office:value="0">
            <text:p><text:s/>$- <text:s text:c="2"/></text:p>
          </table:table-cell>
          <table:table-cell table:style-name="ce61" table:formula="of:=[.E9]*0.125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75" table:formula="of:=[.F9]+[.G9]+[.H9]+[.I9]+[.J9]+[.K9]+[.L9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10]*12" office:value-type="float" office:value="0">
            <text:p><text:s/>$- <text:s text:c="2"/>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10]*[.D10]" office:value-type="float" office:value="0">
            <text:p><text:s/>$- <text:s text:c="2"/></text:p>
          </table:table-cell>
          <table:table-cell table:style-name="ce61" table:formula="of:=[.E10]*0.125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75" table:formula="of:=[.F10]+[.G10]+[.H10]+[.I10]+[.J10]+[.K10]+[.L10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11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11]*[.D11]" office:value-type="float" office:value="0">
            <text:p><text:s/>$- <text:s text:c="2"/></text:p>
          </table:table-cell>
          <table:table-cell table:style-name="ce61" table:formula="of:=[.E11]*0.125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75" table:formula="of:=[.F11]+[.G11]+[.H11]+[.I11]+[.J11]+[.K11]+[.L11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12]*12" office:value-type="float" office:value="0">
            <text:p><text:s/>$- <text:s text:c="2"/>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12]*[.D12]" office:value-type="float" office:value="0">
            <text:p><text:s/>$- <text:s text:c="2"/></text:p>
          </table:table-cell>
          <table:table-cell table:style-name="ce61" table:formula="of:=[.E12]*0.125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75" table:formula="of:=[.F12]+[.G12]+[.H12]+[.I12]+[.J12]+[.K12]+[.L12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13]*12" office:value-type="float" office:value="0">
            <text:p><text:s/>$- <text:s text:c="2"/></text:p>
          </table:table-cell>
          <table:table-cell table:style-name="ce39" office:value-type="percentage" office:value="1">
            <text:p>100%</text:p>
          </table:table-cell>
          <table:table-cell table:style-name="ce51" table:formula="of:=[.C13]*[.D13]" office:value-type="float" office:value="0">
            <text:p><text:s/>$- <text:s text:c="2"/></text:p>
          </table:table-cell>
          <table:table-cell table:style-name="ce61" table:formula="of:=[.E13]*0.125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75" table:formula="of:=[.F13]+[.G13]+[.H13]+[.I13]+[.J13]+[.K13]+[.L13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14]*12" office:value-type="float" office:value="0">
            <text:p><text:s/>$- <text:s text:c="2"/>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14]*[.D14]" office:value-type="float" office:value="0">
            <text:p><text:s/>$- <text:s text:c="2"/></text:p>
          </table:table-cell>
          <table:table-cell table:style-name="ce61" table:formula="of:=[.E14]*0.125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75" table:formula="of:=[.F14]+[.G14]+[.H14]+[.I14]+[.J14]+[.K14]+[.L14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 office:value-type="float" office:value="10">
            <text:p><text:s/>$10.00 </text:p>
          </table:table-cell>
          <table:table-cell table:style-name="ce29" table:formula="of:=[.B15]*12" office:value-type="float" office:value="120">
            <text:p><text:s/>$120.00 </text:p>
          </table:table-cell>
          <table:table-cell table:style-name="ce40" office:value-type="percentage" office:value="0.3">
            <text:p>30%</text:p>
          </table:table-cell>
          <table:table-cell table:style-name="ce52" table:formula="of:=[.C15]*[.D15]" office:value-type="float" office:value="36">
            <text:p><text:s/>$36.00 </text:p>
          </table:table-cell>
          <table:table-cell table:style-name="ce62" office:value-type="float" office:value="25">
            <text:p><text:s/>$25.00 </text:p>
          </table:table-cell>
          <table:table-cell table:style-name="ce62" office:value-type="float" office:value="1.84">
            <text:p><text:s/>$1.84 </text:p>
          </table:table-cell>
          <table:table-cell table:number-columns-repeated="4" table:style-name="ce62" office:value-type="float" office:value="1.83">
            <text:p><text:s/>$1.83 </text:p>
          </table:table-cell>
          <table:table-cell table:style-name="ce62" office:value-type="float" office:value="1.84">
            <text:p><text:s/>$1.84 </text:p>
          </table:table-cell>
          <table:table-cell table:style-name="ce76" table:formula="of:=[.F15]+[.G15]+[.H15]+[.I15]+[.J15]+[.K15]+[.L15]" office:value-type="float" office:value="36">
            <text:p><text:s/>$36.00 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7:.B15])" office:value-type="float" office:value="10">
            <text:p><text:s/>$10.00 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7:.F15])" office:value-type="float" office:value="25">
            <text:p><text:s/>$25.00 </text:p>
          </table:table-cell>
          <table:table-cell table:style-name="ce19" table:formula="of:=SUM([.G7:.G15])" office:value-type="float" office:value="1.84">
            <text:p><text:s/>$1.84 </text:p>
          </table:table-cell>
          <table:table-cell table:style-name="ce19" table:formula="of:=SUM([.H7:.H15])" office:value-type="float" office:value="1.83">
            <text:p><text:s/>$1.83 </text:p>
          </table:table-cell>
          <table:table-cell table:style-name="ce19" table:formula="of:=SUM([.I7:.I15])" office:value-type="float" office:value="1.83">
            <text:p><text:s/>$1.83 </text:p>
          </table:table-cell>
          <table:table-cell table:style-name="ce19" table:formula="of:=SUM([.J7:.J15])" office:value-type="float" office:value="1.83">
            <text:p><text:s/>$1.83 </text:p>
          </table:table-cell>
          <table:table-cell table:style-name="ce19" table:formula="of:=SUM([.K7:.K15])" office:value-type="float" office:value="1.83">
            <text:p><text:s/>$1.83 </text:p>
          </table:table-cell>
          <table:table-cell table:style-name="ce19" table:formula="of:=SUM([.L7:.L15])" office:value-type="float" office:value="1.84">
            <text:p><text:s/>$1.84 </text:p>
          </table:table-cell>
          <table:table-cell table:style-name="ce19" table:formula="of:=SUM([.M7:.M15])" office:value-type="float" office:value="36">
            <text:p><text:s/>$36.00 </text:p>
          </table:table-cell>
          <table:table-cell table:number-columns-repeated="1011"/>
        </table:table-row>
        <table:table-row table:style-name="ro1" table:number-rows-repeated="2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number-columns-repeated="7"/>
          <table:table-cell table:style-name="ce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23]*12" office:value-type="float" office:value="0">
            <text:p><text:s/>$- <text:s text:c="2"/>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23]*[.D23]" office:value-type="float" office:value="0">
            <text:p><text:s/>$- <text:s text:c="2"/></text:p>
          </table:table-cell>
          <table:table-cell table:style-name="ce60" table:formula="of:=[.E23]*0.125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74" table:formula="of:=[.F23]+[.G23]+[.H23]+[.I23]+[.J23]+[.K23]+[.L23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24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24]*[.D24]" office:value-type="float" office:value="0">
            <text:p><text:s/>$- <text:s text:c="2"/></text:p>
          </table:table-cell>
          <table:table-cell table:style-name="ce61" table:formula="of:=[.E24]*0.125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75" table:formula="of:=[.F24]+[.G24]+[.H24]+[.I24]+[.J24]+[.K24]+[.L24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25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25]*[.D25]" office:value-type="float" office:value="0">
            <text:p><text:s/>$- <text:s text:c="2"/></text:p>
          </table:table-cell>
          <table:table-cell table:style-name="ce61" table:formula="of:=[.E25]*0.125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75" table:formula="of:=[.F25]+[.G25]+[.H25]+[.I25]+[.J25]+[.K25]+[.L25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26]*12" office:value-type="float" office:value="0">
            <text:p><text:s/>$- <text:s text:c="2"/>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26]*[.D26]" office:value-type="float" office:value="0">
            <text:p><text:s/>$- <text:s text:c="2"/></text:p>
          </table:table-cell>
          <table:table-cell table:style-name="ce61" table:formula="of:=[.E26]*0.125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75" table:formula="of:=[.F26]+[.G26]+[.H26]+[.I26]+[.J26]+[.K26]+[.L26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27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27]*[.D27]" office:value-type="float" office:value="0">
            <text:p><text:s/>$- <text:s text:c="2"/></text:p>
          </table:table-cell>
          <table:table-cell table:style-name="ce61" table:formula="of:=[.E27]*0.125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75" table:formula="of:=[.F27]+[.G27]+[.H27]+[.I27]+[.J27]+[.K27]+[.L27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28]*12" office:value-type="float" office:value="0">
            <text:p><text:s/>$- <text:s text:c="2"/>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28]*[.D28]" office:value-type="float" office:value="0">
            <text:p><text:s/>$- <text:s text:c="2"/></text:p>
          </table:table-cell>
          <table:table-cell table:style-name="ce61" table:formula="of:=[.E28]*0.125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75" table:formula="of:=[.F28]+[.G28]+[.H28]+[.I28]+[.J28]+[.K28]+[.L28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29]*12" office:value-type="float" office:value="0">
            <text:p><text:s/>$- <text:s text:c="2"/>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29]*[.D29]" office:value-type="float" office:value="0">
            <text:p><text:s/>$- <text:s text:c="2"/></text:p>
          </table:table-cell>
          <table:table-cell table:style-name="ce61" table:formula="of:=[.E29]*0.125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75" table:formula="of:=[.F29]+[.G29]+[.H29]+[.I29]+[.J29]+[.K29]+[.L29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30]*12" office:value-type="float" office:value="0">
            <text:p><text:s/>$- <text:s text:c="2"/></text:p>
          </table:table-cell>
          <table:table-cell table:style-name="ce39" office:value-type="percentage" office:value="1">
            <text:p>100%</text:p>
          </table:table-cell>
          <table:table-cell table:style-name="ce51" table:formula="of:=[.C30]*[.D30]" office:value-type="float" office:value="0">
            <text:p><text:s/>$- <text:s text:c="2"/></text:p>
          </table:table-cell>
          <table:table-cell table:style-name="ce61" table:formula="of:=[.E30]*0.125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75" table:formula="of:=[.F30]+[.G30]+[.H30]+[.I30]+[.J30]+[.K30]+[.L30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/>
          <table:table-cell table:style-name="ce40"/>
          <table:table-cell table:style-name="ce52"/>
          <table:table-cell table:number-columns-repeated="7" table:style-name="ce62"/>
          <table:table-cell table:style-name="ce76" table:formula="of:=[.F31]+[.G31]+[.H31]+[.I31]+[.J31]+[.K31]+[.L31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23:.B31])" office:value-type="float" office:value="0">
            <text:p><text:s/>$- <text:s text:c="2"/>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23:.F31])" office:value-type="float" office:value="0">
            <text:p><text:s/>$- <text:s text:c="2"/></text:p>
          </table:table-cell>
          <table:table-cell table:style-name="ce19" table:formula="of:=SUM([.G23:.G31])" office:value-type="float" office:value="0">
            <text:p><text:s/>$- <text:s text:c="2"/></text:p>
          </table:table-cell>
          <table:table-cell table:style-name="ce19" table:formula="of:=SUM([.H23:.H31])" office:value-type="float" office:value="0">
            <text:p><text:s/>$- <text:s text:c="2"/></text:p>
          </table:table-cell>
          <table:table-cell table:style-name="ce19" table:formula="of:=SUM([.I23:.I31])" office:value-type="float" office:value="0">
            <text:p><text:s/>$- <text:s text:c="2"/></text:p>
          </table:table-cell>
          <table:table-cell table:style-name="ce19" table:formula="of:=SUM([.J23:.J31])" office:value-type="float" office:value="0">
            <text:p><text:s/>$- <text:s text:c="2"/></text:p>
          </table:table-cell>
          <table:table-cell table:style-name="ce19" table:formula="of:=SUM([.K23:.K31])" office:value-type="float" office:value="0">
            <text:p><text:s/>$- <text:s text:c="2"/></text:p>
          </table:table-cell>
          <table:table-cell table:style-name="ce19" table:formula="of:=SUM([.L23:.L31])" office:value-type="float" office:value="0">
            <text:p><text:s/>$- <text:s text:c="2"/></text:p>
          </table:table-cell>
          <table:table-cell table:style-name="ce19" table:formula="of:=SUM([.M23:.M31])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1" office:value-type="string" table:number-columns-spanned="13" table:number-rows-spanned="1">
            <text:p>SALES BONUS REPORT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39]*12" office:value-type="float" office:value="0">
            <text:p><text:s/>$- <text:s text:c="2"/>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39]*[.D39]" office:value-type="float" office:value="0">
            <text:p><text:s/>$- <text:s text:c="2"/></text:p>
          </table:table-cell>
          <table:table-cell table:style-name="ce60" table:formula="of:=[.E39]*0.125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74" table:formula="of:=[.F39]+[.G39]+[.H39]+[.I39]+[.J39]+[.K39]+[.L39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40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40]*[.D40]" office:value-type="float" office:value="0">
            <text:p><text:s/>$- <text:s text:c="2"/></text:p>
          </table:table-cell>
          <table:table-cell table:style-name="ce61" table:formula="of:=[.E40]*0.125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75" table:formula="of:=[.F40]+[.G40]+[.H40]+[.I40]+[.J40]+[.K40]+[.L40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41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41]*[.D41]" office:value-type="float" office:value="0">
            <text:p><text:s/>$- <text:s text:c="2"/></text:p>
          </table:table-cell>
          <table:table-cell table:style-name="ce61" table:formula="of:=[.E41]*0.125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75" table:formula="of:=[.F41]+[.G41]+[.H41]+[.I41]+[.J41]+[.K41]+[.L41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42]*12" office:value-type="float" office:value="0">
            <text:p><text:s/>$- <text:s text:c="2"/>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42]*[.D42]" office:value-type="float" office:value="0">
            <text:p><text:s/>$- <text:s text:c="2"/></text:p>
          </table:table-cell>
          <table:table-cell table:style-name="ce61" table:formula="of:=[.E42]*0.125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75" table:formula="of:=[.F42]+[.G42]+[.H42]+[.I42]+[.J42]+[.K42]+[.L42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43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43]*[.D43]" office:value-type="float" office:value="0">
            <text:p><text:s/>$- <text:s text:c="2"/></text:p>
          </table:table-cell>
          <table:table-cell table:style-name="ce61" table:formula="of:=[.E43]*0.125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75" table:formula="of:=[.F43]+[.G43]+[.H43]+[.I43]+[.J43]+[.K43]+[.L43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44]*12" office:value-type="float" office:value="0">
            <text:p><text:s/>$- <text:s text:c="2"/>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44]*[.D44]" office:value-type="float" office:value="0">
            <text:p><text:s/>$- <text:s text:c="2"/></text:p>
          </table:table-cell>
          <table:table-cell table:style-name="ce61" table:formula="of:=[.E44]*0.125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75" table:formula="of:=[.F44]+[.G44]+[.H44]+[.I44]+[.J44]+[.K44]+[.L44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45]*12" office:value-type="float" office:value="0">
            <text:p><text:s/>$- <text:s text:c="2"/></text:p>
          </table:table-cell>
          <table:table-cell table:style-name="ce39" office:value-type="percentage" office:value="1">
            <text:p>100%</text:p>
          </table:table-cell>
          <table:table-cell table:style-name="ce51" table:formula="of:=[.C45]*[.D45]" office:value-type="float" office:value="0">
            <text:p><text:s/>$- <text:s text:c="2"/></text:p>
          </table:table-cell>
          <table:table-cell table:style-name="ce61" table:formula="of:=[.E45]*0.125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75" table:formula="of:=[.F45]+[.G45]+[.H45]+[.I45]+[.J45]+[.K45]+[.L45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46]*12" office:value-type="float" office:value="0">
            <text:p><text:s/>$- <text:s text:c="2"/>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46]*[.D46]" office:value-type="float" office:value="0">
            <text:p><text:s/>$- <text:s text:c="2"/></text:p>
          </table:table-cell>
          <table:table-cell table:style-name="ce61" table:formula="of:=[.E46]*0.125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75" table:formula="of:=[.F46]+[.G46]+[.H46]+[.I46]+[.J46]+[.K46]+[.L46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/>
          <table:table-cell table:style-name="ce40"/>
          <table:table-cell table:style-name="ce52"/>
          <table:table-cell table:number-columns-repeated="7" table:style-name="ce62"/>
          <table:table-cell table:style-name="ce76" table:formula="of:=[.F47]+[.G47]+[.H47]+[.I47]+[.J47]+[.K47]+[.L47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39:.B47])" office:value-type="float" office:value="0">
            <text:p><text:s/>$- <text:s text:c="2"/>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39:.F47])" office:value-type="float" office:value="0">
            <text:p><text:s/>$- <text:s text:c="2"/></text:p>
          </table:table-cell>
          <table:table-cell table:style-name="ce19" table:formula="of:=SUM([.G39:.G47])" office:value-type="float" office:value="0">
            <text:p><text:s/>$- <text:s text:c="2"/></text:p>
          </table:table-cell>
          <table:table-cell table:style-name="ce19" table:formula="of:=SUM([.H39:.H47])" office:value-type="float" office:value="0">
            <text:p><text:s/>$- <text:s text:c="2"/></text:p>
          </table:table-cell>
          <table:table-cell table:style-name="ce19" table:formula="of:=SUM([.I39:.I47])" office:value-type="float" office:value="0">
            <text:p><text:s/>$- <text:s text:c="2"/></text:p>
          </table:table-cell>
          <table:table-cell table:style-name="ce19" table:formula="of:=SUM([.J39:.J47])" office:value-type="float" office:value="0">
            <text:p><text:s/>$- <text:s text:c="2"/></text:p>
          </table:table-cell>
          <table:table-cell table:style-name="ce19" table:formula="of:=SUM([.K39:.K47])" office:value-type="float" office:value="0">
            <text:p><text:s/>$- <text:s text:c="2"/></text:p>
          </table:table-cell>
          <table:table-cell table:style-name="ce19" table:formula="of:=SUM([.L39:.L47])" office:value-type="float" office:value="0">
            <text:p><text:s/>$- <text:s text:c="2"/></text:p>
          </table:table-cell>
          <table:table-cell table:style-name="ce19" table:formula="of:=SUM([.M39:.M47])" office:value-type="float" office:value="0">
            <text:p><text:s/>$- <text:s text:c="2"/></text:p>
          </table:table-cell>
          <table:table-cell table:number-columns-repeated="1011"/>
        </table:table-row>
        <table:table-row table:style-name="ro1" table:number-rows-repeated="2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number-columns-repeated="7"/>
          <table:table-cell table:style-name="ce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55]*12" office:value-type="float" office:value="0">
            <text:p><text:s/>$- <text:s text:c="2"/>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55]*[.D55]" office:value-type="float" office:value="0">
            <text:p><text:s/>$- <text:s text:c="2"/></text:p>
          </table:table-cell>
          <table:table-cell table:style-name="ce60" table:formula="of:=[.E55]*0.125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74" table:formula="of:=[.F55]+[.G55]+[.H55]+[.I55]+[.J55]+[.K55]+[.L55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56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6]*[.D56]" office:value-type="float" office:value="0">
            <text:p><text:s/>$- <text:s text:c="2"/></text:p>
          </table:table-cell>
          <table:table-cell table:style-name="ce61" table:formula="of:=[.E56]*0.125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75" table:formula="of:=[.F56]+[.G56]+[.H56]+[.I56]+[.J56]+[.K56]+[.L56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57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7]*[.D57]" office:value-type="float" office:value="0">
            <text:p><text:s/>$- <text:s text:c="2"/></text:p>
          </table:table-cell>
          <table:table-cell table:style-name="ce61" table:formula="of:=[.E57]*0.125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75" table:formula="of:=[.F57]+[.G57]+[.H57]+[.I57]+[.J57]+[.K57]+[.L57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58]*12" office:value-type="float" office:value="0">
            <text:p><text:s/>$- <text:s text:c="2"/>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58]*[.D58]" office:value-type="float" office:value="0">
            <text:p><text:s/>$- <text:s text:c="2"/></text:p>
          </table:table-cell>
          <table:table-cell table:style-name="ce61" table:formula="of:=[.E58]*0.125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75" table:formula="of:=[.F58]+[.G58]+[.H58]+[.I58]+[.J58]+[.K58]+[.L58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59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9]*[.D59]" office:value-type="float" office:value="0">
            <text:p><text:s/>$- <text:s text:c="2"/></text:p>
          </table:table-cell>
          <table:table-cell table:style-name="ce61" table:formula="of:=[.E59]*0.125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75" table:formula="of:=[.F59]+[.G59]+[.H59]+[.I59]+[.J59]+[.K59]+[.L59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60]*12" office:value-type="float" office:value="0">
            <text:p><text:s/>$- <text:s text:c="2"/>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60]*[.D60]" office:value-type="float" office:value="0">
            <text:p><text:s/>$- <text:s text:c="2"/></text:p>
          </table:table-cell>
          <table:table-cell table:style-name="ce61" table:formula="of:=[.E60]*0.125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75" table:formula="of:=[.F60]+[.G60]+[.H60]+[.I60]+[.J60]+[.K60]+[.L60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61]*12" office:value-type="float" office:value="0">
            <text:p><text:s/>$- <text:s text:c="2"/></text:p>
          </table:table-cell>
          <table:table-cell table:style-name="ce39" office:value-type="percentage" office:value="1">
            <text:p>100%</text:p>
          </table:table-cell>
          <table:table-cell table:style-name="ce51" table:formula="of:=[.C61]*[.D61]" office:value-type="float" office:value="0">
            <text:p><text:s/>$- <text:s text:c="2"/></text:p>
          </table:table-cell>
          <table:table-cell table:style-name="ce61" table:formula="of:=[.E61]*0.125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75" table:formula="of:=[.F61]+[.G61]+[.H61]+[.I61]+[.J61]+[.K61]+[.L61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62]*12" office:value-type="float" office:value="0">
            <text:p><text:s/>$- <text:s text:c="2"/>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62]*[.D62]" office:value-type="float" office:value="0">
            <text:p><text:s/>$- <text:s text:c="2"/></text:p>
          </table:table-cell>
          <table:table-cell table:style-name="ce61" table:formula="of:=[.E62]*0.125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75" table:formula="of:=[.F62]+[.G62]+[.H62]+[.I62]+[.J62]+[.K62]+[.L62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/>
          <table:table-cell table:style-name="ce40"/>
          <table:table-cell table:style-name="ce52"/>
          <table:table-cell table:number-columns-repeated="7" table:style-name="ce62"/>
          <table:table-cell table:style-name="ce76" table:formula="of:=[.F63]+[.G63]+[.H63]+[.I63]+[.J63]+[.K63]+[.L63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55:.B63])" office:value-type="float" office:value="0">
            <text:p><text:s/>$- <text:s text:c="2"/>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55:.F63])" office:value-type="float" office:value="0">
            <text:p><text:s/>$- <text:s text:c="2"/></text:p>
          </table:table-cell>
          <table:table-cell table:style-name="ce19" table:formula="of:=SUM([.G55:.G63])" office:value-type="float" office:value="0">
            <text:p><text:s/>$- <text:s text:c="2"/></text:p>
          </table:table-cell>
          <table:table-cell table:style-name="ce19" table:formula="of:=SUM([.H55:.H63])" office:value-type="float" office:value="0">
            <text:p><text:s/>$- <text:s text:c="2"/></text:p>
          </table:table-cell>
          <table:table-cell table:style-name="ce19" table:formula="of:=SUM([.I55:.I63])" office:value-type="float" office:value="0">
            <text:p><text:s/>$- <text:s text:c="2"/></text:p>
          </table:table-cell>
          <table:table-cell table:style-name="ce19" table:formula="of:=SUM([.J55:.J63])" office:value-type="float" office:value="0">
            <text:p><text:s/>$- <text:s text:c="2"/></text:p>
          </table:table-cell>
          <table:table-cell table:style-name="ce19" table:formula="of:=SUM([.K55:.K63])" office:value-type="float" office:value="0">
            <text:p><text:s/>$- <text:s text:c="2"/></text:p>
          </table:table-cell>
          <table:table-cell table:style-name="ce19" table:formula="of:=SUM([.L55:.L63])" office:value-type="float" office:value="0">
            <text:p><text:s/>$- <text:s text:c="2"/></text:p>
          </table:table-cell>
          <table:table-cell table:style-name="ce19" table:formula="of:=SUM([.M55:.M63])" office:value-type="float" office:value="0">
            <text:p><text:s/>$- <text:s text:c="2"/></text:p>
          </table:table-cell>
          <table:table-cell table:number-columns-repeated="1011"/>
        </table:table-row>
        <table:table-row table:style-name="ro3">
          <table:table-cell table:style-name="ce9" office:value-type="string" table:number-columns-spanned="13" table:number-rows-spanned="1">
            <text:p>DAILY SALES SUMMARY</text:p>
          </table:table-cell>
          <table:covered-table-cell table:number-columns-repeated="12" table:style-name="ce20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2">
          <table:table-cell table:style-name="ce10" table:number-columns-repeated="4"/>
          <table:table-cell table:style-name="ce55"/>
          <table:table-cell table:style-name="ce63" office:value-type="string">
            <text:p>Advanced</text:p>
            <text:p>TOTALS</text:p>
          </table:table-cell>
          <table:table-cell table:style-name="ce68" office:value-type="string">
            <text:p>As Earned</text:p>
            <text:p>Month 7</text:p>
          </table:table-cell>
          <table:table-cell table:style-name="ce68" office:value-type="string">
            <text:p>As Earned</text:p>
            <text:p>Month 8</text:p>
          </table:table-cell>
          <table:table-cell table:style-name="ce68" office:value-type="string">
            <text:p>As Earned</text:p>
            <text:p>Month 9</text:p>
          </table:table-cell>
          <table:table-cell table:style-name="ce68" office:value-type="string">
            <text:p>As Earned</text:p>
            <text:p>Month 10</text:p>
          </table:table-cell>
          <table:table-cell table:style-name="ce68" office:value-type="string">
            <text:p>As Earned</text:p>
            <text:p>Month 11</text:p>
          </table:table-cell>
          <table:table-cell table:style-name="ce68" office:value-type="string">
            <text:p>As Earned</text:p>
            <text:p>Month 12</text:p>
          </table:table-cell>
          <table:table-cell table:style-name="ce77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11"/>
          <table:table-cell table:style-name="ce21"/>
          <table:table-cell table:style-name="ce31"/>
          <table:table-cell table:style-name="ce43"/>
          <table:table-cell table:style-name="ce56"/>
          <table:table-cell table:style-name="ce64" table:number-columns-repeated="7"/>
          <table:table-cell table:style-name="ce78"/>
          <table:table-cell table:number-columns-repeated="1011"/>
        </table:table-row>
        <table:table-row table:style-name="ro1">
          <table:table-cell table:style-name="ce6" office:value-type="string">
            <text:p>Client 1:</text:p>
          </table:table-cell>
          <table:table-cell table:style-name="ce22" table:formula="of:=[.B3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16]" office:value-type="float" office:value="25">
            <text:p><text:s/>$25.00 </text:p>
          </table:table-cell>
          <table:table-cell table:style-name="ce28" table:formula="of:=[.G16]" office:value-type="float" office:value="1.84">
            <text:p><text:s/>$1.84 </text:p>
          </table:table-cell>
          <table:table-cell table:style-name="ce28" table:formula="of:=[.H16]" office:value-type="float" office:value="1.83">
            <text:p><text:s/>$1.83 </text:p>
          </table:table-cell>
          <table:table-cell table:style-name="ce28" table:formula="of:=[.I16]" office:value-type="float" office:value="1.83">
            <text:p><text:s/>$1.83 </text:p>
          </table:table-cell>
          <table:table-cell table:style-name="ce28" table:formula="of:=[.J16]" office:value-type="float" office:value="1.83">
            <text:p><text:s/>$1.83 </text:p>
          </table:table-cell>
          <table:table-cell table:style-name="ce28" table:formula="of:=[.K16]" office:value-type="float" office:value="1.83">
            <text:p><text:s/>$1.83 </text:p>
          </table:table-cell>
          <table:table-cell table:style-name="ce28" table:formula="of:=[.L16]" office:value-type="float" office:value="1.84">
            <text:p><text:s/>$1.84 </text:p>
          </table:table-cell>
          <table:table-cell table:style-name="ce79" table:formula="of:=[.M16]" office:value-type="float" office:value="36">
            <text:p><text:s/>$36.00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2:</text:p>
          </table:table-cell>
          <table:table-cell table:style-name="ce22" table:formula="of:=[.B19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32]" office:value-type="float" office:value="0">
            <text:p><text:s/>$- <text:s text:c="2"/></text:p>
          </table:table-cell>
          <table:table-cell table:style-name="ce28" table:formula="of:=[.G32]" office:value-type="float" office:value="0">
            <text:p><text:s/>$- <text:s text:c="2"/></text:p>
          </table:table-cell>
          <table:table-cell table:style-name="ce28" table:formula="of:=[.H32]" office:value-type="float" office:value="0">
            <text:p><text:s/>$- <text:s text:c="2"/></text:p>
          </table:table-cell>
          <table:table-cell table:style-name="ce28" table:formula="of:=[.I32]" office:value-type="float" office:value="0">
            <text:p><text:s/>$- <text:s text:c="2"/></text:p>
          </table:table-cell>
          <table:table-cell table:style-name="ce28" table:formula="of:=[.J32]" office:value-type="float" office:value="0">
            <text:p><text:s/>$- <text:s text:c="2"/></text:p>
          </table:table-cell>
          <table:table-cell table:style-name="ce28" table:formula="of:=[.K32]" office:value-type="float" office:value="0">
            <text:p><text:s/>$- <text:s text:c="2"/></text:p>
          </table:table-cell>
          <table:table-cell table:style-name="ce28" table:formula="of:=[.L32]" office:value-type="float" office:value="0">
            <text:p><text:s/>$- <text:s text:c="2"/></text:p>
          </table:table-cell>
          <table:table-cell table:style-name="ce79" table:formula="of:=[.M32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3:</text:p>
          </table:table-cell>
          <table:table-cell table:style-name="ce22" table:formula="of:=[.B35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48]" office:value-type="float" office:value="0">
            <text:p><text:s/>$- <text:s text:c="2"/></text:p>
          </table:table-cell>
          <table:table-cell table:style-name="ce28" table:formula="of:=[.G48]" office:value-type="float" office:value="0">
            <text:p><text:s/>$- <text:s text:c="2"/></text:p>
          </table:table-cell>
          <table:table-cell table:style-name="ce28" table:formula="of:=[.H48]" office:value-type="float" office:value="0">
            <text:p><text:s/>$- <text:s text:c="2"/></text:p>
          </table:table-cell>
          <table:table-cell table:style-name="ce28" table:formula="of:=[.I48]" office:value-type="float" office:value="0">
            <text:p><text:s/>$- <text:s text:c="2"/></text:p>
          </table:table-cell>
          <table:table-cell table:style-name="ce28" table:formula="of:=[.J48]" office:value-type="float" office:value="0">
            <text:p><text:s/>$- <text:s text:c="2"/></text:p>
          </table:table-cell>
          <table:table-cell table:style-name="ce28" table:formula="of:=[.K48]" office:value-type="float" office:value="0">
            <text:p><text:s/>$- <text:s text:c="2"/></text:p>
          </table:table-cell>
          <table:table-cell table:style-name="ce28" table:formula="of:=[.L48]" office:value-type="float" office:value="0">
            <text:p><text:s/>$- <text:s text:c="2"/></text:p>
          </table:table-cell>
          <table:table-cell table:style-name="ce79" table:formula="of:=[.M48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4:</text:p>
          </table:table-cell>
          <table:table-cell table:style-name="ce22" table:formula="of:=[.B51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64]" office:value-type="float" office:value="0">
            <text:p><text:s/>$- <text:s text:c="2"/></text:p>
          </table:table-cell>
          <table:table-cell table:style-name="ce28" table:formula="of:=[.G64]" office:value-type="float" office:value="0">
            <text:p><text:s/>$- <text:s text:c="2"/></text:p>
          </table:table-cell>
          <table:table-cell table:style-name="ce28" table:formula="of:=[.H64]" office:value-type="float" office:value="0">
            <text:p><text:s/>$- <text:s text:c="2"/></text:p>
          </table:table-cell>
          <table:table-cell table:style-name="ce28" table:formula="of:=[.I64]" office:value-type="float" office:value="0">
            <text:p><text:s/>$- <text:s text:c="2"/></text:p>
          </table:table-cell>
          <table:table-cell table:style-name="ce28" table:formula="of:=[.J64]" office:value-type="float" office:value="0">
            <text:p><text:s/>$- <text:s text:c="2"/></text:p>
          </table:table-cell>
          <table:table-cell table:style-name="ce28" table:formula="of:=[.K64]" office:value-type="float" office:value="0">
            <text:p><text:s/>$- <text:s text:c="2"/></text:p>
          </table:table-cell>
          <table:table-cell table:style-name="ce28" table:formula="of:=[.L64]" office:value-type="float" office:value="0">
            <text:p><text:s/>$- <text:s text:c="2"/></text:p>
          </table:table-cell>
          <table:table-cell table:style-name="ce79" table:formula="of:=[.M64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5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6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7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8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9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10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80"/>
          <table:table-cell table:number-columns-repeated="1011"/>
        </table:table-row>
        <table:table-row table:style-name="ro1">
          <table:table-cell table:style-name="ce8"/>
          <table:table-cell table:style-name="ce23"/>
          <table:table-cell table:style-name="ce34"/>
          <table:table-cell table:style-name="ce46"/>
          <table:table-cell table:style-name="ce59"/>
          <table:table-cell table:style-name="ce66" table:number-columns-repeated="7"/>
          <table:table-cell table:style-name="ce81"/>
          <table:table-cell table:number-columns-repeated="1011"/>
        </table:table-row>
        <table:table-row table:style-name="ro1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style-name="ce67" table:formula="of:=SUM([.F69:.F72])" office:value-type="float" office:value="25">
            <text:p><text:s/>$25.00 </text:p>
          </table:table-cell>
          <table:table-cell table:style-name="ce67" table:formula="of:=SUM([.G69:.G72])" office:value-type="float" office:value="1.84">
            <text:p><text:s/>$1.84 </text:p>
          </table:table-cell>
          <table:table-cell table:style-name="ce67" table:formula="of:=SUM([.H69:.H72])" office:value-type="float" office:value="1.83">
            <text:p><text:s/>$1.83 </text:p>
          </table:table-cell>
          <table:table-cell table:style-name="ce67" table:formula="of:=SUM([.I69:.I72])" office:value-type="float" office:value="1.83">
            <text:p><text:s/>$1.83 </text:p>
          </table:table-cell>
          <table:table-cell table:style-name="ce67" table:formula="of:=SUM([.J69:.J72])" office:value-type="float" office:value="1.83">
            <text:p><text:s/>$1.83 </text:p>
          </table:table-cell>
          <table:table-cell table:style-name="ce67" table:formula="of:=SUM([.K69:.K72])" office:value-type="float" office:value="1.83">
            <text:p><text:s/>$1.83 </text:p>
          </table:table-cell>
          <table:table-cell table:style-name="ce67" table:formula="of:=SUM([.L69:.L72])" office:value-type="float" office:value="1.84">
            <text:p><text:s/>$1.84 </text:p>
          </table:table-cell>
          <table:table-cell table:style-name="ce67" table:formula="of:=SUM([.M69:.M72])" office:value-type="float" office:value="36">
            <text:p><text:s/>$36.00 </text:p>
          </table:table-cell>
          <table:table-cell table:number-columns-repeated="1011"/>
        </table:table-row>
        <table:table-row table:style-name="ro1" table:number-rows-repeated="40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number-columns-repeated="7"/>
          <table:table-cell table:style-name="ce3"/>
          <table:table-cell table:number-columns-repeated="1011"/>
        </table:table-row>
        <table:table-row table:style-name="ro1" table:number-rows-repeated="10484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dnesday" table:style-name="ta4" table:print="false">
        <table:table-column table:style-name="co1" table:default-cell-style-name="Excel_20_Built-in_20_Normal"/>
        <table:table-column table:style-name="co2" table:number-columns-repeated="1023" table:default-cell-style-name="Excel_20_Built-in_20_Normal"/>
        <table:table-row table:style-name="ro1">
          <table:table-cell table:style-name="ce1" office:value-type="string" table:number-columns-spanned="13" table:number-rows-spanned="1">
            <text:p>SALES BONUS REPORT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7]*12" office:value-type="float" office:value="0">
            <text:p><text:s/>$- <text:s text:c="2"/>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7]*[.D7]" office:value-type="float" office:value="0">
            <text:p><text:s/>$- <text:s text:c="2"/></text:p>
          </table:table-cell>
          <table:table-cell table:style-name="ce60" table:formula="of:=[.E7]*0.125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74" table:formula="of:=[.F7]+[.G7]+[.H7]+[.I7]+[.J7]+[.K7]+[.L7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8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8]*[.D8]" office:value-type="float" office:value="0">
            <text:p><text:s/>$- <text:s text:c="2"/></text:p>
          </table:table-cell>
          <table:table-cell table:style-name="ce61" table:formula="of:=[.E8]*0.125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75" table:formula="of:=[.F8]+[.G8]+[.H8]+[.I8]+[.J8]+[.K8]+[.L8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9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9]*[.D9]" office:value-type="float" office:value="0">
            <text:p><text:s/>$- <text:s text:c="2"/></text:p>
          </table:table-cell>
          <table:table-cell table:style-name="ce61" table:formula="of:=[.E9]*0.125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75" table:formula="of:=[.F9]+[.G9]+[.H9]+[.I9]+[.J9]+[.K9]+[.L9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10]*12" office:value-type="float" office:value="0">
            <text:p><text:s/>$- <text:s text:c="2"/>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10]*[.D10]" office:value-type="float" office:value="0">
            <text:p><text:s/>$- <text:s text:c="2"/></text:p>
          </table:table-cell>
          <table:table-cell table:style-name="ce61" table:formula="of:=[.E10]*0.125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75" table:formula="of:=[.F10]+[.G10]+[.H10]+[.I10]+[.J10]+[.K10]+[.L10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11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11]*[.D11]" office:value-type="float" office:value="0">
            <text:p><text:s/>$- <text:s text:c="2"/></text:p>
          </table:table-cell>
          <table:table-cell table:style-name="ce61" table:formula="of:=[.E11]*0.125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75" table:formula="of:=[.F11]+[.G11]+[.H11]+[.I11]+[.J11]+[.K11]+[.L11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12]*12" office:value-type="float" office:value="0">
            <text:p><text:s/>$- <text:s text:c="2"/>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12]*[.D12]" office:value-type="float" office:value="0">
            <text:p><text:s/>$- <text:s text:c="2"/></text:p>
          </table:table-cell>
          <table:table-cell table:style-name="ce61" table:formula="of:=[.E12]*0.125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75" table:formula="of:=[.F12]+[.G12]+[.H12]+[.I12]+[.J12]+[.K12]+[.L12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13]*12" office:value-type="float" office:value="0">
            <text:p><text:s/>$- <text:s text:c="2"/></text:p>
          </table:table-cell>
          <table:table-cell table:style-name="ce39" office:value-type="percentage" office:value="1">
            <text:p>100%</text:p>
          </table:table-cell>
          <table:table-cell table:style-name="ce51" table:formula="of:=[.C13]*[.D13]" office:value-type="float" office:value="0">
            <text:p><text:s/>$- <text:s text:c="2"/></text:p>
          </table:table-cell>
          <table:table-cell table:style-name="ce61" table:formula="of:=[.E13]*0.125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75" table:formula="of:=[.F13]+[.G13]+[.H13]+[.I13]+[.J13]+[.K13]+[.L13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14]*12" office:value-type="float" office:value="0">
            <text:p><text:s/>$- <text:s text:c="2"/>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14]*[.D14]" office:value-type="float" office:value="0">
            <text:p><text:s/>$- <text:s text:c="2"/></text:p>
          </table:table-cell>
          <table:table-cell table:style-name="ce61" table:formula="of:=[.E14]*0.125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75" table:formula="of:=[.F14]+[.G14]+[.H14]+[.I14]+[.J14]+[.K14]+[.L14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 office:value-type="float" office:value="10">
            <text:p><text:s/>$10.00 </text:p>
          </table:table-cell>
          <table:table-cell table:style-name="ce29" table:formula="of:=[.B15]*12" office:value-type="float" office:value="120">
            <text:p><text:s/>$120.00 </text:p>
          </table:table-cell>
          <table:table-cell table:style-name="ce40" office:value-type="percentage" office:value="0.3">
            <text:p>30%</text:p>
          </table:table-cell>
          <table:table-cell table:style-name="ce52" table:formula="of:=[.C15]*[.D15]" office:value-type="float" office:value="36">
            <text:p><text:s/>$36.00 </text:p>
          </table:table-cell>
          <table:table-cell table:style-name="ce62" office:value-type="float" office:value="25">
            <text:p><text:s/>$25.00 </text:p>
          </table:table-cell>
          <table:table-cell table:style-name="ce62" office:value-type="float" office:value="1.84">
            <text:p><text:s/>$1.84 </text:p>
          </table:table-cell>
          <table:table-cell table:number-columns-repeated="4" table:style-name="ce62" office:value-type="float" office:value="1.83">
            <text:p><text:s/>$1.83 </text:p>
          </table:table-cell>
          <table:table-cell table:style-name="ce62" office:value-type="float" office:value="1.84">
            <text:p><text:s/>$1.84 </text:p>
          </table:table-cell>
          <table:table-cell table:style-name="ce76" table:formula="of:=[.F15]+[.G15]+[.H15]+[.I15]+[.J15]+[.K15]+[.L15]" office:value-type="float" office:value="36">
            <text:p><text:s/>$36.00 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7:.B15])" office:value-type="float" office:value="10">
            <text:p><text:s/>$10.00 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7:.F15])" office:value-type="float" office:value="25">
            <text:p><text:s/>$25.00 </text:p>
          </table:table-cell>
          <table:table-cell table:style-name="ce19" table:formula="of:=SUM([.G7:.G15])" office:value-type="float" office:value="1.84">
            <text:p><text:s/>$1.84 </text:p>
          </table:table-cell>
          <table:table-cell table:style-name="ce19" table:formula="of:=SUM([.H7:.H15])" office:value-type="float" office:value="1.83">
            <text:p><text:s/>$1.83 </text:p>
          </table:table-cell>
          <table:table-cell table:style-name="ce19" table:formula="of:=SUM([.I7:.I15])" office:value-type="float" office:value="1.83">
            <text:p><text:s/>$1.83 </text:p>
          </table:table-cell>
          <table:table-cell table:style-name="ce19" table:formula="of:=SUM([.J7:.J15])" office:value-type="float" office:value="1.83">
            <text:p><text:s/>$1.83 </text:p>
          </table:table-cell>
          <table:table-cell table:style-name="ce19" table:formula="of:=SUM([.K7:.K15])" office:value-type="float" office:value="1.83">
            <text:p><text:s/>$1.83 </text:p>
          </table:table-cell>
          <table:table-cell table:style-name="ce19" table:formula="of:=SUM([.L7:.L15])" office:value-type="float" office:value="1.84">
            <text:p><text:s/>$1.84 </text:p>
          </table:table-cell>
          <table:table-cell table:style-name="ce19" table:formula="of:=SUM([.M7:.M15])" office:value-type="float" office:value="36">
            <text:p><text:s/>$36.00 </text:p>
          </table:table-cell>
          <table:table-cell table:number-columns-repeated="1011"/>
        </table:table-row>
        <table:table-row table:style-name="ro1" table:number-rows-repeated="2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number-columns-repeated="7"/>
          <table:table-cell table:style-name="ce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23]*12" office:value-type="float" office:value="0">
            <text:p><text:s/>$- <text:s text:c="2"/>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23]*[.D23]" office:value-type="float" office:value="0">
            <text:p><text:s/>$- <text:s text:c="2"/></text:p>
          </table:table-cell>
          <table:table-cell table:style-name="ce60" table:formula="of:=[.E23]*0.125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74" table:formula="of:=[.F23]+[.G23]+[.H23]+[.I23]+[.J23]+[.K23]+[.L23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24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24]*[.D24]" office:value-type="float" office:value="0">
            <text:p><text:s/>$- <text:s text:c="2"/></text:p>
          </table:table-cell>
          <table:table-cell table:style-name="ce61" table:formula="of:=[.E24]*0.125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75" table:formula="of:=[.F24]+[.G24]+[.H24]+[.I24]+[.J24]+[.K24]+[.L24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25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25]*[.D25]" office:value-type="float" office:value="0">
            <text:p><text:s/>$- <text:s text:c="2"/></text:p>
          </table:table-cell>
          <table:table-cell table:style-name="ce61" table:formula="of:=[.E25]*0.125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75" table:formula="of:=[.F25]+[.G25]+[.H25]+[.I25]+[.J25]+[.K25]+[.L25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26]*12" office:value-type="float" office:value="0">
            <text:p><text:s/>$- <text:s text:c="2"/>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26]*[.D26]" office:value-type="float" office:value="0">
            <text:p><text:s/>$- <text:s text:c="2"/></text:p>
          </table:table-cell>
          <table:table-cell table:style-name="ce61" table:formula="of:=[.E26]*0.125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75" table:formula="of:=[.F26]+[.G26]+[.H26]+[.I26]+[.J26]+[.K26]+[.L26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27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27]*[.D27]" office:value-type="float" office:value="0">
            <text:p><text:s/>$- <text:s text:c="2"/></text:p>
          </table:table-cell>
          <table:table-cell table:style-name="ce61" table:formula="of:=[.E27]*0.125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75" table:formula="of:=[.F27]+[.G27]+[.H27]+[.I27]+[.J27]+[.K27]+[.L27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28]*12" office:value-type="float" office:value="0">
            <text:p><text:s/>$- <text:s text:c="2"/>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28]*[.D28]" office:value-type="float" office:value="0">
            <text:p><text:s/>$- <text:s text:c="2"/></text:p>
          </table:table-cell>
          <table:table-cell table:style-name="ce61" table:formula="of:=[.E28]*0.125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75" table:formula="of:=[.F28]+[.G28]+[.H28]+[.I28]+[.J28]+[.K28]+[.L28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29]*12" office:value-type="float" office:value="0">
            <text:p><text:s/>$- <text:s text:c="2"/>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29]*[.D29]" office:value-type="float" office:value="0">
            <text:p><text:s/>$- <text:s text:c="2"/></text:p>
          </table:table-cell>
          <table:table-cell table:style-name="ce61" table:formula="of:=[.E29]*0.125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75" table:formula="of:=[.F29]+[.G29]+[.H29]+[.I29]+[.J29]+[.K29]+[.L29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30]*12" office:value-type="float" office:value="0">
            <text:p><text:s/>$- <text:s text:c="2"/></text:p>
          </table:table-cell>
          <table:table-cell table:style-name="ce39" office:value-type="percentage" office:value="1">
            <text:p>100%</text:p>
          </table:table-cell>
          <table:table-cell table:style-name="ce51" table:formula="of:=[.C30]*[.D30]" office:value-type="float" office:value="0">
            <text:p><text:s/>$- <text:s text:c="2"/></text:p>
          </table:table-cell>
          <table:table-cell table:style-name="ce61" table:formula="of:=[.E30]*0.125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75" table:formula="of:=[.F30]+[.G30]+[.H30]+[.I30]+[.J30]+[.K30]+[.L30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/>
          <table:table-cell table:style-name="ce40"/>
          <table:table-cell table:style-name="ce52"/>
          <table:table-cell table:number-columns-repeated="7" table:style-name="ce62"/>
          <table:table-cell table:style-name="ce76" table:formula="of:=[.F31]+[.G31]+[.H31]+[.I31]+[.J31]+[.K31]+[.L31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23:.B31])" office:value-type="float" office:value="0">
            <text:p><text:s/>$- <text:s text:c="2"/>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23:.F31])" office:value-type="float" office:value="0">
            <text:p><text:s/>$- <text:s text:c="2"/></text:p>
          </table:table-cell>
          <table:table-cell table:style-name="ce19" table:formula="of:=SUM([.G23:.G31])" office:value-type="float" office:value="0">
            <text:p><text:s/>$- <text:s text:c="2"/></text:p>
          </table:table-cell>
          <table:table-cell table:style-name="ce19" table:formula="of:=SUM([.H23:.H31])" office:value-type="float" office:value="0">
            <text:p><text:s/>$- <text:s text:c="2"/></text:p>
          </table:table-cell>
          <table:table-cell table:style-name="ce19" table:formula="of:=SUM([.I23:.I31])" office:value-type="float" office:value="0">
            <text:p><text:s/>$- <text:s text:c="2"/></text:p>
          </table:table-cell>
          <table:table-cell table:style-name="ce19" table:formula="of:=SUM([.J23:.J31])" office:value-type="float" office:value="0">
            <text:p><text:s/>$- <text:s text:c="2"/></text:p>
          </table:table-cell>
          <table:table-cell table:style-name="ce19" table:formula="of:=SUM([.K23:.K31])" office:value-type="float" office:value="0">
            <text:p><text:s/>$- <text:s text:c="2"/></text:p>
          </table:table-cell>
          <table:table-cell table:style-name="ce19" table:formula="of:=SUM([.L23:.L31])" office:value-type="float" office:value="0">
            <text:p><text:s/>$- <text:s text:c="2"/></text:p>
          </table:table-cell>
          <table:table-cell table:style-name="ce19" table:formula="of:=SUM([.M23:.M31])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1" office:value-type="string" table:number-columns-spanned="13" table:number-rows-spanned="1">
            <text:p>SALES BONUS REPORT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39]*12" office:value-type="float" office:value="0">
            <text:p><text:s/>$- <text:s text:c="2"/>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39]*[.D39]" office:value-type="float" office:value="0">
            <text:p><text:s/>$- <text:s text:c="2"/></text:p>
          </table:table-cell>
          <table:table-cell table:style-name="ce60" table:formula="of:=[.E39]*0.125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74" table:formula="of:=[.F39]+[.G39]+[.H39]+[.I39]+[.J39]+[.K39]+[.L39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40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40]*[.D40]" office:value-type="float" office:value="0">
            <text:p><text:s/>$- <text:s text:c="2"/></text:p>
          </table:table-cell>
          <table:table-cell table:style-name="ce61" table:formula="of:=[.E40]*0.125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75" table:formula="of:=[.F40]+[.G40]+[.H40]+[.I40]+[.J40]+[.K40]+[.L40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41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41]*[.D41]" office:value-type="float" office:value="0">
            <text:p><text:s/>$- <text:s text:c="2"/></text:p>
          </table:table-cell>
          <table:table-cell table:style-name="ce61" table:formula="of:=[.E41]*0.125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75" table:formula="of:=[.F41]+[.G41]+[.H41]+[.I41]+[.J41]+[.K41]+[.L41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42]*12" office:value-type="float" office:value="0">
            <text:p><text:s/>$- <text:s text:c="2"/>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42]*[.D42]" office:value-type="float" office:value="0">
            <text:p><text:s/>$- <text:s text:c="2"/></text:p>
          </table:table-cell>
          <table:table-cell table:style-name="ce61" table:formula="of:=[.E42]*0.125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75" table:formula="of:=[.F42]+[.G42]+[.H42]+[.I42]+[.J42]+[.K42]+[.L42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43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43]*[.D43]" office:value-type="float" office:value="0">
            <text:p><text:s/>$- <text:s text:c="2"/></text:p>
          </table:table-cell>
          <table:table-cell table:style-name="ce61" table:formula="of:=[.E43]*0.125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75" table:formula="of:=[.F43]+[.G43]+[.H43]+[.I43]+[.J43]+[.K43]+[.L43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44]*12" office:value-type="float" office:value="0">
            <text:p><text:s/>$- <text:s text:c="2"/>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44]*[.D44]" office:value-type="float" office:value="0">
            <text:p><text:s/>$- <text:s text:c="2"/></text:p>
          </table:table-cell>
          <table:table-cell table:style-name="ce61" table:formula="of:=[.E44]*0.125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75" table:formula="of:=[.F44]+[.G44]+[.H44]+[.I44]+[.J44]+[.K44]+[.L44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45]*12" office:value-type="float" office:value="0">
            <text:p><text:s/>$- <text:s text:c="2"/></text:p>
          </table:table-cell>
          <table:table-cell table:style-name="ce39" office:value-type="percentage" office:value="1">
            <text:p>100%</text:p>
          </table:table-cell>
          <table:table-cell table:style-name="ce51" table:formula="of:=[.C45]*[.D45]" office:value-type="float" office:value="0">
            <text:p><text:s/>$- <text:s text:c="2"/></text:p>
          </table:table-cell>
          <table:table-cell table:style-name="ce61" table:formula="of:=[.E45]*0.125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75" table:formula="of:=[.F45]+[.G45]+[.H45]+[.I45]+[.J45]+[.K45]+[.L45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46]*12" office:value-type="float" office:value="0">
            <text:p><text:s/>$- <text:s text:c="2"/>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46]*[.D46]" office:value-type="float" office:value="0">
            <text:p><text:s/>$- <text:s text:c="2"/></text:p>
          </table:table-cell>
          <table:table-cell table:style-name="ce61" table:formula="of:=[.E46]*0.125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75" table:formula="of:=[.F46]+[.G46]+[.H46]+[.I46]+[.J46]+[.K46]+[.L46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/>
          <table:table-cell table:style-name="ce40"/>
          <table:table-cell table:style-name="ce52"/>
          <table:table-cell table:number-columns-repeated="7" table:style-name="ce62"/>
          <table:table-cell table:style-name="ce76" table:formula="of:=[.F47]+[.G47]+[.H47]+[.I47]+[.J47]+[.K47]+[.L47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39:.B47])" office:value-type="float" office:value="0">
            <text:p><text:s/>$- <text:s text:c="2"/>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39:.F47])" office:value-type="float" office:value="0">
            <text:p><text:s/>$- <text:s text:c="2"/></text:p>
          </table:table-cell>
          <table:table-cell table:style-name="ce19" table:formula="of:=SUM([.G39:.G47])" office:value-type="float" office:value="0">
            <text:p><text:s/>$- <text:s text:c="2"/></text:p>
          </table:table-cell>
          <table:table-cell table:style-name="ce19" table:formula="of:=SUM([.H39:.H47])" office:value-type="float" office:value="0">
            <text:p><text:s/>$- <text:s text:c="2"/></text:p>
          </table:table-cell>
          <table:table-cell table:style-name="ce19" table:formula="of:=SUM([.I39:.I47])" office:value-type="float" office:value="0">
            <text:p><text:s/>$- <text:s text:c="2"/></text:p>
          </table:table-cell>
          <table:table-cell table:style-name="ce19" table:formula="of:=SUM([.J39:.J47])" office:value-type="float" office:value="0">
            <text:p><text:s/>$- <text:s text:c="2"/></text:p>
          </table:table-cell>
          <table:table-cell table:style-name="ce19" table:formula="of:=SUM([.K39:.K47])" office:value-type="float" office:value="0">
            <text:p><text:s/>$- <text:s text:c="2"/></text:p>
          </table:table-cell>
          <table:table-cell table:style-name="ce19" table:formula="of:=SUM([.L39:.L47])" office:value-type="float" office:value="0">
            <text:p><text:s/>$- <text:s text:c="2"/></text:p>
          </table:table-cell>
          <table:table-cell table:style-name="ce19" table:formula="of:=SUM([.M39:.M47])" office:value-type="float" office:value="0">
            <text:p><text:s/>$- <text:s text:c="2"/></text:p>
          </table:table-cell>
          <table:table-cell table:number-columns-repeated="1011"/>
        </table:table-row>
        <table:table-row table:style-name="ro1" table:number-rows-repeated="2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number-columns-repeated="7"/>
          <table:table-cell table:style-name="ce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55]*12" office:value-type="float" office:value="0">
            <text:p><text:s/>$- <text:s text:c="2"/>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55]*[.D55]" office:value-type="float" office:value="0">
            <text:p><text:s/>$- <text:s text:c="2"/></text:p>
          </table:table-cell>
          <table:table-cell table:style-name="ce60" table:formula="of:=[.E55]*0.125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74" table:formula="of:=[.F55]+[.G55]+[.H55]+[.I55]+[.J55]+[.K55]+[.L55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56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6]*[.D56]" office:value-type="float" office:value="0">
            <text:p><text:s/>$- <text:s text:c="2"/></text:p>
          </table:table-cell>
          <table:table-cell table:style-name="ce61" table:formula="of:=[.E56]*0.125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75" table:formula="of:=[.F56]+[.G56]+[.H56]+[.I56]+[.J56]+[.K56]+[.L56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57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7]*[.D57]" office:value-type="float" office:value="0">
            <text:p><text:s/>$- <text:s text:c="2"/></text:p>
          </table:table-cell>
          <table:table-cell table:style-name="ce61" table:formula="of:=[.E57]*0.125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75" table:formula="of:=[.F57]+[.G57]+[.H57]+[.I57]+[.J57]+[.K57]+[.L57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58]*12" office:value-type="float" office:value="0">
            <text:p><text:s/>$- <text:s text:c="2"/>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58]*[.D58]" office:value-type="float" office:value="0">
            <text:p><text:s/>$- <text:s text:c="2"/></text:p>
          </table:table-cell>
          <table:table-cell table:style-name="ce61" table:formula="of:=[.E58]*0.125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75" table:formula="of:=[.F58]+[.G58]+[.H58]+[.I58]+[.J58]+[.K58]+[.L58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59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9]*[.D59]" office:value-type="float" office:value="0">
            <text:p><text:s/>$- <text:s text:c="2"/></text:p>
          </table:table-cell>
          <table:table-cell table:style-name="ce61" table:formula="of:=[.E59]*0.125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75" table:formula="of:=[.F59]+[.G59]+[.H59]+[.I59]+[.J59]+[.K59]+[.L59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60]*12" office:value-type="float" office:value="0">
            <text:p><text:s/>$- <text:s text:c="2"/>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60]*[.D60]" office:value-type="float" office:value="0">
            <text:p><text:s/>$- <text:s text:c="2"/></text:p>
          </table:table-cell>
          <table:table-cell table:style-name="ce61" table:formula="of:=[.E60]*0.125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75" table:formula="of:=[.F60]+[.G60]+[.H60]+[.I60]+[.J60]+[.K60]+[.L60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61]*12" office:value-type="float" office:value="0">
            <text:p><text:s/>$- <text:s text:c="2"/></text:p>
          </table:table-cell>
          <table:table-cell table:style-name="ce39" office:value-type="percentage" office:value="1">
            <text:p>100%</text:p>
          </table:table-cell>
          <table:table-cell table:style-name="ce51" table:formula="of:=[.C61]*[.D61]" office:value-type="float" office:value="0">
            <text:p><text:s/>$- <text:s text:c="2"/></text:p>
          </table:table-cell>
          <table:table-cell table:style-name="ce61" table:formula="of:=[.E61]*0.125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75" table:formula="of:=[.F61]+[.G61]+[.H61]+[.I61]+[.J61]+[.K61]+[.L61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62]*12" office:value-type="float" office:value="0">
            <text:p><text:s/>$- <text:s text:c="2"/>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62]*[.D62]" office:value-type="float" office:value="0">
            <text:p><text:s/>$- <text:s text:c="2"/></text:p>
          </table:table-cell>
          <table:table-cell table:style-name="ce61" table:formula="of:=[.E62]*0.125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75" table:formula="of:=[.F62]+[.G62]+[.H62]+[.I62]+[.J62]+[.K62]+[.L62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/>
          <table:table-cell table:style-name="ce40"/>
          <table:table-cell table:style-name="ce52"/>
          <table:table-cell table:number-columns-repeated="7" table:style-name="ce62"/>
          <table:table-cell table:style-name="ce76" table:formula="of:=[.F63]+[.G63]+[.H63]+[.I63]+[.J63]+[.K63]+[.L63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55:.B63])" office:value-type="float" office:value="0">
            <text:p><text:s/>$- <text:s text:c="2"/>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55:.F63])" office:value-type="float" office:value="0">
            <text:p><text:s/>$- <text:s text:c="2"/></text:p>
          </table:table-cell>
          <table:table-cell table:style-name="ce19" table:formula="of:=SUM([.G55:.G63])" office:value-type="float" office:value="0">
            <text:p><text:s/>$- <text:s text:c="2"/></text:p>
          </table:table-cell>
          <table:table-cell table:style-name="ce19" table:formula="of:=SUM([.H55:.H63])" office:value-type="float" office:value="0">
            <text:p><text:s/>$- <text:s text:c="2"/></text:p>
          </table:table-cell>
          <table:table-cell table:style-name="ce19" table:formula="of:=SUM([.I55:.I63])" office:value-type="float" office:value="0">
            <text:p><text:s/>$- <text:s text:c="2"/></text:p>
          </table:table-cell>
          <table:table-cell table:style-name="ce19" table:formula="of:=SUM([.J55:.J63])" office:value-type="float" office:value="0">
            <text:p><text:s/>$- <text:s text:c="2"/></text:p>
          </table:table-cell>
          <table:table-cell table:style-name="ce19" table:formula="of:=SUM([.K55:.K63])" office:value-type="float" office:value="0">
            <text:p><text:s/>$- <text:s text:c="2"/></text:p>
          </table:table-cell>
          <table:table-cell table:style-name="ce19" table:formula="of:=SUM([.L55:.L63])" office:value-type="float" office:value="0">
            <text:p><text:s/>$- <text:s text:c="2"/></text:p>
          </table:table-cell>
          <table:table-cell table:style-name="ce19" table:formula="of:=SUM([.M55:.M63])" office:value-type="float" office:value="0">
            <text:p><text:s/>$- <text:s text:c="2"/></text:p>
          </table:table-cell>
          <table:table-cell table:number-columns-repeated="1011"/>
        </table:table-row>
        <table:table-row table:style-name="ro3">
          <table:table-cell table:style-name="ce9" office:value-type="string" table:number-columns-spanned="13" table:number-rows-spanned="1">
            <text:p>DAILY SALES SUMMARY</text:p>
          </table:table-cell>
          <table:covered-table-cell table:number-columns-repeated="12" table:style-name="ce20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2">
          <table:table-cell table:style-name="ce10" table:number-columns-repeated="4"/>
          <table:table-cell table:style-name="ce55"/>
          <table:table-cell table:style-name="ce63" office:value-type="string">
            <text:p>Advanced</text:p>
            <text:p>TOTALS</text:p>
          </table:table-cell>
          <table:table-cell table:style-name="ce68" office:value-type="string">
            <text:p>As Earned</text:p>
            <text:p>Month 7</text:p>
          </table:table-cell>
          <table:table-cell table:style-name="ce68" office:value-type="string">
            <text:p>As Earned</text:p>
            <text:p>Month 8</text:p>
          </table:table-cell>
          <table:table-cell table:style-name="ce68" office:value-type="string">
            <text:p>As Earned</text:p>
            <text:p>Month 9</text:p>
          </table:table-cell>
          <table:table-cell table:style-name="ce68" office:value-type="string">
            <text:p>As Earned</text:p>
            <text:p>Month 10</text:p>
          </table:table-cell>
          <table:table-cell table:style-name="ce68" office:value-type="string">
            <text:p>As Earned</text:p>
            <text:p>Month 11</text:p>
          </table:table-cell>
          <table:table-cell table:style-name="ce68" office:value-type="string">
            <text:p>As Earned</text:p>
            <text:p>Month 12</text:p>
          </table:table-cell>
          <table:table-cell table:style-name="ce77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11"/>
          <table:table-cell table:style-name="ce21"/>
          <table:table-cell table:style-name="ce31"/>
          <table:table-cell table:style-name="ce43"/>
          <table:table-cell table:style-name="ce56"/>
          <table:table-cell table:style-name="ce64" table:number-columns-repeated="7"/>
          <table:table-cell table:style-name="ce78"/>
          <table:table-cell table:number-columns-repeated="1011"/>
        </table:table-row>
        <table:table-row table:style-name="ro1">
          <table:table-cell table:style-name="ce6" office:value-type="string">
            <text:p>Client 1:</text:p>
          </table:table-cell>
          <table:table-cell table:style-name="ce22" table:formula="of:=[.B3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16]" office:value-type="float" office:value="25">
            <text:p><text:s/>$25.00 </text:p>
          </table:table-cell>
          <table:table-cell table:style-name="ce28" table:formula="of:=[.G16]" office:value-type="float" office:value="1.84">
            <text:p><text:s/>$1.84 </text:p>
          </table:table-cell>
          <table:table-cell table:style-name="ce28" table:formula="of:=[.H16]" office:value-type="float" office:value="1.83">
            <text:p><text:s/>$1.83 </text:p>
          </table:table-cell>
          <table:table-cell table:style-name="ce28" table:formula="of:=[.I16]" office:value-type="float" office:value="1.83">
            <text:p><text:s/>$1.83 </text:p>
          </table:table-cell>
          <table:table-cell table:style-name="ce28" table:formula="of:=[.J16]" office:value-type="float" office:value="1.83">
            <text:p><text:s/>$1.83 </text:p>
          </table:table-cell>
          <table:table-cell table:style-name="ce28" table:formula="of:=[.K16]" office:value-type="float" office:value="1.83">
            <text:p><text:s/>$1.83 </text:p>
          </table:table-cell>
          <table:table-cell table:style-name="ce28" table:formula="of:=[.L16]" office:value-type="float" office:value="1.84">
            <text:p><text:s/>$1.84 </text:p>
          </table:table-cell>
          <table:table-cell table:style-name="ce79" table:formula="of:=[.M16]" office:value-type="float" office:value="36">
            <text:p><text:s/>$36.00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2:</text:p>
          </table:table-cell>
          <table:table-cell table:style-name="ce22" table:formula="of:=[.B19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32]" office:value-type="float" office:value="0">
            <text:p><text:s/>$- <text:s text:c="2"/></text:p>
          </table:table-cell>
          <table:table-cell table:style-name="ce28" table:formula="of:=[.G32]" office:value-type="float" office:value="0">
            <text:p><text:s/>$- <text:s text:c="2"/></text:p>
          </table:table-cell>
          <table:table-cell table:style-name="ce28" table:formula="of:=[.H32]" office:value-type="float" office:value="0">
            <text:p><text:s/>$- <text:s text:c="2"/></text:p>
          </table:table-cell>
          <table:table-cell table:style-name="ce28" table:formula="of:=[.I32]" office:value-type="float" office:value="0">
            <text:p><text:s/>$- <text:s text:c="2"/></text:p>
          </table:table-cell>
          <table:table-cell table:style-name="ce28" table:formula="of:=[.J32]" office:value-type="float" office:value="0">
            <text:p><text:s/>$- <text:s text:c="2"/></text:p>
          </table:table-cell>
          <table:table-cell table:style-name="ce28" table:formula="of:=[.K32]" office:value-type="float" office:value="0">
            <text:p><text:s/>$- <text:s text:c="2"/></text:p>
          </table:table-cell>
          <table:table-cell table:style-name="ce28" table:formula="of:=[.L32]" office:value-type="float" office:value="0">
            <text:p><text:s/>$- <text:s text:c="2"/></text:p>
          </table:table-cell>
          <table:table-cell table:style-name="ce79" table:formula="of:=[.M32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3:</text:p>
          </table:table-cell>
          <table:table-cell table:style-name="ce22" table:formula="of:=[.B35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48]" office:value-type="float" office:value="0">
            <text:p><text:s/>$- <text:s text:c="2"/></text:p>
          </table:table-cell>
          <table:table-cell table:style-name="ce28" table:formula="of:=[.G48]" office:value-type="float" office:value="0">
            <text:p><text:s/>$- <text:s text:c="2"/></text:p>
          </table:table-cell>
          <table:table-cell table:style-name="ce28" table:formula="of:=[.H48]" office:value-type="float" office:value="0">
            <text:p><text:s/>$- <text:s text:c="2"/></text:p>
          </table:table-cell>
          <table:table-cell table:style-name="ce28" table:formula="of:=[.I48]" office:value-type="float" office:value="0">
            <text:p><text:s/>$- <text:s text:c="2"/></text:p>
          </table:table-cell>
          <table:table-cell table:style-name="ce28" table:formula="of:=[.J48]" office:value-type="float" office:value="0">
            <text:p><text:s/>$- <text:s text:c="2"/></text:p>
          </table:table-cell>
          <table:table-cell table:style-name="ce28" table:formula="of:=[.K48]" office:value-type="float" office:value="0">
            <text:p><text:s/>$- <text:s text:c="2"/></text:p>
          </table:table-cell>
          <table:table-cell table:style-name="ce28" table:formula="of:=[.L48]" office:value-type="float" office:value="0">
            <text:p><text:s/>$- <text:s text:c="2"/></text:p>
          </table:table-cell>
          <table:table-cell table:style-name="ce79" table:formula="of:=[.M48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4:</text:p>
          </table:table-cell>
          <table:table-cell table:style-name="ce22" table:formula="of:=[.B51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64]" office:value-type="float" office:value="0">
            <text:p><text:s/>$- <text:s text:c="2"/></text:p>
          </table:table-cell>
          <table:table-cell table:style-name="ce28" table:formula="of:=[.G64]" office:value-type="float" office:value="0">
            <text:p><text:s/>$- <text:s text:c="2"/></text:p>
          </table:table-cell>
          <table:table-cell table:style-name="ce28" table:formula="of:=[.H64]" office:value-type="float" office:value="0">
            <text:p><text:s/>$- <text:s text:c="2"/></text:p>
          </table:table-cell>
          <table:table-cell table:style-name="ce28" table:formula="of:=[.I64]" office:value-type="float" office:value="0">
            <text:p><text:s/>$- <text:s text:c="2"/></text:p>
          </table:table-cell>
          <table:table-cell table:style-name="ce28" table:formula="of:=[.J64]" office:value-type="float" office:value="0">
            <text:p><text:s/>$- <text:s text:c="2"/></text:p>
          </table:table-cell>
          <table:table-cell table:style-name="ce28" table:formula="of:=[.K64]" office:value-type="float" office:value="0">
            <text:p><text:s/>$- <text:s text:c="2"/></text:p>
          </table:table-cell>
          <table:table-cell table:style-name="ce28" table:formula="of:=[.L64]" office:value-type="float" office:value="0">
            <text:p><text:s/>$- <text:s text:c="2"/></text:p>
          </table:table-cell>
          <table:table-cell table:style-name="ce79" table:formula="of:=[.M64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5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6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7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8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9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10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80"/>
          <table:table-cell table:number-columns-repeated="1011"/>
        </table:table-row>
        <table:table-row table:style-name="ro1">
          <table:table-cell table:style-name="ce8"/>
          <table:table-cell table:style-name="ce23"/>
          <table:table-cell table:style-name="ce34"/>
          <table:table-cell table:style-name="ce46"/>
          <table:table-cell table:style-name="ce59"/>
          <table:table-cell table:style-name="ce66" table:number-columns-repeated="7"/>
          <table:table-cell table:style-name="ce81"/>
          <table:table-cell table:number-columns-repeated="1011"/>
        </table:table-row>
        <table:table-row table:style-name="ro1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style-name="ce67" table:formula="of:=SUM([.F69:.F72])" office:value-type="float" office:value="25">
            <text:p><text:s/>$25.00 </text:p>
          </table:table-cell>
          <table:table-cell table:style-name="ce67" table:formula="of:=SUM([.G69:.G72])" office:value-type="float" office:value="1.84">
            <text:p><text:s/>$1.84 </text:p>
          </table:table-cell>
          <table:table-cell table:style-name="ce67" table:formula="of:=SUM([.H69:.H72])" office:value-type="float" office:value="1.83">
            <text:p><text:s/>$1.83 </text:p>
          </table:table-cell>
          <table:table-cell table:style-name="ce67" table:formula="of:=SUM([.I69:.I72])" office:value-type="float" office:value="1.83">
            <text:p><text:s/>$1.83 </text:p>
          </table:table-cell>
          <table:table-cell table:style-name="ce67" table:formula="of:=SUM([.J69:.J72])" office:value-type="float" office:value="1.83">
            <text:p><text:s/>$1.83 </text:p>
          </table:table-cell>
          <table:table-cell table:style-name="ce67" table:formula="of:=SUM([.K69:.K72])" office:value-type="float" office:value="1.83">
            <text:p><text:s/>$1.83 </text:p>
          </table:table-cell>
          <table:table-cell table:style-name="ce67" table:formula="of:=SUM([.L69:.L72])" office:value-type="float" office:value="1.84">
            <text:p><text:s/>$1.84 </text:p>
          </table:table-cell>
          <table:table-cell table:style-name="ce67" table:formula="of:=SUM([.M69:.M72])" office:value-type="float" office:value="36">
            <text:p><text:s/>$36.00 </text:p>
          </table:table-cell>
          <table:table-cell table:number-columns-repeated="1011"/>
        </table:table-row>
        <table:table-row table:style-name="ro1" table:number-rows-repeated="16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number-columns-repeated="7"/>
          <table:table-cell table:style-name="ce3"/>
          <table:table-cell table:number-columns-repeated="1011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hursday" table:style-name="ta5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4" table:default-cell-style-name="Excel_20_Built-in_20_Normal"/>
        <table:table-column table:style-name="co2" table:number-columns-repeated="5" table:default-cell-style-name="Excel_20_Built-in_20_Normal"/>
        <table:table-column table:style-name="co6" table:default-cell-style-name="Excel_20_Built-in_20_Normal"/>
        <table:table-column table:style-name="co2" table:number-columns-repeated="1013" table:default-cell-style-name="Excel_20_Built-in_20_Normal"/>
        <table:table-row table:style-name="ro1">
          <table:table-cell table:style-name="ce1" office:value-type="string" table:number-columns-spanned="13" table:number-rows-spanned="1">
            <text:p>SALES BONUS REPORT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7]*12" office:value-type="float" office:value="0">
            <text:p><text:s/>$- <text:s text:c="2"/>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7]*[.D7]" office:value-type="float" office:value="0">
            <text:p><text:s/>$- <text:s text:c="2"/></text:p>
          </table:table-cell>
          <table:table-cell table:style-name="ce60" table:formula="of:=[.E7]*0.125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74" table:formula="of:=[.F7]+[.G7]+[.H7]+[.I7]+[.J7]+[.K7]+[.L7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8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8]*[.D8]" office:value-type="float" office:value="0">
            <text:p><text:s/>$- <text:s text:c="2"/></text:p>
          </table:table-cell>
          <table:table-cell table:style-name="ce61" table:formula="of:=[.E8]*0.125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75" table:formula="of:=[.F8]+[.G8]+[.H8]+[.I8]+[.J8]+[.K8]+[.L8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9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9]*[.D9]" office:value-type="float" office:value="0">
            <text:p><text:s/>$- <text:s text:c="2"/></text:p>
          </table:table-cell>
          <table:table-cell table:style-name="ce61" table:formula="of:=[.E9]*0.125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75" table:formula="of:=[.F9]+[.G9]+[.H9]+[.I9]+[.J9]+[.K9]+[.L9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10]*12" office:value-type="float" office:value="0">
            <text:p><text:s/>$- <text:s text:c="2"/>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10]*[.D10]" office:value-type="float" office:value="0">
            <text:p><text:s/>$- <text:s text:c="2"/></text:p>
          </table:table-cell>
          <table:table-cell table:style-name="ce61" table:formula="of:=[.E10]*0.125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75" table:formula="of:=[.F10]+[.G10]+[.H10]+[.I10]+[.J10]+[.K10]+[.L10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11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11]*[.D11]" office:value-type="float" office:value="0">
            <text:p><text:s/>$- <text:s text:c="2"/></text:p>
          </table:table-cell>
          <table:table-cell table:style-name="ce61" table:formula="of:=[.E11]*0.125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75" table:formula="of:=[.F11]+[.G11]+[.H11]+[.I11]+[.J11]+[.K11]+[.L11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12]*12" office:value-type="float" office:value="0">
            <text:p><text:s/>$- <text:s text:c="2"/>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12]*[.D12]" office:value-type="float" office:value="0">
            <text:p><text:s/>$- <text:s text:c="2"/></text:p>
          </table:table-cell>
          <table:table-cell table:style-name="ce61" table:formula="of:=[.E12]*0.125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75" table:formula="of:=[.F12]+[.G12]+[.H12]+[.I12]+[.J12]+[.K12]+[.L12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13]*12" office:value-type="float" office:value="0">
            <text:p><text:s/>$- <text:s text:c="2"/></text:p>
          </table:table-cell>
          <table:table-cell table:style-name="ce39" office:value-type="percentage" office:value="1">
            <text:p>100%</text:p>
          </table:table-cell>
          <table:table-cell table:style-name="ce51" table:formula="of:=[.C13]*[.D13]" office:value-type="float" office:value="0">
            <text:p><text:s/>$- <text:s text:c="2"/></text:p>
          </table:table-cell>
          <table:table-cell table:style-name="ce61" table:formula="of:=[.E13]*0.125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75" table:formula="of:=[.F13]+[.G13]+[.H13]+[.I13]+[.J13]+[.K13]+[.L13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14]*12" office:value-type="float" office:value="0">
            <text:p><text:s/>$- <text:s text:c="2"/>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14]*[.D14]" office:value-type="float" office:value="0">
            <text:p><text:s/>$- <text:s text:c="2"/></text:p>
          </table:table-cell>
          <table:table-cell table:style-name="ce61" table:formula="of:=[.E14]*0.125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75" table:formula="of:=[.F14]+[.G14]+[.H14]+[.I14]+[.J14]+[.K14]+[.L14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 office:value-type="float" office:value="10">
            <text:p><text:s/>$10.00 </text:p>
          </table:table-cell>
          <table:table-cell table:style-name="ce29" table:formula="of:=[.B15]*12" office:value-type="float" office:value="120">
            <text:p><text:s/>$120.00 </text:p>
          </table:table-cell>
          <table:table-cell table:style-name="ce40" office:value-type="percentage" office:value="0.3">
            <text:p>30%</text:p>
          </table:table-cell>
          <table:table-cell table:style-name="ce52" table:formula="of:=[.C15]*[.D15]" office:value-type="float" office:value="36">
            <text:p><text:s/>$36.00 </text:p>
          </table:table-cell>
          <table:table-cell table:style-name="ce62" office:value-type="float" office:value="25">
            <text:p><text:s/>$25.00 </text:p>
          </table:table-cell>
          <table:table-cell table:style-name="ce62" office:value-type="float" office:value="1.84">
            <text:p><text:s/>$1.84 </text:p>
          </table:table-cell>
          <table:table-cell table:number-columns-repeated="4" table:style-name="ce62" office:value-type="float" office:value="1.83">
            <text:p><text:s/>$1.83 </text:p>
          </table:table-cell>
          <table:table-cell table:style-name="ce62" office:value-type="float" office:value="1.84">
            <text:p><text:s/>$1.84 </text:p>
          </table:table-cell>
          <table:table-cell table:style-name="ce76" table:formula="of:=[.F15]+[.G15]+[.H15]+[.I15]+[.J15]+[.K15]+[.L15]" office:value-type="float" office:value="36">
            <text:p><text:s/>$36.00 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7:.B15])" office:value-type="float" office:value="10">
            <text:p><text:s/>$10.00 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7:.F15])" office:value-type="float" office:value="25">
            <text:p><text:s/>$25.00 </text:p>
          </table:table-cell>
          <table:table-cell table:style-name="ce19" table:formula="of:=SUM([.G7:.G15])" office:value-type="float" office:value="1.84">
            <text:p><text:s/>$1.84 </text:p>
          </table:table-cell>
          <table:table-cell table:style-name="ce19" table:formula="of:=SUM([.H7:.H15])" office:value-type="float" office:value="1.83">
            <text:p><text:s/>$1.83 </text:p>
          </table:table-cell>
          <table:table-cell table:style-name="ce19" table:formula="of:=SUM([.I7:.I15])" office:value-type="float" office:value="1.83">
            <text:p><text:s/>$1.83 </text:p>
          </table:table-cell>
          <table:table-cell table:style-name="ce19" table:formula="of:=SUM([.J7:.J15])" office:value-type="float" office:value="1.83">
            <text:p><text:s/>$1.83 </text:p>
          </table:table-cell>
          <table:table-cell table:style-name="ce19" table:formula="of:=SUM([.K7:.K15])" office:value-type="float" office:value="1.83">
            <text:p><text:s/>$1.83 </text:p>
          </table:table-cell>
          <table:table-cell table:style-name="ce19" table:formula="of:=SUM([.L7:.L15])" office:value-type="float" office:value="1.84">
            <text:p><text:s/>$1.84 </text:p>
          </table:table-cell>
          <table:table-cell table:style-name="ce19" table:formula="of:=SUM([.M7:.M15])" office:value-type="float" office:value="36">
            <text:p><text:s/>$36.00 </text:p>
          </table:table-cell>
          <table:table-cell table:number-columns-repeated="1011"/>
        </table:table-row>
        <table:table-row table:style-name="ro1" table:number-rows-repeated="2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number-columns-repeated="7"/>
          <table:table-cell table:style-name="ce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23]*12" office:value-type="float" office:value="0">
            <text:p><text:s/>$- <text:s text:c="2"/>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23]*[.D23]" office:value-type="float" office:value="0">
            <text:p><text:s/>$- <text:s text:c="2"/></text:p>
          </table:table-cell>
          <table:table-cell table:style-name="ce60" table:formula="of:=[.E23]*0.125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74" table:formula="of:=[.F23]+[.G23]+[.H23]+[.I23]+[.J23]+[.K23]+[.L23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24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24]*[.D24]" office:value-type="float" office:value="0">
            <text:p><text:s/>$- <text:s text:c="2"/></text:p>
          </table:table-cell>
          <table:table-cell table:style-name="ce61" table:formula="of:=[.E24]*0.125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75" table:formula="of:=[.F24]+[.G24]+[.H24]+[.I24]+[.J24]+[.K24]+[.L24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25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25]*[.D25]" office:value-type="float" office:value="0">
            <text:p><text:s/>$- <text:s text:c="2"/></text:p>
          </table:table-cell>
          <table:table-cell table:style-name="ce61" table:formula="of:=[.E25]*0.125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75" table:formula="of:=[.F25]+[.G25]+[.H25]+[.I25]+[.J25]+[.K25]+[.L25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26]*12" office:value-type="float" office:value="0">
            <text:p><text:s/>$- <text:s text:c="2"/>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26]*[.D26]" office:value-type="float" office:value="0">
            <text:p><text:s/>$- <text:s text:c="2"/></text:p>
          </table:table-cell>
          <table:table-cell table:style-name="ce61" table:formula="of:=[.E26]*0.125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75" table:formula="of:=[.F26]+[.G26]+[.H26]+[.I26]+[.J26]+[.K26]+[.L26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27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27]*[.D27]" office:value-type="float" office:value="0">
            <text:p><text:s/>$- <text:s text:c="2"/></text:p>
          </table:table-cell>
          <table:table-cell table:style-name="ce61" table:formula="of:=[.E27]*0.125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75" table:formula="of:=[.F27]+[.G27]+[.H27]+[.I27]+[.J27]+[.K27]+[.L27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28]*12" office:value-type="float" office:value="0">
            <text:p><text:s/>$- <text:s text:c="2"/>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28]*[.D28]" office:value-type="float" office:value="0">
            <text:p><text:s/>$- <text:s text:c="2"/></text:p>
          </table:table-cell>
          <table:table-cell table:style-name="ce61" table:formula="of:=[.E28]*0.125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75" table:formula="of:=[.F28]+[.G28]+[.H28]+[.I28]+[.J28]+[.K28]+[.L28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29]*12" office:value-type="float" office:value="0">
            <text:p><text:s/>$- <text:s text:c="2"/>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29]*[.D29]" office:value-type="float" office:value="0">
            <text:p><text:s/>$- <text:s text:c="2"/></text:p>
          </table:table-cell>
          <table:table-cell table:style-name="ce61" table:formula="of:=[.E29]*0.125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75" table:formula="of:=[.F29]+[.G29]+[.H29]+[.I29]+[.J29]+[.K29]+[.L29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30]*12" office:value-type="float" office:value="0">
            <text:p><text:s/>$- <text:s text:c="2"/></text:p>
          </table:table-cell>
          <table:table-cell table:style-name="ce39" office:value-type="percentage" office:value="1">
            <text:p>100%</text:p>
          </table:table-cell>
          <table:table-cell table:style-name="ce51" table:formula="of:=[.C30]*[.D30]" office:value-type="float" office:value="0">
            <text:p><text:s/>$- <text:s text:c="2"/></text:p>
          </table:table-cell>
          <table:table-cell table:style-name="ce61" table:formula="of:=[.E30]*0.125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75" table:formula="of:=[.F30]+[.G30]+[.H30]+[.I30]+[.J30]+[.K30]+[.L30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/>
          <table:table-cell table:style-name="ce40"/>
          <table:table-cell table:style-name="ce52"/>
          <table:table-cell table:number-columns-repeated="7" table:style-name="ce62"/>
          <table:table-cell table:style-name="ce76" table:formula="of:=[.F31]+[.G31]+[.H31]+[.I31]+[.J31]+[.K31]+[.L31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23:.B31])" office:value-type="float" office:value="0">
            <text:p><text:s/>$- <text:s text:c="2"/>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23:.F31])" office:value-type="float" office:value="0">
            <text:p><text:s/>$- <text:s text:c="2"/></text:p>
          </table:table-cell>
          <table:table-cell table:style-name="ce19" table:formula="of:=SUM([.G23:.G31])" office:value-type="float" office:value="0">
            <text:p><text:s/>$- <text:s text:c="2"/></text:p>
          </table:table-cell>
          <table:table-cell table:style-name="ce19" table:formula="of:=SUM([.H23:.H31])" office:value-type="float" office:value="0">
            <text:p><text:s/>$- <text:s text:c="2"/></text:p>
          </table:table-cell>
          <table:table-cell table:style-name="ce19" table:formula="of:=SUM([.I23:.I31])" office:value-type="float" office:value="0">
            <text:p><text:s/>$- <text:s text:c="2"/></text:p>
          </table:table-cell>
          <table:table-cell table:style-name="ce19" table:formula="of:=SUM([.J23:.J31])" office:value-type="float" office:value="0">
            <text:p><text:s/>$- <text:s text:c="2"/></text:p>
          </table:table-cell>
          <table:table-cell table:style-name="ce19" table:formula="of:=SUM([.K23:.K31])" office:value-type="float" office:value="0">
            <text:p><text:s/>$- <text:s text:c="2"/></text:p>
          </table:table-cell>
          <table:table-cell table:style-name="ce19" table:formula="of:=SUM([.L23:.L31])" office:value-type="float" office:value="0">
            <text:p><text:s/>$- <text:s text:c="2"/></text:p>
          </table:table-cell>
          <table:table-cell table:style-name="ce19" table:formula="of:=SUM([.M23:.M31])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1" office:value-type="string" table:number-columns-spanned="13" table:number-rows-spanned="1">
            <text:p>SALES BONUS REPORT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39]*12" office:value-type="float" office:value="0">
            <text:p><text:s/>$- <text:s text:c="2"/>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39]*[.D39]" office:value-type="float" office:value="0">
            <text:p><text:s/>$- <text:s text:c="2"/></text:p>
          </table:table-cell>
          <table:table-cell table:style-name="ce60" table:formula="of:=[.E39]*0.125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74" table:formula="of:=[.F39]+[.G39]+[.H39]+[.I39]+[.J39]+[.K39]+[.L39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40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40]*[.D40]" office:value-type="float" office:value="0">
            <text:p><text:s/>$- <text:s text:c="2"/></text:p>
          </table:table-cell>
          <table:table-cell table:style-name="ce61" table:formula="of:=[.E40]*0.125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75" table:formula="of:=[.F40]+[.G40]+[.H40]+[.I40]+[.J40]+[.K40]+[.L40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41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41]*[.D41]" office:value-type="float" office:value="0">
            <text:p><text:s/>$- <text:s text:c="2"/></text:p>
          </table:table-cell>
          <table:table-cell table:style-name="ce61" table:formula="of:=[.E41]*0.125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75" table:formula="of:=[.F41]+[.G41]+[.H41]+[.I41]+[.J41]+[.K41]+[.L41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42]*12" office:value-type="float" office:value="0">
            <text:p><text:s/>$- <text:s text:c="2"/>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42]*[.D42]" office:value-type="float" office:value="0">
            <text:p><text:s/>$- <text:s text:c="2"/></text:p>
          </table:table-cell>
          <table:table-cell table:style-name="ce61" table:formula="of:=[.E42]*0.125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75" table:formula="of:=[.F42]+[.G42]+[.H42]+[.I42]+[.J42]+[.K42]+[.L42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43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43]*[.D43]" office:value-type="float" office:value="0">
            <text:p><text:s/>$- <text:s text:c="2"/></text:p>
          </table:table-cell>
          <table:table-cell table:style-name="ce61" table:formula="of:=[.E43]*0.125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75" table:formula="of:=[.F43]+[.G43]+[.H43]+[.I43]+[.J43]+[.K43]+[.L43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44]*12" office:value-type="float" office:value="0">
            <text:p><text:s/>$- <text:s text:c="2"/>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44]*[.D44]" office:value-type="float" office:value="0">
            <text:p><text:s/>$- <text:s text:c="2"/></text:p>
          </table:table-cell>
          <table:table-cell table:style-name="ce61" table:formula="of:=[.E44]*0.125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75" table:formula="of:=[.F44]+[.G44]+[.H44]+[.I44]+[.J44]+[.K44]+[.L44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45]*12" office:value-type="float" office:value="0">
            <text:p><text:s/>$- <text:s text:c="2"/></text:p>
          </table:table-cell>
          <table:table-cell table:style-name="ce39" office:value-type="percentage" office:value="1">
            <text:p>100%</text:p>
          </table:table-cell>
          <table:table-cell table:style-name="ce51" table:formula="of:=[.C45]*[.D45]" office:value-type="float" office:value="0">
            <text:p><text:s/>$- <text:s text:c="2"/></text:p>
          </table:table-cell>
          <table:table-cell table:style-name="ce61" table:formula="of:=[.E45]*0.125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75" table:formula="of:=[.F45]+[.G45]+[.H45]+[.I45]+[.J45]+[.K45]+[.L45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46]*12" office:value-type="float" office:value="0">
            <text:p><text:s/>$- <text:s text:c="2"/>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46]*[.D46]" office:value-type="float" office:value="0">
            <text:p><text:s/>$- <text:s text:c="2"/></text:p>
          </table:table-cell>
          <table:table-cell table:style-name="ce61" table:formula="of:=[.E46]*0.125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75" table:formula="of:=[.F46]+[.G46]+[.H46]+[.I46]+[.J46]+[.K46]+[.L46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/>
          <table:table-cell table:style-name="ce40"/>
          <table:table-cell table:style-name="ce52"/>
          <table:table-cell table:number-columns-repeated="7" table:style-name="ce62"/>
          <table:table-cell table:style-name="ce76" table:formula="of:=[.F47]+[.G47]+[.H47]+[.I47]+[.J47]+[.K47]+[.L47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39:.B47])" office:value-type="float" office:value="0">
            <text:p><text:s/>$- <text:s text:c="2"/>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39:.F47])" office:value-type="float" office:value="0">
            <text:p><text:s/>$- <text:s text:c="2"/></text:p>
          </table:table-cell>
          <table:table-cell table:style-name="ce19" table:formula="of:=SUM([.G39:.G47])" office:value-type="float" office:value="0">
            <text:p><text:s/>$- <text:s text:c="2"/></text:p>
          </table:table-cell>
          <table:table-cell table:style-name="ce19" table:formula="of:=SUM([.H39:.H47])" office:value-type="float" office:value="0">
            <text:p><text:s/>$- <text:s text:c="2"/></text:p>
          </table:table-cell>
          <table:table-cell table:style-name="ce19" table:formula="of:=SUM([.I39:.I47])" office:value-type="float" office:value="0">
            <text:p><text:s/>$- <text:s text:c="2"/></text:p>
          </table:table-cell>
          <table:table-cell table:style-name="ce19" table:formula="of:=SUM([.J39:.J47])" office:value-type="float" office:value="0">
            <text:p><text:s/>$- <text:s text:c="2"/></text:p>
          </table:table-cell>
          <table:table-cell table:style-name="ce19" table:formula="of:=SUM([.K39:.K47])" office:value-type="float" office:value="0">
            <text:p><text:s/>$- <text:s text:c="2"/></text:p>
          </table:table-cell>
          <table:table-cell table:style-name="ce19" table:formula="of:=SUM([.L39:.L47])" office:value-type="float" office:value="0">
            <text:p><text:s/>$- <text:s text:c="2"/></text:p>
          </table:table-cell>
          <table:table-cell table:style-name="ce19" table:formula="of:=SUM([.M39:.M47])" office:value-type="float" office:value="0">
            <text:p><text:s/>$- <text:s text:c="2"/></text:p>
          </table:table-cell>
          <table:table-cell table:number-columns-repeated="1011"/>
        </table:table-row>
        <table:table-row table:style-name="ro1" table:number-rows-repeated="2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number-columns-repeated="7"/>
          <table:table-cell table:style-name="ce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55]*12" office:value-type="float" office:value="0">
            <text:p><text:s/>$- <text:s text:c="2"/>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55]*[.D55]" office:value-type="float" office:value="0">
            <text:p><text:s/>$- <text:s text:c="2"/></text:p>
          </table:table-cell>
          <table:table-cell table:style-name="ce60" table:formula="of:=[.E55]*0.125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74" table:formula="of:=[.F55]+[.G55]+[.H55]+[.I55]+[.J55]+[.K55]+[.L55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56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6]*[.D56]" office:value-type="float" office:value="0">
            <text:p><text:s/>$- <text:s text:c="2"/></text:p>
          </table:table-cell>
          <table:table-cell table:style-name="ce61" table:formula="of:=[.E56]*0.125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75" table:formula="of:=[.F56]+[.G56]+[.H56]+[.I56]+[.J56]+[.K56]+[.L56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57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7]*[.D57]" office:value-type="float" office:value="0">
            <text:p><text:s/>$- <text:s text:c="2"/></text:p>
          </table:table-cell>
          <table:table-cell table:style-name="ce61" table:formula="of:=[.E57]*0.125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75" table:formula="of:=[.F57]+[.G57]+[.H57]+[.I57]+[.J57]+[.K57]+[.L57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58]*12" office:value-type="float" office:value="0">
            <text:p><text:s/>$- <text:s text:c="2"/>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58]*[.D58]" office:value-type="float" office:value="0">
            <text:p><text:s/>$- <text:s text:c="2"/></text:p>
          </table:table-cell>
          <table:table-cell table:style-name="ce61" table:formula="of:=[.E58]*0.125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75" table:formula="of:=[.F58]+[.G58]+[.H58]+[.I58]+[.J58]+[.K58]+[.L58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59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9]*[.D59]" office:value-type="float" office:value="0">
            <text:p><text:s/>$- <text:s text:c="2"/></text:p>
          </table:table-cell>
          <table:table-cell table:style-name="ce61" table:formula="of:=[.E59]*0.125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75" table:formula="of:=[.F59]+[.G59]+[.H59]+[.I59]+[.J59]+[.K59]+[.L59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60]*12" office:value-type="float" office:value="0">
            <text:p><text:s/>$- <text:s text:c="2"/>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60]*[.D60]" office:value-type="float" office:value="0">
            <text:p><text:s/>$- <text:s text:c="2"/></text:p>
          </table:table-cell>
          <table:table-cell table:style-name="ce61" table:formula="of:=[.E60]*0.125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75" table:formula="of:=[.F60]+[.G60]+[.H60]+[.I60]+[.J60]+[.K60]+[.L60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61]*12" office:value-type="float" office:value="0">
            <text:p><text:s/>$- <text:s text:c="2"/></text:p>
          </table:table-cell>
          <table:table-cell table:style-name="ce39" office:value-type="percentage" office:value="1">
            <text:p>100%</text:p>
          </table:table-cell>
          <table:table-cell table:style-name="ce51" table:formula="of:=[.C61]*[.D61]" office:value-type="float" office:value="0">
            <text:p><text:s/>$- <text:s text:c="2"/></text:p>
          </table:table-cell>
          <table:table-cell table:style-name="ce61" table:formula="of:=[.E61]*0.125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75" table:formula="of:=[.F61]+[.G61]+[.H61]+[.I61]+[.J61]+[.K61]+[.L61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62]*12" office:value-type="float" office:value="0">
            <text:p><text:s/>$- <text:s text:c="2"/>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62]*[.D62]" office:value-type="float" office:value="0">
            <text:p><text:s/>$- <text:s text:c="2"/></text:p>
          </table:table-cell>
          <table:table-cell table:style-name="ce61" table:formula="of:=[.E62]*0.125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75" table:formula="of:=[.F62]+[.G62]+[.H62]+[.I62]+[.J62]+[.K62]+[.L62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/>
          <table:table-cell table:style-name="ce40"/>
          <table:table-cell table:style-name="ce52"/>
          <table:table-cell table:number-columns-repeated="7" table:style-name="ce62"/>
          <table:table-cell table:style-name="ce76" table:formula="of:=[.F63]+[.G63]+[.H63]+[.I63]+[.J63]+[.K63]+[.L63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55:.B63])" office:value-type="float" office:value="0">
            <text:p><text:s/>$- <text:s text:c="2"/>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55:.F63])" office:value-type="float" office:value="0">
            <text:p><text:s/>$- <text:s text:c="2"/></text:p>
          </table:table-cell>
          <table:table-cell table:style-name="ce19" table:formula="of:=SUM([.G55:.G63])" office:value-type="float" office:value="0">
            <text:p><text:s/>$- <text:s text:c="2"/></text:p>
          </table:table-cell>
          <table:table-cell table:style-name="ce19" table:formula="of:=SUM([.H55:.H63])" office:value-type="float" office:value="0">
            <text:p><text:s/>$- <text:s text:c="2"/></text:p>
          </table:table-cell>
          <table:table-cell table:style-name="ce19" table:formula="of:=SUM([.I55:.I63])" office:value-type="float" office:value="0">
            <text:p><text:s/>$- <text:s text:c="2"/></text:p>
          </table:table-cell>
          <table:table-cell table:style-name="ce19" table:formula="of:=SUM([.J55:.J63])" office:value-type="float" office:value="0">
            <text:p><text:s/>$- <text:s text:c="2"/></text:p>
          </table:table-cell>
          <table:table-cell table:style-name="ce19" table:formula="of:=SUM([.K55:.K63])" office:value-type="float" office:value="0">
            <text:p><text:s/>$- <text:s text:c="2"/></text:p>
          </table:table-cell>
          <table:table-cell table:style-name="ce19" table:formula="of:=SUM([.L55:.L63])" office:value-type="float" office:value="0">
            <text:p><text:s/>$- <text:s text:c="2"/></text:p>
          </table:table-cell>
          <table:table-cell table:style-name="ce19" table:formula="of:=SUM([.M55:.M63])" office:value-type="float" office:value="0">
            <text:p><text:s/>$- <text:s text:c="2"/></text:p>
          </table:table-cell>
          <table:table-cell table:number-columns-repeated="1011"/>
        </table:table-row>
        <table:table-row table:style-name="ro3">
          <table:table-cell table:style-name="ce9" office:value-type="string" table:number-columns-spanned="13" table:number-rows-spanned="1">
            <text:p>DAILY SALES SUMMARY</text:p>
          </table:table-cell>
          <table:covered-table-cell table:number-columns-repeated="12" table:style-name="ce20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2">
          <table:table-cell table:style-name="ce10" table:number-columns-repeated="4"/>
          <table:table-cell table:style-name="ce55"/>
          <table:table-cell table:style-name="ce63" office:value-type="string">
            <text:p>Advanced</text:p>
            <text:p>TOTALS</text:p>
          </table:table-cell>
          <table:table-cell table:style-name="ce68" office:value-type="string">
            <text:p>As Earned</text:p>
            <text:p>Month 7</text:p>
          </table:table-cell>
          <table:table-cell table:style-name="ce68" office:value-type="string">
            <text:p>As Earned</text:p>
            <text:p>Month 8</text:p>
          </table:table-cell>
          <table:table-cell table:style-name="ce68" office:value-type="string">
            <text:p>As Earned</text:p>
            <text:p>Month 9</text:p>
          </table:table-cell>
          <table:table-cell table:style-name="ce68" office:value-type="string">
            <text:p>As Earned</text:p>
            <text:p>Month 10</text:p>
          </table:table-cell>
          <table:table-cell table:style-name="ce68" office:value-type="string">
            <text:p>As Earned</text:p>
            <text:p>Month 11</text:p>
          </table:table-cell>
          <table:table-cell table:style-name="ce68" office:value-type="string">
            <text:p>As Earned</text:p>
            <text:p>Month 12</text:p>
          </table:table-cell>
          <table:table-cell table:style-name="ce77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11"/>
          <table:table-cell table:style-name="ce21"/>
          <table:table-cell table:style-name="ce31"/>
          <table:table-cell table:style-name="ce43"/>
          <table:table-cell table:style-name="ce56"/>
          <table:table-cell table:style-name="ce64" table:number-columns-repeated="7"/>
          <table:table-cell table:style-name="ce78"/>
          <table:table-cell table:number-columns-repeated="1011"/>
        </table:table-row>
        <table:table-row table:style-name="ro1">
          <table:table-cell table:style-name="ce6" office:value-type="string">
            <text:p>Client 1:</text:p>
          </table:table-cell>
          <table:table-cell table:style-name="ce22" table:formula="of:=[.B3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16]" office:value-type="float" office:value="25">
            <text:p><text:s/>$25.00 </text:p>
          </table:table-cell>
          <table:table-cell table:style-name="ce28" table:formula="of:=[.G16]" office:value-type="float" office:value="1.84">
            <text:p><text:s/>$1.84 </text:p>
          </table:table-cell>
          <table:table-cell table:style-name="ce28" table:formula="of:=[.H16]" office:value-type="float" office:value="1.83">
            <text:p><text:s/>$1.83 </text:p>
          </table:table-cell>
          <table:table-cell table:style-name="ce28" table:formula="of:=[.I16]" office:value-type="float" office:value="1.83">
            <text:p><text:s/>$1.83 </text:p>
          </table:table-cell>
          <table:table-cell table:style-name="ce28" table:formula="of:=[.J16]" office:value-type="float" office:value="1.83">
            <text:p><text:s/>$1.83 </text:p>
          </table:table-cell>
          <table:table-cell table:style-name="ce28" table:formula="of:=[.K16]" office:value-type="float" office:value="1.83">
            <text:p><text:s/>$1.83 </text:p>
          </table:table-cell>
          <table:table-cell table:style-name="ce28" table:formula="of:=[.L16]" office:value-type="float" office:value="1.84">
            <text:p><text:s/>$1.84 </text:p>
          </table:table-cell>
          <table:table-cell table:style-name="ce79" table:formula="of:=[.M16]" office:value-type="float" office:value="36">
            <text:p><text:s/>$36.00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2:</text:p>
          </table:table-cell>
          <table:table-cell table:style-name="ce22" table:formula="of:=[.B19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32]" office:value-type="float" office:value="0">
            <text:p><text:s/>$- <text:s text:c="2"/></text:p>
          </table:table-cell>
          <table:table-cell table:style-name="ce28" table:formula="of:=[.G32]" office:value-type="float" office:value="0">
            <text:p><text:s/>$- <text:s text:c="2"/></text:p>
          </table:table-cell>
          <table:table-cell table:style-name="ce28" table:formula="of:=[.H32]" office:value-type="float" office:value="0">
            <text:p><text:s/>$- <text:s text:c="2"/></text:p>
          </table:table-cell>
          <table:table-cell table:style-name="ce28" table:formula="of:=[.I32]" office:value-type="float" office:value="0">
            <text:p><text:s/>$- <text:s text:c="2"/></text:p>
          </table:table-cell>
          <table:table-cell table:style-name="ce28" table:formula="of:=[.J32]" office:value-type="float" office:value="0">
            <text:p><text:s/>$- <text:s text:c="2"/></text:p>
          </table:table-cell>
          <table:table-cell table:style-name="ce28" table:formula="of:=[.K32]" office:value-type="float" office:value="0">
            <text:p><text:s/>$- <text:s text:c="2"/></text:p>
          </table:table-cell>
          <table:table-cell table:style-name="ce28" table:formula="of:=[.L32]" office:value-type="float" office:value="0">
            <text:p><text:s/>$- <text:s text:c="2"/></text:p>
          </table:table-cell>
          <table:table-cell table:style-name="ce79" table:formula="of:=[.M32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3:</text:p>
          </table:table-cell>
          <table:table-cell table:style-name="ce22" table:formula="of:=[.B35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48]" office:value-type="float" office:value="0">
            <text:p><text:s/>$- <text:s text:c="2"/></text:p>
          </table:table-cell>
          <table:table-cell table:style-name="ce28" table:formula="of:=[.G48]" office:value-type="float" office:value="0">
            <text:p><text:s/>$- <text:s text:c="2"/></text:p>
          </table:table-cell>
          <table:table-cell table:style-name="ce28" table:formula="of:=[.H48]" office:value-type="float" office:value="0">
            <text:p><text:s/>$- <text:s text:c="2"/></text:p>
          </table:table-cell>
          <table:table-cell table:style-name="ce28" table:formula="of:=[.I48]" office:value-type="float" office:value="0">
            <text:p><text:s/>$- <text:s text:c="2"/></text:p>
          </table:table-cell>
          <table:table-cell table:style-name="ce28" table:formula="of:=[.J48]" office:value-type="float" office:value="0">
            <text:p><text:s/>$- <text:s text:c="2"/></text:p>
          </table:table-cell>
          <table:table-cell table:style-name="ce28" table:formula="of:=[.K48]" office:value-type="float" office:value="0">
            <text:p><text:s/>$- <text:s text:c="2"/></text:p>
          </table:table-cell>
          <table:table-cell table:style-name="ce28" table:formula="of:=[.L48]" office:value-type="float" office:value="0">
            <text:p><text:s/>$- <text:s text:c="2"/></text:p>
          </table:table-cell>
          <table:table-cell table:style-name="ce79" table:formula="of:=[.M48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4:</text:p>
          </table:table-cell>
          <table:table-cell table:style-name="ce22" table:formula="of:=[.B51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64]" office:value-type="float" office:value="0">
            <text:p><text:s/>$- <text:s text:c="2"/></text:p>
          </table:table-cell>
          <table:table-cell table:style-name="ce28" table:formula="of:=[.G64]" office:value-type="float" office:value="0">
            <text:p><text:s/>$- <text:s text:c="2"/></text:p>
          </table:table-cell>
          <table:table-cell table:style-name="ce28" table:formula="of:=[.H64]" office:value-type="float" office:value="0">
            <text:p><text:s/>$- <text:s text:c="2"/></text:p>
          </table:table-cell>
          <table:table-cell table:style-name="ce28" table:formula="of:=[.I64]" office:value-type="float" office:value="0">
            <text:p><text:s/>$- <text:s text:c="2"/></text:p>
          </table:table-cell>
          <table:table-cell table:style-name="ce28" table:formula="of:=[.J64]" office:value-type="float" office:value="0">
            <text:p><text:s/>$- <text:s text:c="2"/></text:p>
          </table:table-cell>
          <table:table-cell table:style-name="ce28" table:formula="of:=[.K64]" office:value-type="float" office:value="0">
            <text:p><text:s/>$- <text:s text:c="2"/></text:p>
          </table:table-cell>
          <table:table-cell table:style-name="ce28" table:formula="of:=[.L64]" office:value-type="float" office:value="0">
            <text:p><text:s/>$- <text:s text:c="2"/></text:p>
          </table:table-cell>
          <table:table-cell table:style-name="ce79" table:formula="of:=[.M64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5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6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7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8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9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10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80"/>
          <table:table-cell table:number-columns-repeated="1011"/>
        </table:table-row>
        <table:table-row table:style-name="ro1">
          <table:table-cell table:style-name="ce8"/>
          <table:table-cell table:style-name="ce23"/>
          <table:table-cell table:style-name="ce34"/>
          <table:table-cell table:style-name="ce46"/>
          <table:table-cell table:style-name="ce59"/>
          <table:table-cell table:style-name="ce66" table:number-columns-repeated="7"/>
          <table:table-cell table:style-name="ce81"/>
          <table:table-cell table:number-columns-repeated="1011"/>
        </table:table-row>
        <table:table-row table:style-name="ro1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style-name="ce67" table:formula="of:=SUM([.F69:.F72])" office:value-type="float" office:value="25">
            <text:p><text:s/>$25.00 </text:p>
          </table:table-cell>
          <table:table-cell table:style-name="ce67" table:formula="of:=SUM([.G69:.G72])" office:value-type="float" office:value="1.84">
            <text:p><text:s/>$1.84 </text:p>
          </table:table-cell>
          <table:table-cell table:style-name="ce67" table:formula="of:=SUM([.H69:.H72])" office:value-type="float" office:value="1.83">
            <text:p><text:s/>$1.83 </text:p>
          </table:table-cell>
          <table:table-cell table:style-name="ce67" table:formula="of:=SUM([.I69:.I72])" office:value-type="float" office:value="1.83">
            <text:p><text:s/>$1.83 </text:p>
          </table:table-cell>
          <table:table-cell table:style-name="ce67" table:formula="of:=SUM([.J69:.J72])" office:value-type="float" office:value="1.83">
            <text:p><text:s/>$1.83 </text:p>
          </table:table-cell>
          <table:table-cell table:style-name="ce67" table:formula="of:=SUM([.K69:.K72])" office:value-type="float" office:value="1.83">
            <text:p><text:s/>$1.83 </text:p>
          </table:table-cell>
          <table:table-cell table:style-name="ce67" table:formula="of:=SUM([.L69:.L72])" office:value-type="float" office:value="1.84">
            <text:p><text:s/>$1.84 </text:p>
          </table:table-cell>
          <table:table-cell table:style-name="ce67" table:formula="of:=SUM([.M69:.M72])" office:value-type="float" office:value="36">
            <text:p><text:s/>$36.00 </text:p>
          </table:table-cell>
          <table:table-cell table:number-columns-repeated="1011"/>
        </table:table-row>
        <table:table-row table:style-name="ro1" table:number-rows-repeated="16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number-columns-repeated="7"/>
          <table:table-cell table:style-name="ce3"/>
          <table:table-cell table:number-columns-repeated="1011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iday" table:style-name="ta6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2" table:number-columns-repeated="4" table:default-cell-style-name="Excel_20_Built-in_20_Normal"/>
        <table:table-column table:style-name="co6" table:default-cell-style-name="Excel_20_Built-in_20_Normal"/>
        <table:table-column table:style-name="co2" table:default-cell-style-name="Excel_20_Built-in_20_Normal"/>
        <table:table-column table:style-name="co7" table:default-cell-style-name="Excel_20_Built-in_20_Normal"/>
        <table:table-column table:style-name="co2" table:number-columns-repeated="1011" table:default-cell-style-name="Excel_20_Built-in_20_Normal"/>
        <table:table-row table:style-name="ro1">
          <table:table-cell table:style-name="ce1" office:value-type="string" table:number-columns-spanned="13" table:number-rows-spanned="1">
            <text:p>SALES BONUS REPORT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7]*12" office:value-type="float" office:value="0">
            <text:p><text:s/>$- <text:s text:c="2"/>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7]*[.D7]" office:value-type="float" office:value="0">
            <text:p><text:s/>$- <text:s text:c="2"/></text:p>
          </table:table-cell>
          <table:table-cell table:style-name="ce60" table:formula="of:=[.E7]*0.125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74" table:formula="of:=[.F7]+[.G7]+[.H7]+[.I7]+[.J7]+[.K7]+[.L7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8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8]*[.D8]" office:value-type="float" office:value="0">
            <text:p><text:s/>$- <text:s text:c="2"/></text:p>
          </table:table-cell>
          <table:table-cell table:style-name="ce61" table:formula="of:=[.E8]*0.125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75" table:formula="of:=[.F8]+[.G8]+[.H8]+[.I8]+[.J8]+[.K8]+[.L8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9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9]*[.D9]" office:value-type="float" office:value="0">
            <text:p><text:s/>$- <text:s text:c="2"/></text:p>
          </table:table-cell>
          <table:table-cell table:style-name="ce61" table:formula="of:=[.E9]*0.125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75" table:formula="of:=[.F9]+[.G9]+[.H9]+[.I9]+[.J9]+[.K9]+[.L9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10]*12" office:value-type="float" office:value="0">
            <text:p><text:s/>$- <text:s text:c="2"/>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10]*[.D10]" office:value-type="float" office:value="0">
            <text:p><text:s/>$- <text:s text:c="2"/></text:p>
          </table:table-cell>
          <table:table-cell table:style-name="ce61" table:formula="of:=[.E10]*0.125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75" table:formula="of:=[.F10]+[.G10]+[.H10]+[.I10]+[.J10]+[.K10]+[.L10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11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11]*[.D11]" office:value-type="float" office:value="0">
            <text:p><text:s/>$- <text:s text:c="2"/></text:p>
          </table:table-cell>
          <table:table-cell table:style-name="ce61" table:formula="of:=[.E11]*0.125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75" table:formula="of:=[.F11]+[.G11]+[.H11]+[.I11]+[.J11]+[.K11]+[.L11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12]*12" office:value-type="float" office:value="0">
            <text:p><text:s/>$- <text:s text:c="2"/>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12]*[.D12]" office:value-type="float" office:value="0">
            <text:p><text:s/>$- <text:s text:c="2"/></text:p>
          </table:table-cell>
          <table:table-cell table:style-name="ce61" table:formula="of:=[.E12]*0.125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75" table:formula="of:=[.F12]+[.G12]+[.H12]+[.I12]+[.J12]+[.K12]+[.L12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13]*12" office:value-type="float" office:value="0">
            <text:p><text:s/>$- <text:s text:c="2"/></text:p>
          </table:table-cell>
          <table:table-cell table:style-name="ce39" office:value-type="percentage" office:value="1">
            <text:p>100%</text:p>
          </table:table-cell>
          <table:table-cell table:style-name="ce51" table:formula="of:=[.C13]*[.D13]" office:value-type="float" office:value="0">
            <text:p><text:s/>$- <text:s text:c="2"/></text:p>
          </table:table-cell>
          <table:table-cell table:style-name="ce61" table:formula="of:=[.E13]*0.125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75" table:formula="of:=[.F13]+[.G13]+[.H13]+[.I13]+[.J13]+[.K13]+[.L13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14]*12" office:value-type="float" office:value="0">
            <text:p><text:s/>$- <text:s text:c="2"/>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14]*[.D14]" office:value-type="float" office:value="0">
            <text:p><text:s/>$- <text:s text:c="2"/></text:p>
          </table:table-cell>
          <table:table-cell table:style-name="ce61" table:formula="of:=[.E14]*0.125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75" table:formula="of:=[.F14]+[.G14]+[.H14]+[.I14]+[.J14]+[.K14]+[.L14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 office:value-type="float" office:value="10">
            <text:p><text:s/>$10.00 </text:p>
          </table:table-cell>
          <table:table-cell table:style-name="ce29" table:formula="of:=[.B15]*12" office:value-type="float" office:value="120">
            <text:p><text:s/>$120.00 </text:p>
          </table:table-cell>
          <table:table-cell table:style-name="ce40" office:value-type="percentage" office:value="0.3">
            <text:p>30%</text:p>
          </table:table-cell>
          <table:table-cell table:style-name="ce52" table:formula="of:=[.C15]*[.D15]" office:value-type="float" office:value="36">
            <text:p><text:s/>$36.00 </text:p>
          </table:table-cell>
          <table:table-cell table:style-name="ce62" office:value-type="float" office:value="25">
            <text:p><text:s/>$25.00 </text:p>
          </table:table-cell>
          <table:table-cell table:style-name="ce62" office:value-type="float" office:value="1.84">
            <text:p><text:s/>$1.84 </text:p>
          </table:table-cell>
          <table:table-cell table:number-columns-repeated="4" table:style-name="ce62" office:value-type="float" office:value="1.83">
            <text:p><text:s/>$1.83 </text:p>
          </table:table-cell>
          <table:table-cell table:style-name="ce62" office:value-type="float" office:value="1.84">
            <text:p><text:s/>$1.84 </text:p>
          </table:table-cell>
          <table:table-cell table:style-name="ce76" table:formula="of:=[.F15]+[.G15]+[.H15]+[.I15]+[.J15]+[.K15]+[.L15]" office:value-type="float" office:value="36">
            <text:p><text:s/>$36.00 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7:.B15])" office:value-type="float" office:value="10">
            <text:p><text:s/>$10.00 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7:.F15])" office:value-type="float" office:value="25">
            <text:p><text:s/>$25.00 </text:p>
          </table:table-cell>
          <table:table-cell table:style-name="ce19" table:formula="of:=SUM([.G7:.G15])" office:value-type="float" office:value="1.84">
            <text:p><text:s/>$1.84 </text:p>
          </table:table-cell>
          <table:table-cell table:style-name="ce19" table:formula="of:=SUM([.H7:.H15])" office:value-type="float" office:value="1.83">
            <text:p><text:s/>$1.83 </text:p>
          </table:table-cell>
          <table:table-cell table:style-name="ce19" table:formula="of:=SUM([.I7:.I15])" office:value-type="float" office:value="1.83">
            <text:p><text:s/>$1.83 </text:p>
          </table:table-cell>
          <table:table-cell table:style-name="ce19" table:formula="of:=SUM([.J7:.J15])" office:value-type="float" office:value="1.83">
            <text:p><text:s/>$1.83 </text:p>
          </table:table-cell>
          <table:table-cell table:style-name="ce19" table:formula="of:=SUM([.K7:.K15])" office:value-type="float" office:value="1.83">
            <text:p><text:s/>$1.83 </text:p>
          </table:table-cell>
          <table:table-cell table:style-name="ce19" table:formula="of:=SUM([.L7:.L15])" office:value-type="float" office:value="1.84">
            <text:p><text:s/>$1.84 </text:p>
          </table:table-cell>
          <table:table-cell table:style-name="ce19" table:formula="of:=SUM([.M7:.M15])" office:value-type="float" office:value="36">
            <text:p><text:s/>$36.00 </text:p>
          </table:table-cell>
          <table:table-cell table:number-columns-repeated="1011"/>
        </table:table-row>
        <table:table-row table:style-name="ro1" table:number-rows-repeated="2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number-columns-repeated="7"/>
          <table:table-cell table:style-name="ce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23]*12" office:value-type="float" office:value="0">
            <text:p><text:s/>$- <text:s text:c="2"/>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23]*[.D23]" office:value-type="float" office:value="0">
            <text:p><text:s/>$- <text:s text:c="2"/></text:p>
          </table:table-cell>
          <table:table-cell table:style-name="ce60" table:formula="of:=[.E23]*0.125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74" table:formula="of:=[.F23]+[.G23]+[.H23]+[.I23]+[.J23]+[.K23]+[.L23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24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24]*[.D24]" office:value-type="float" office:value="0">
            <text:p><text:s/>$- <text:s text:c="2"/></text:p>
          </table:table-cell>
          <table:table-cell table:style-name="ce61" table:formula="of:=[.E24]*0.125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75" table:formula="of:=[.F24]+[.G24]+[.H24]+[.I24]+[.J24]+[.K24]+[.L24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25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25]*[.D25]" office:value-type="float" office:value="0">
            <text:p><text:s/>$- <text:s text:c="2"/></text:p>
          </table:table-cell>
          <table:table-cell table:style-name="ce61" table:formula="of:=[.E25]*0.125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75" table:formula="of:=[.F25]+[.G25]+[.H25]+[.I25]+[.J25]+[.K25]+[.L25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26]*12" office:value-type="float" office:value="0">
            <text:p><text:s/>$- <text:s text:c="2"/>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26]*[.D26]" office:value-type="float" office:value="0">
            <text:p><text:s/>$- <text:s text:c="2"/></text:p>
          </table:table-cell>
          <table:table-cell table:style-name="ce61" table:formula="of:=[.E26]*0.125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75" table:formula="of:=[.F26]+[.G26]+[.H26]+[.I26]+[.J26]+[.K26]+[.L26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27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27]*[.D27]" office:value-type="float" office:value="0">
            <text:p><text:s/>$- <text:s text:c="2"/></text:p>
          </table:table-cell>
          <table:table-cell table:style-name="ce61" table:formula="of:=[.E27]*0.125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75" table:formula="of:=[.F27]+[.G27]+[.H27]+[.I27]+[.J27]+[.K27]+[.L27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28]*12" office:value-type="float" office:value="0">
            <text:p><text:s/>$- <text:s text:c="2"/>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28]*[.D28]" office:value-type="float" office:value="0">
            <text:p><text:s/>$- <text:s text:c="2"/></text:p>
          </table:table-cell>
          <table:table-cell table:style-name="ce61" table:formula="of:=[.E28]*0.125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75" table:formula="of:=[.F28]+[.G28]+[.H28]+[.I28]+[.J28]+[.K28]+[.L28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29]*12" office:value-type="float" office:value="0">
            <text:p><text:s/>$- <text:s text:c="2"/>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29]*[.D29]" office:value-type="float" office:value="0">
            <text:p><text:s/>$- <text:s text:c="2"/></text:p>
          </table:table-cell>
          <table:table-cell table:style-name="ce61" table:formula="of:=[.E29]*0.125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75" table:formula="of:=[.F29]+[.G29]+[.H29]+[.I29]+[.J29]+[.K29]+[.L29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30]*12" office:value-type="float" office:value="0">
            <text:p><text:s/>$- <text:s text:c="2"/></text:p>
          </table:table-cell>
          <table:table-cell table:style-name="ce39" office:value-type="percentage" office:value="1">
            <text:p>100%</text:p>
          </table:table-cell>
          <table:table-cell table:style-name="ce51" table:formula="of:=[.C30]*[.D30]" office:value-type="float" office:value="0">
            <text:p><text:s/>$- <text:s text:c="2"/></text:p>
          </table:table-cell>
          <table:table-cell table:style-name="ce61" table:formula="of:=[.E30]*0.125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75" table:formula="of:=[.F30]+[.G30]+[.H30]+[.I30]+[.J30]+[.K30]+[.L30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/>
          <table:table-cell table:style-name="ce40"/>
          <table:table-cell table:style-name="ce52"/>
          <table:table-cell table:number-columns-repeated="7" table:style-name="ce62"/>
          <table:table-cell table:style-name="ce76" table:formula="of:=[.F31]+[.G31]+[.H31]+[.I31]+[.J31]+[.K31]+[.L31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23:.B31])" office:value-type="float" office:value="0">
            <text:p><text:s/>$- <text:s text:c="2"/>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23:.F31])" office:value-type="float" office:value="0">
            <text:p><text:s/>$- <text:s text:c="2"/></text:p>
          </table:table-cell>
          <table:table-cell table:style-name="ce19" table:formula="of:=SUM([.G23:.G31])" office:value-type="float" office:value="0">
            <text:p><text:s/>$- <text:s text:c="2"/></text:p>
          </table:table-cell>
          <table:table-cell table:style-name="ce19" table:formula="of:=SUM([.H23:.H31])" office:value-type="float" office:value="0">
            <text:p><text:s/>$- <text:s text:c="2"/></text:p>
          </table:table-cell>
          <table:table-cell table:style-name="ce19" table:formula="of:=SUM([.I23:.I31])" office:value-type="float" office:value="0">
            <text:p><text:s/>$- <text:s text:c="2"/></text:p>
          </table:table-cell>
          <table:table-cell table:style-name="ce19" table:formula="of:=SUM([.J23:.J31])" office:value-type="float" office:value="0">
            <text:p><text:s/>$- <text:s text:c="2"/></text:p>
          </table:table-cell>
          <table:table-cell table:style-name="ce19" table:formula="of:=SUM([.K23:.K31])" office:value-type="float" office:value="0">
            <text:p><text:s/>$- <text:s text:c="2"/></text:p>
          </table:table-cell>
          <table:table-cell table:style-name="ce19" table:formula="of:=SUM([.L23:.L31])" office:value-type="float" office:value="0">
            <text:p><text:s/>$- <text:s text:c="2"/></text:p>
          </table:table-cell>
          <table:table-cell table:style-name="ce19" table:formula="of:=SUM([.M23:.M31])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1" office:value-type="string" table:number-columns-spanned="13" table:number-rows-spanned="1">
            <text:p>SALES BONUS REPORT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39]*12" office:value-type="float" office:value="0">
            <text:p><text:s/>$- <text:s text:c="2"/>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39]*[.D39]" office:value-type="float" office:value="0">
            <text:p><text:s/>$- <text:s text:c="2"/></text:p>
          </table:table-cell>
          <table:table-cell table:style-name="ce60" table:formula="of:=[.E39]*0.125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74" table:formula="of:=[.F39]+[.G39]+[.H39]+[.I39]+[.J39]+[.K39]+[.L39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40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40]*[.D40]" office:value-type="float" office:value="0">
            <text:p><text:s/>$- <text:s text:c="2"/></text:p>
          </table:table-cell>
          <table:table-cell table:style-name="ce61" table:formula="of:=[.E40]*0.125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75" table:formula="of:=[.F40]+[.G40]+[.H40]+[.I40]+[.J40]+[.K40]+[.L40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41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41]*[.D41]" office:value-type="float" office:value="0">
            <text:p><text:s/>$- <text:s text:c="2"/></text:p>
          </table:table-cell>
          <table:table-cell table:style-name="ce61" table:formula="of:=[.E41]*0.125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75" table:formula="of:=[.F41]+[.G41]+[.H41]+[.I41]+[.J41]+[.K41]+[.L41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42]*12" office:value-type="float" office:value="0">
            <text:p><text:s/>$- <text:s text:c="2"/>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42]*[.D42]" office:value-type="float" office:value="0">
            <text:p><text:s/>$- <text:s text:c="2"/></text:p>
          </table:table-cell>
          <table:table-cell table:style-name="ce61" table:formula="of:=[.E42]*0.125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75" table:formula="of:=[.F42]+[.G42]+[.H42]+[.I42]+[.J42]+[.K42]+[.L42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43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43]*[.D43]" office:value-type="float" office:value="0">
            <text:p><text:s/>$- <text:s text:c="2"/></text:p>
          </table:table-cell>
          <table:table-cell table:style-name="ce61" table:formula="of:=[.E43]*0.125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75" table:formula="of:=[.F43]+[.G43]+[.H43]+[.I43]+[.J43]+[.K43]+[.L43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44]*12" office:value-type="float" office:value="0">
            <text:p><text:s/>$- <text:s text:c="2"/>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44]*[.D44]" office:value-type="float" office:value="0">
            <text:p><text:s/>$- <text:s text:c="2"/></text:p>
          </table:table-cell>
          <table:table-cell table:style-name="ce61" table:formula="of:=[.E44]*0.125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75" table:formula="of:=[.F44]+[.G44]+[.H44]+[.I44]+[.J44]+[.K44]+[.L44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45]*12" office:value-type="float" office:value="0">
            <text:p><text:s/>$- <text:s text:c="2"/></text:p>
          </table:table-cell>
          <table:table-cell table:style-name="ce39" office:value-type="percentage" office:value="1">
            <text:p>100%</text:p>
          </table:table-cell>
          <table:table-cell table:style-name="ce51" table:formula="of:=[.C45]*[.D45]" office:value-type="float" office:value="0">
            <text:p><text:s/>$- <text:s text:c="2"/></text:p>
          </table:table-cell>
          <table:table-cell table:style-name="ce61" table:formula="of:=[.E45]*0.125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75" table:formula="of:=[.F45]+[.G45]+[.H45]+[.I45]+[.J45]+[.K45]+[.L45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46]*12" office:value-type="float" office:value="0">
            <text:p><text:s/>$- <text:s text:c="2"/>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46]*[.D46]" office:value-type="float" office:value="0">
            <text:p><text:s/>$- <text:s text:c="2"/></text:p>
          </table:table-cell>
          <table:table-cell table:style-name="ce61" table:formula="of:=[.E46]*0.125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75" table:formula="of:=[.F46]+[.G46]+[.H46]+[.I46]+[.J46]+[.K46]+[.L46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/>
          <table:table-cell table:style-name="ce40"/>
          <table:table-cell table:style-name="ce52"/>
          <table:table-cell table:number-columns-repeated="7" table:style-name="ce62"/>
          <table:table-cell table:style-name="ce76" table:formula="of:=[.F47]+[.G47]+[.H47]+[.I47]+[.J47]+[.K47]+[.L47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39:.B47])" office:value-type="float" office:value="0">
            <text:p><text:s/>$- <text:s text:c="2"/>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39:.F47])" office:value-type="float" office:value="0">
            <text:p><text:s/>$- <text:s text:c="2"/></text:p>
          </table:table-cell>
          <table:table-cell table:style-name="ce19" table:formula="of:=SUM([.G39:.G47])" office:value-type="float" office:value="0">
            <text:p><text:s/>$- <text:s text:c="2"/></text:p>
          </table:table-cell>
          <table:table-cell table:style-name="ce19" table:formula="of:=SUM([.H39:.H47])" office:value-type="float" office:value="0">
            <text:p><text:s/>$- <text:s text:c="2"/></text:p>
          </table:table-cell>
          <table:table-cell table:style-name="ce19" table:formula="of:=SUM([.I39:.I47])" office:value-type="float" office:value="0">
            <text:p><text:s/>$- <text:s text:c="2"/></text:p>
          </table:table-cell>
          <table:table-cell table:style-name="ce19" table:formula="of:=SUM([.J39:.J47])" office:value-type="float" office:value="0">
            <text:p><text:s/>$- <text:s text:c="2"/></text:p>
          </table:table-cell>
          <table:table-cell table:style-name="ce19" table:formula="of:=SUM([.K39:.K47])" office:value-type="float" office:value="0">
            <text:p><text:s/>$- <text:s text:c="2"/></text:p>
          </table:table-cell>
          <table:table-cell table:style-name="ce19" table:formula="of:=SUM([.L39:.L47])" office:value-type="float" office:value="0">
            <text:p><text:s/>$- <text:s text:c="2"/></text:p>
          </table:table-cell>
          <table:table-cell table:style-name="ce19" table:formula="of:=SUM([.M39:.M47])" office:value-type="float" office:value="0">
            <text:p><text:s/>$- <text:s text:c="2"/></text:p>
          </table:table-cell>
          <table:table-cell table:number-columns-repeated="1011"/>
        </table:table-row>
        <table:table-row table:style-name="ro1" table:number-rows-repeated="2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number-columns-repeated="7"/>
          <table:table-cell table:style-name="ce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55]*12" office:value-type="float" office:value="0">
            <text:p><text:s/>$- <text:s text:c="2"/>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55]*[.D55]" office:value-type="float" office:value="0">
            <text:p><text:s/>$- <text:s text:c="2"/></text:p>
          </table:table-cell>
          <table:table-cell table:style-name="ce60" table:formula="of:=[.E55]*0.125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74" table:formula="of:=[.F55]+[.G55]+[.H55]+[.I55]+[.J55]+[.K55]+[.L55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56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6]*[.D56]" office:value-type="float" office:value="0">
            <text:p><text:s/>$- <text:s text:c="2"/></text:p>
          </table:table-cell>
          <table:table-cell table:style-name="ce61" table:formula="of:=[.E56]*0.125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75" table:formula="of:=[.F56]+[.G56]+[.H56]+[.I56]+[.J56]+[.K56]+[.L56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57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7]*[.D57]" office:value-type="float" office:value="0">
            <text:p><text:s/>$- <text:s text:c="2"/></text:p>
          </table:table-cell>
          <table:table-cell table:style-name="ce61" table:formula="of:=[.E57]*0.125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75" table:formula="of:=[.F57]+[.G57]+[.H57]+[.I57]+[.J57]+[.K57]+[.L57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58]*12" office:value-type="float" office:value="0">
            <text:p><text:s/>$- <text:s text:c="2"/>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58]*[.D58]" office:value-type="float" office:value="0">
            <text:p><text:s/>$- <text:s text:c="2"/></text:p>
          </table:table-cell>
          <table:table-cell table:style-name="ce61" table:formula="of:=[.E58]*0.125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75" table:formula="of:=[.F58]+[.G58]+[.H58]+[.I58]+[.J58]+[.K58]+[.L58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59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9]*[.D59]" office:value-type="float" office:value="0">
            <text:p><text:s/>$- <text:s text:c="2"/></text:p>
          </table:table-cell>
          <table:table-cell table:style-name="ce61" table:formula="of:=[.E59]*0.125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75" table:formula="of:=[.F59]+[.G59]+[.H59]+[.I59]+[.J59]+[.K59]+[.L59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60]*12" office:value-type="float" office:value="0">
            <text:p><text:s/>$- <text:s text:c="2"/>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60]*[.D60]" office:value-type="float" office:value="0">
            <text:p><text:s/>$- <text:s text:c="2"/></text:p>
          </table:table-cell>
          <table:table-cell table:style-name="ce61" table:formula="of:=[.E60]*0.125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75" table:formula="of:=[.F60]+[.G60]+[.H60]+[.I60]+[.J60]+[.K60]+[.L60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61]*12" office:value-type="float" office:value="0">
            <text:p><text:s/>$- <text:s text:c="2"/></text:p>
          </table:table-cell>
          <table:table-cell table:style-name="ce39" office:value-type="percentage" office:value="1">
            <text:p>100%</text:p>
          </table:table-cell>
          <table:table-cell table:style-name="ce51" table:formula="of:=[.C61]*[.D61]" office:value-type="float" office:value="0">
            <text:p><text:s/>$- <text:s text:c="2"/></text:p>
          </table:table-cell>
          <table:table-cell table:style-name="ce61" table:formula="of:=[.E61]*0.125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75" table:formula="of:=[.F61]+[.G61]+[.H61]+[.I61]+[.J61]+[.K61]+[.L61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62]*12" office:value-type="float" office:value="0">
            <text:p><text:s/>$- <text:s text:c="2"/>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62]*[.D62]" office:value-type="float" office:value="0">
            <text:p><text:s/>$- <text:s text:c="2"/></text:p>
          </table:table-cell>
          <table:table-cell table:style-name="ce61" table:formula="of:=[.E62]*0.125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75" table:formula="of:=[.F62]+[.G62]+[.H62]+[.I62]+[.J62]+[.K62]+[.L62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/>
          <table:table-cell table:style-name="ce40"/>
          <table:table-cell table:style-name="ce52"/>
          <table:table-cell table:number-columns-repeated="7" table:style-name="ce62"/>
          <table:table-cell table:style-name="ce76" table:formula="of:=[.F63]+[.G63]+[.H63]+[.I63]+[.J63]+[.K63]+[.L63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55:.B63])" office:value-type="float" office:value="0">
            <text:p><text:s/>$- <text:s text:c="2"/>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55:.F63])" office:value-type="float" office:value="0">
            <text:p><text:s/>$- <text:s text:c="2"/></text:p>
          </table:table-cell>
          <table:table-cell table:style-name="ce19" table:formula="of:=SUM([.G55:.G63])" office:value-type="float" office:value="0">
            <text:p><text:s/>$- <text:s text:c="2"/></text:p>
          </table:table-cell>
          <table:table-cell table:style-name="ce19" table:formula="of:=SUM([.H55:.H63])" office:value-type="float" office:value="0">
            <text:p><text:s/>$- <text:s text:c="2"/></text:p>
          </table:table-cell>
          <table:table-cell table:style-name="ce19" table:formula="of:=SUM([.I55:.I63])" office:value-type="float" office:value="0">
            <text:p><text:s/>$- <text:s text:c="2"/></text:p>
          </table:table-cell>
          <table:table-cell table:style-name="ce19" table:formula="of:=SUM([.J55:.J63])" office:value-type="float" office:value="0">
            <text:p><text:s/>$- <text:s text:c="2"/></text:p>
          </table:table-cell>
          <table:table-cell table:style-name="ce19" table:formula="of:=SUM([.K55:.K63])" office:value-type="float" office:value="0">
            <text:p><text:s/>$- <text:s text:c="2"/></text:p>
          </table:table-cell>
          <table:table-cell table:style-name="ce19" table:formula="of:=SUM([.L55:.L63])" office:value-type="float" office:value="0">
            <text:p><text:s/>$- <text:s text:c="2"/></text:p>
          </table:table-cell>
          <table:table-cell table:style-name="ce19" table:formula="of:=SUM([.M55:.M63])" office:value-type="float" office:value="0">
            <text:p><text:s/>$- <text:s text:c="2"/></text:p>
          </table:table-cell>
          <table:table-cell table:number-columns-repeated="1011"/>
        </table:table-row>
        <table:table-row table:style-name="ro4">
          <table:table-cell table:style-name="ce9" office:value-type="string" table:number-columns-spanned="13" table:number-rows-spanned="1">
            <text:p>DAILY SALES SUMMARY</text:p>
          </table:table-cell>
          <table:covered-table-cell table:number-columns-repeated="12" table:style-name="ce20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2">
          <table:table-cell table:style-name="ce10" table:number-columns-repeated="4"/>
          <table:table-cell table:style-name="ce55"/>
          <table:table-cell table:style-name="ce63" office:value-type="string">
            <text:p>Advanced</text:p>
            <text:p>TOTALS</text:p>
          </table:table-cell>
          <table:table-cell table:style-name="ce68" office:value-type="string">
            <text:p>As Earned</text:p>
            <text:p>Month 7</text:p>
          </table:table-cell>
          <table:table-cell table:style-name="ce68" office:value-type="string">
            <text:p>As Earned</text:p>
            <text:p>Month 8</text:p>
          </table:table-cell>
          <table:table-cell table:style-name="ce68" office:value-type="string">
            <text:p>As Earned</text:p>
            <text:p>Month 9</text:p>
          </table:table-cell>
          <table:table-cell table:style-name="ce68" office:value-type="string">
            <text:p>As Earned</text:p>
            <text:p>Month 10</text:p>
          </table:table-cell>
          <table:table-cell table:style-name="ce68" office:value-type="string">
            <text:p>As Earned</text:p>
            <text:p>Month 11</text:p>
          </table:table-cell>
          <table:table-cell table:style-name="ce68" office:value-type="string">
            <text:p>As Earned</text:p>
            <text:p>Month 12</text:p>
          </table:table-cell>
          <table:table-cell table:style-name="ce77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11"/>
          <table:table-cell table:style-name="ce21"/>
          <table:table-cell table:style-name="ce31"/>
          <table:table-cell table:style-name="ce43"/>
          <table:table-cell table:style-name="ce56"/>
          <table:table-cell table:style-name="ce64" table:number-columns-repeated="7"/>
          <table:table-cell table:style-name="ce78"/>
          <table:table-cell table:number-columns-repeated="1011"/>
        </table:table-row>
        <table:table-row table:style-name="ro1">
          <table:table-cell table:style-name="ce6" office:value-type="string">
            <text:p>Client 1:</text:p>
          </table:table-cell>
          <table:table-cell table:style-name="ce22" table:formula="of:=[.B3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16]" office:value-type="float" office:value="25">
            <text:p><text:s/>$25.00 </text:p>
          </table:table-cell>
          <table:table-cell table:style-name="ce28" table:formula="of:=[.G16]" office:value-type="float" office:value="1.84">
            <text:p><text:s/>$1.84 </text:p>
          </table:table-cell>
          <table:table-cell table:style-name="ce28" table:formula="of:=[.H16]" office:value-type="float" office:value="1.83">
            <text:p><text:s/>$1.83 </text:p>
          </table:table-cell>
          <table:table-cell table:style-name="ce28" table:formula="of:=[.I16]" office:value-type="float" office:value="1.83">
            <text:p><text:s/>$1.83 </text:p>
          </table:table-cell>
          <table:table-cell table:style-name="ce28" table:formula="of:=[.J16]" office:value-type="float" office:value="1.83">
            <text:p><text:s/>$1.83 </text:p>
          </table:table-cell>
          <table:table-cell table:style-name="ce28" table:formula="of:=[.K16]" office:value-type="float" office:value="1.83">
            <text:p><text:s/>$1.83 </text:p>
          </table:table-cell>
          <table:table-cell table:style-name="ce28" table:formula="of:=[.L16]" office:value-type="float" office:value="1.84">
            <text:p><text:s/>$1.84 </text:p>
          </table:table-cell>
          <table:table-cell table:style-name="ce79" table:formula="of:=[.M16]" office:value-type="float" office:value="36">
            <text:p><text:s/>$36.00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2:</text:p>
          </table:table-cell>
          <table:table-cell table:style-name="ce22" table:formula="of:=[.B19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32]" office:value-type="float" office:value="0">
            <text:p><text:s/>$- <text:s text:c="2"/></text:p>
          </table:table-cell>
          <table:table-cell table:style-name="ce28" table:formula="of:=[.G32]" office:value-type="float" office:value="0">
            <text:p><text:s/>$- <text:s text:c="2"/></text:p>
          </table:table-cell>
          <table:table-cell table:style-name="ce28" table:formula="of:=[.H32]" office:value-type="float" office:value="0">
            <text:p><text:s/>$- <text:s text:c="2"/></text:p>
          </table:table-cell>
          <table:table-cell table:style-name="ce28" table:formula="of:=[.I32]" office:value-type="float" office:value="0">
            <text:p><text:s/>$- <text:s text:c="2"/></text:p>
          </table:table-cell>
          <table:table-cell table:style-name="ce28" table:formula="of:=[.J32]" office:value-type="float" office:value="0">
            <text:p><text:s/>$- <text:s text:c="2"/></text:p>
          </table:table-cell>
          <table:table-cell table:style-name="ce28" table:formula="of:=[.K32]" office:value-type="float" office:value="0">
            <text:p><text:s/>$- <text:s text:c="2"/></text:p>
          </table:table-cell>
          <table:table-cell table:style-name="ce28" table:formula="of:=[.L32]" office:value-type="float" office:value="0">
            <text:p><text:s/>$- <text:s text:c="2"/></text:p>
          </table:table-cell>
          <table:table-cell table:style-name="ce79" table:formula="of:=[.M32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3:</text:p>
          </table:table-cell>
          <table:table-cell table:style-name="ce22" table:formula="of:=[.B35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48]" office:value-type="float" office:value="0">
            <text:p><text:s/>$- <text:s text:c="2"/></text:p>
          </table:table-cell>
          <table:table-cell table:style-name="ce28" table:formula="of:=[.G48]" office:value-type="float" office:value="0">
            <text:p><text:s/>$- <text:s text:c="2"/></text:p>
          </table:table-cell>
          <table:table-cell table:style-name="ce28" table:formula="of:=[.H48]" office:value-type="float" office:value="0">
            <text:p><text:s/>$- <text:s text:c="2"/></text:p>
          </table:table-cell>
          <table:table-cell table:style-name="ce28" table:formula="of:=[.I48]" office:value-type="float" office:value="0">
            <text:p><text:s/>$- <text:s text:c="2"/></text:p>
          </table:table-cell>
          <table:table-cell table:style-name="ce28" table:formula="of:=[.J48]" office:value-type="float" office:value="0">
            <text:p><text:s/>$- <text:s text:c="2"/></text:p>
          </table:table-cell>
          <table:table-cell table:style-name="ce28" table:formula="of:=[.K48]" office:value-type="float" office:value="0">
            <text:p><text:s/>$- <text:s text:c="2"/></text:p>
          </table:table-cell>
          <table:table-cell table:style-name="ce28" table:formula="of:=[.L48]" office:value-type="float" office:value="0">
            <text:p><text:s/>$- <text:s text:c="2"/></text:p>
          </table:table-cell>
          <table:table-cell table:style-name="ce79" table:formula="of:=[.M48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4:</text:p>
          </table:table-cell>
          <table:table-cell table:style-name="ce22" table:formula="of:=[.B51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64]" office:value-type="float" office:value="0">
            <text:p><text:s/>$- <text:s text:c="2"/></text:p>
          </table:table-cell>
          <table:table-cell table:style-name="ce28" table:formula="of:=[.G64]" office:value-type="float" office:value="0">
            <text:p><text:s/>$- <text:s text:c="2"/></text:p>
          </table:table-cell>
          <table:table-cell table:style-name="ce28" table:formula="of:=[.H64]" office:value-type="float" office:value="0">
            <text:p><text:s/>$- <text:s text:c="2"/></text:p>
          </table:table-cell>
          <table:table-cell table:style-name="ce28" table:formula="of:=[.I64]" office:value-type="float" office:value="0">
            <text:p><text:s/>$- <text:s text:c="2"/></text:p>
          </table:table-cell>
          <table:table-cell table:style-name="ce28" table:formula="of:=[.J64]" office:value-type="float" office:value="0">
            <text:p><text:s/>$- <text:s text:c="2"/></text:p>
          </table:table-cell>
          <table:table-cell table:style-name="ce28" table:formula="of:=[.K64]" office:value-type="float" office:value="0">
            <text:p><text:s/>$- <text:s text:c="2"/></text:p>
          </table:table-cell>
          <table:table-cell table:style-name="ce28" table:formula="of:=[.L64]" office:value-type="float" office:value="0">
            <text:p><text:s/>$- <text:s text:c="2"/></text:p>
          </table:table-cell>
          <table:table-cell table:style-name="ce79" table:formula="of:=[.M64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5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6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7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8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9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10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80"/>
          <table:table-cell table:number-columns-repeated="1011"/>
        </table:table-row>
        <table:table-row table:style-name="ro1">
          <table:table-cell table:style-name="ce8"/>
          <table:table-cell table:style-name="ce23"/>
          <table:table-cell table:style-name="ce34"/>
          <table:table-cell table:style-name="ce46"/>
          <table:table-cell table:style-name="ce59"/>
          <table:table-cell table:style-name="ce66" table:number-columns-repeated="7"/>
          <table:table-cell table:style-name="ce81"/>
          <table:table-cell table:number-columns-repeated="1011"/>
        </table:table-row>
        <table:table-row table:style-name="ro1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style-name="ce67" table:formula="of:=SUM([.F69:.F72])" office:value-type="float" office:value="25">
            <text:p><text:s/>$25.00 </text:p>
          </table:table-cell>
          <table:table-cell table:style-name="ce67" table:formula="of:=SUM([.G69:.G72])" office:value-type="float" office:value="1.84">
            <text:p><text:s/>$1.84 </text:p>
          </table:table-cell>
          <table:table-cell table:style-name="ce67" table:formula="of:=SUM([.H69:.H72])" office:value-type="float" office:value="1.83">
            <text:p><text:s/>$1.83 </text:p>
          </table:table-cell>
          <table:table-cell table:style-name="ce67" table:formula="of:=SUM([.I69:.I72])" office:value-type="float" office:value="1.83">
            <text:p><text:s/>$1.83 </text:p>
          </table:table-cell>
          <table:table-cell table:style-name="ce67" table:formula="of:=SUM([.J69:.J72])" office:value-type="float" office:value="1.83">
            <text:p><text:s/>$1.83 </text:p>
          </table:table-cell>
          <table:table-cell table:style-name="ce67" table:formula="of:=SUM([.K69:.K72])" office:value-type="float" office:value="1.83">
            <text:p><text:s/>$1.83 </text:p>
          </table:table-cell>
          <table:table-cell table:style-name="ce67" table:formula="of:=SUM([.L69:.L72])" office:value-type="float" office:value="1.84">
            <text:p><text:s/>$1.84 </text:p>
          </table:table-cell>
          <table:table-cell table:style-name="ce67" table:formula="of:=SUM([.M69:.M72])" office:value-type="float" office:value="36">
            <text:p><text:s/>$36.00 </text:p>
          </table:table-cell>
          <table:table-cell table:number-columns-repeated="1011"/>
        </table:table-row>
        <table:table-row table:style-name="ro1" table:number-rows-repeated="16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number-columns-repeated="7"/>
          <table:table-cell table:style-name="ce3"/>
          <table:table-cell table:number-columns-repeated="1011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turday" table:style-name="ta7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2" table:number-columns-repeated="4" table:default-cell-style-name="Excel_20_Built-in_20_Normal"/>
        <table:table-column table:style-name="co6" table:default-cell-style-name="Excel_20_Built-in_20_Normal"/>
        <table:table-column table:style-name="co2" table:default-cell-style-name="Excel_20_Built-in_20_Normal"/>
        <table:table-column table:style-name="co11" table:default-cell-style-name="Excel_20_Built-in_20_Normal"/>
        <table:table-column table:style-name="co2" table:number-columns-repeated="1011" table:default-cell-style-name="Excel_20_Built-in_20_Normal"/>
        <table:table-row table:style-name="ro1">
          <table:table-cell table:style-name="ce1" office:value-type="string" table:number-columns-spanned="13" table:number-rows-spanned="1">
            <text:p>SALES BONUS REPORT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7]*12" office:value-type="float" office:value="0">
            <text:p><text:s/>$- <text:s text:c="2"/>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7]*[.D7]" office:value-type="float" office:value="0">
            <text:p><text:s/>$- <text:s text:c="2"/></text:p>
          </table:table-cell>
          <table:table-cell table:style-name="ce60" table:formula="of:=[.E7]*0.125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74" table:formula="of:=[.F7]+[.G7]+[.H7]+[.I7]+[.J7]+[.K7]+[.L7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8]*12" office:value-type="float" office:value="0">
            <text:p><text:s/>$- <text:s text:c="2"/></text:p>
          </table:table-cell>
          <table:table-cell table:style-name="ce39" office:value-type="percentage" office:value="0.7">
            <text:p>70%</text:p>
          </table:table-cell>
          <table:table-cell table:style-name="ce51" table:formula="of:=[.C8]*[.D8]" office:value-type="float" office:value="0">
            <text:p><text:s/>$- <text:s text:c="2"/></text:p>
          </table:table-cell>
          <table:table-cell table:style-name="ce61" table:formula="of:=[.E8]*0.125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75" table:formula="of:=[.F8]+[.G8]+[.H8]+[.I8]+[.J8]+[.K8]+[.L8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9]*12" office:value-type="float" office:value="0">
            <text:p><text:s/>$- <text:s text:c="2"/></text:p>
          </table:table-cell>
          <table:table-cell table:style-name="ce39" office:value-type="percentage" office:value="0.7">
            <text:p>70%</text:p>
          </table:table-cell>
          <table:table-cell table:style-name="ce51" table:formula="of:=[.C9]*[.D9]" office:value-type="float" office:value="0">
            <text:p><text:s/>$- <text:s text:c="2"/></text:p>
          </table:table-cell>
          <table:table-cell table:style-name="ce61" table:formula="of:=[.E9]*0.125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75" table:formula="of:=[.F9]+[.G9]+[.H9]+[.I9]+[.J9]+[.K9]+[.L9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10]*12" office:value-type="float" office:value="0">
            <text:p><text:s/>$- <text:s text:c="2"/>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10]*[.D10]" office:value-type="float" office:value="0">
            <text:p><text:s/>$- <text:s text:c="2"/></text:p>
          </table:table-cell>
          <table:table-cell table:style-name="ce61" table:formula="of:=[.E10]*0.125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75" table:formula="of:=[.F10]+[.G10]+[.H10]+[.I10]+[.J10]+[.K10]+[.L10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11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11]*[.D11]" office:value-type="float" office:value="0">
            <text:p><text:s/>$- <text:s text:c="2"/></text:p>
          </table:table-cell>
          <table:table-cell table:style-name="ce61" table:formula="of:=[.E11]*0.125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75" table:formula="of:=[.F11]+[.G11]+[.H11]+[.I11]+[.J11]+[.K11]+[.L11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12]*12" office:value-type="float" office:value="0">
            <text:p><text:s/>$- <text:s text:c="2"/>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12]*[.D12]" office:value-type="float" office:value="0">
            <text:p><text:s/>$- <text:s text:c="2"/></text:p>
          </table:table-cell>
          <table:table-cell table:style-name="ce61" table:formula="of:=[.E12]*0.125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75" table:formula="of:=[.F12]+[.G12]+[.H12]+[.I12]+[.J12]+[.K12]+[.L12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13]*12" office:value-type="float" office:value="0">
            <text:p><text:s/>$- <text:s text:c="2"/></text:p>
          </table:table-cell>
          <table:table-cell table:style-name="ce39" office:value-type="percentage" office:value="1">
            <text:p>100%</text:p>
          </table:table-cell>
          <table:table-cell table:style-name="ce51" table:formula="of:=[.C13]*[.D13]" office:value-type="float" office:value="0">
            <text:p><text:s/>$- <text:s text:c="2"/></text:p>
          </table:table-cell>
          <table:table-cell table:style-name="ce61" table:formula="of:=[.E13]*0.125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75" table:formula="of:=[.F13]+[.G13]+[.H13]+[.I13]+[.J13]+[.K13]+[.L13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14]*12" office:value-type="float" office:value="0">
            <text:p><text:s/>$- <text:s text:c="2"/>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14]*[.D14]" office:value-type="float" office:value="0">
            <text:p><text:s/>$- <text:s text:c="2"/></text:p>
          </table:table-cell>
          <table:table-cell table:style-name="ce61" table:formula="of:=[.E14]*0.125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75" table:formula="of:=[.F14]+[.G14]+[.H14]+[.I14]+[.J14]+[.K14]+[.L14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 office:value-type="float" office:value="10">
            <text:p><text:s/>$10.00 </text:p>
          </table:table-cell>
          <table:table-cell table:style-name="ce29" table:formula="of:=[.B15]*12" office:value-type="float" office:value="120">
            <text:p><text:s/>$120.00 </text:p>
          </table:table-cell>
          <table:table-cell table:style-name="ce40" office:value-type="percentage" office:value="0.3">
            <text:p>30%</text:p>
          </table:table-cell>
          <table:table-cell table:style-name="ce52" table:formula="of:=[.C15]*[.D15]" office:value-type="float" office:value="36">
            <text:p><text:s/>$36.00 </text:p>
          </table:table-cell>
          <table:table-cell table:style-name="ce62" office:value-type="float" office:value="25">
            <text:p><text:s/>$25.00 </text:p>
          </table:table-cell>
          <table:table-cell table:style-name="ce62" office:value-type="float" office:value="1.84">
            <text:p><text:s/>$1.84 </text:p>
          </table:table-cell>
          <table:table-cell table:number-columns-repeated="4" table:style-name="ce62" office:value-type="float" office:value="1.83">
            <text:p><text:s/>$1.83 </text:p>
          </table:table-cell>
          <table:table-cell table:style-name="ce62" office:value-type="float" office:value="1.84">
            <text:p><text:s/>$1.84 </text:p>
          </table:table-cell>
          <table:table-cell table:style-name="ce76" table:formula="of:=[.F15]+[.G15]+[.H15]+[.I15]+[.J15]+[.K15]+[.L15]" office:value-type="float" office:value="36">
            <text:p><text:s/>$36.00 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7:.B15])" office:value-type="float" office:value="10">
            <text:p><text:s/>$10.00 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7:.F15])" office:value-type="float" office:value="25">
            <text:p><text:s/>$25.00 </text:p>
          </table:table-cell>
          <table:table-cell table:style-name="ce19" table:formula="of:=SUM([.G7:.G15])" office:value-type="float" office:value="1.84">
            <text:p><text:s/>$1.84 </text:p>
          </table:table-cell>
          <table:table-cell table:style-name="ce19" table:formula="of:=SUM([.H7:.H15])" office:value-type="float" office:value="1.83">
            <text:p><text:s/>$1.83 </text:p>
          </table:table-cell>
          <table:table-cell table:style-name="ce19" table:formula="of:=SUM([.I7:.I15])" office:value-type="float" office:value="1.83">
            <text:p><text:s/>$1.83 </text:p>
          </table:table-cell>
          <table:table-cell table:style-name="ce19" table:formula="of:=SUM([.J7:.J15])" office:value-type="float" office:value="1.83">
            <text:p><text:s/>$1.83 </text:p>
          </table:table-cell>
          <table:table-cell table:style-name="ce19" table:formula="of:=SUM([.K7:.K15])" office:value-type="float" office:value="1.83">
            <text:p><text:s/>$1.83 </text:p>
          </table:table-cell>
          <table:table-cell table:style-name="ce19" table:formula="of:=SUM([.L7:.L15])" office:value-type="float" office:value="1.84">
            <text:p><text:s/>$1.84 </text:p>
          </table:table-cell>
          <table:table-cell table:style-name="ce19" table:formula="of:=SUM([.M7:.M15])" office:value-type="float" office:value="36">
            <text:p><text:s/>$36.00 </text:p>
          </table:table-cell>
          <table:table-cell table:number-columns-repeated="1011"/>
        </table:table-row>
        <table:table-row table:style-name="ro1" table:number-rows-repeated="2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number-columns-repeated="7"/>
          <table:table-cell table:style-name="ce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23]*12" office:value-type="float" office:value="0">
            <text:p><text:s/>$- <text:s text:c="2"/>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23]*[.D23]" office:value-type="float" office:value="0">
            <text:p><text:s/>$- <text:s text:c="2"/></text:p>
          </table:table-cell>
          <table:table-cell table:style-name="ce60" table:formula="of:=[.E23]*0.125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74" table:formula="of:=[.F23]+[.G23]+[.H23]+[.I23]+[.J23]+[.K23]+[.L23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24]*12" office:value-type="float" office:value="0">
            <text:p><text:s/>$- <text:s text:c="2"/></text:p>
          </table:table-cell>
          <table:table-cell table:style-name="ce39" office:value-type="percentage" office:value="0.7">
            <text:p>70%</text:p>
          </table:table-cell>
          <table:table-cell table:style-name="ce51" table:formula="of:=[.C24]*[.D24]" office:value-type="float" office:value="0">
            <text:p><text:s/>$- <text:s text:c="2"/></text:p>
          </table:table-cell>
          <table:table-cell table:style-name="ce61" table:formula="of:=[.E24]*0.125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75" table:formula="of:=[.F24]+[.G24]+[.H24]+[.I24]+[.J24]+[.K24]+[.L24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25]*12" office:value-type="float" office:value="0">
            <text:p><text:s/>$- <text:s text:c="2"/></text:p>
          </table:table-cell>
          <table:table-cell table:style-name="ce39" office:value-type="percentage" office:value="0.7">
            <text:p>70%</text:p>
          </table:table-cell>
          <table:table-cell table:style-name="ce51" table:formula="of:=[.C25]*[.D25]" office:value-type="float" office:value="0">
            <text:p><text:s/>$- <text:s text:c="2"/></text:p>
          </table:table-cell>
          <table:table-cell table:style-name="ce61" table:formula="of:=[.E25]*0.125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75" table:formula="of:=[.F25]+[.G25]+[.H25]+[.I25]+[.J25]+[.K25]+[.L25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26]*12" office:value-type="float" office:value="0">
            <text:p><text:s/>$- <text:s text:c="2"/>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26]*[.D26]" office:value-type="float" office:value="0">
            <text:p><text:s/>$- <text:s text:c="2"/></text:p>
          </table:table-cell>
          <table:table-cell table:style-name="ce61" table:formula="of:=[.E26]*0.125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75" table:formula="of:=[.F26]+[.G26]+[.H26]+[.I26]+[.J26]+[.K26]+[.L26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27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27]*[.D27]" office:value-type="float" office:value="0">
            <text:p><text:s/>$- <text:s text:c="2"/></text:p>
          </table:table-cell>
          <table:table-cell table:style-name="ce61" table:formula="of:=[.E27]*0.125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75" table:formula="of:=[.F27]+[.G27]+[.H27]+[.I27]+[.J27]+[.K27]+[.L27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28]*12" office:value-type="float" office:value="0">
            <text:p><text:s/>$- <text:s text:c="2"/>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28]*[.D28]" office:value-type="float" office:value="0">
            <text:p><text:s/>$- <text:s text:c="2"/></text:p>
          </table:table-cell>
          <table:table-cell table:style-name="ce61" table:formula="of:=[.E28]*0.125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75" table:formula="of:=[.F28]+[.G28]+[.H28]+[.I28]+[.J28]+[.K28]+[.L28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29]*12" office:value-type="float" office:value="0">
            <text:p><text:s/>$- <text:s text:c="2"/>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29]*[.D29]" office:value-type="float" office:value="0">
            <text:p><text:s/>$- <text:s text:c="2"/></text:p>
          </table:table-cell>
          <table:table-cell table:style-name="ce61" table:formula="of:=[.E29]*0.125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75" table:formula="of:=[.F29]+[.G29]+[.H29]+[.I29]+[.J29]+[.K29]+[.L29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30]*12" office:value-type="float" office:value="0">
            <text:p><text:s/>$- <text:s text:c="2"/></text:p>
          </table:table-cell>
          <table:table-cell table:style-name="ce39" office:value-type="percentage" office:value="1">
            <text:p>100%</text:p>
          </table:table-cell>
          <table:table-cell table:style-name="ce51" table:formula="of:=[.C30]*[.D30]" office:value-type="float" office:value="0">
            <text:p><text:s/>$- <text:s text:c="2"/></text:p>
          </table:table-cell>
          <table:table-cell table:style-name="ce61" table:formula="of:=[.E30]*0.125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75" table:formula="of:=[.F30]+[.G30]+[.H30]+[.I30]+[.J30]+[.K30]+[.L30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/>
          <table:table-cell table:style-name="ce40"/>
          <table:table-cell table:style-name="ce52"/>
          <table:table-cell table:number-columns-repeated="7" table:style-name="ce62"/>
          <table:table-cell table:style-name="ce76" table:formula="of:=[.F31]+[.G31]+[.H31]+[.I31]+[.J31]+[.K31]+[.L31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23:.B31])" office:value-type="float" office:value="0">
            <text:p><text:s/>$- <text:s text:c="2"/>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23:.F31])" office:value-type="float" office:value="0">
            <text:p><text:s/>$- <text:s text:c="2"/></text:p>
          </table:table-cell>
          <table:table-cell table:style-name="ce19" table:formula="of:=SUM([.G23:.G31])" office:value-type="float" office:value="0">
            <text:p><text:s/>$- <text:s text:c="2"/></text:p>
          </table:table-cell>
          <table:table-cell table:style-name="ce19" table:formula="of:=SUM([.H23:.H31])" office:value-type="float" office:value="0">
            <text:p><text:s/>$- <text:s text:c="2"/></text:p>
          </table:table-cell>
          <table:table-cell table:style-name="ce19" table:formula="of:=SUM([.I23:.I31])" office:value-type="float" office:value="0">
            <text:p><text:s/>$- <text:s text:c="2"/></text:p>
          </table:table-cell>
          <table:table-cell table:style-name="ce19" table:formula="of:=SUM([.J23:.J31])" office:value-type="float" office:value="0">
            <text:p><text:s/>$- <text:s text:c="2"/></text:p>
          </table:table-cell>
          <table:table-cell table:style-name="ce19" table:formula="of:=SUM([.K23:.K31])" office:value-type="float" office:value="0">
            <text:p><text:s/>$- <text:s text:c="2"/></text:p>
          </table:table-cell>
          <table:table-cell table:style-name="ce19" table:formula="of:=SUM([.L23:.L31])" office:value-type="float" office:value="0">
            <text:p><text:s/>$- <text:s text:c="2"/></text:p>
          </table:table-cell>
          <table:table-cell table:style-name="ce19" table:formula="of:=SUM([.M23:.M31])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1" office:value-type="string" table:number-columns-spanned="13" table:number-rows-spanned="1">
            <text:p>SALES BONUS REPORT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39]*12" office:value-type="float" office:value="0">
            <text:p><text:s/>$- <text:s text:c="2"/>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39]*[.D39]" office:value-type="float" office:value="0">
            <text:p><text:s/>$- <text:s text:c="2"/></text:p>
          </table:table-cell>
          <table:table-cell table:style-name="ce60" table:formula="of:=[.E39]*0.125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74" table:formula="of:=[.F39]+[.G39]+[.H39]+[.I39]+[.J39]+[.K39]+[.L39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40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40]*[.D40]" office:value-type="float" office:value="0">
            <text:p><text:s/>$- <text:s text:c="2"/></text:p>
          </table:table-cell>
          <table:table-cell table:style-name="ce61" table:formula="of:=[.E40]*0.125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75" table:formula="of:=[.F40]+[.G40]+[.H40]+[.I40]+[.J40]+[.K40]+[.L40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41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41]*[.D41]" office:value-type="float" office:value="0">
            <text:p><text:s/>$- <text:s text:c="2"/></text:p>
          </table:table-cell>
          <table:table-cell table:style-name="ce61" table:formula="of:=[.E41]*0.125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75" table:formula="of:=[.F41]+[.G41]+[.H41]+[.I41]+[.J41]+[.K41]+[.L41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42]*12" office:value-type="float" office:value="0">
            <text:p><text:s/>$- <text:s text:c="2"/>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42]*[.D42]" office:value-type="float" office:value="0">
            <text:p><text:s/>$- <text:s text:c="2"/></text:p>
          </table:table-cell>
          <table:table-cell table:style-name="ce61" table:formula="of:=[.E42]*0.125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75" table:formula="of:=[.F42]+[.G42]+[.H42]+[.I42]+[.J42]+[.K42]+[.L42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43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43]*[.D43]" office:value-type="float" office:value="0">
            <text:p><text:s/>$- <text:s text:c="2"/></text:p>
          </table:table-cell>
          <table:table-cell table:style-name="ce61" table:formula="of:=[.E43]*0.125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75" table:formula="of:=[.F43]+[.G43]+[.H43]+[.I43]+[.J43]+[.K43]+[.L43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44]*12" office:value-type="float" office:value="0">
            <text:p><text:s/>$- <text:s text:c="2"/>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44]*[.D44]" office:value-type="float" office:value="0">
            <text:p><text:s/>$- <text:s text:c="2"/></text:p>
          </table:table-cell>
          <table:table-cell table:style-name="ce61" table:formula="of:=[.E44]*0.125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75" table:formula="of:=[.F44]+[.G44]+[.H44]+[.I44]+[.J44]+[.K44]+[.L44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45]*12" office:value-type="float" office:value="0">
            <text:p><text:s/>$- <text:s text:c="2"/></text:p>
          </table:table-cell>
          <table:table-cell table:style-name="ce39" office:value-type="percentage" office:value="1">
            <text:p>100%</text:p>
          </table:table-cell>
          <table:table-cell table:style-name="ce51" table:formula="of:=[.C45]*[.D45]" office:value-type="float" office:value="0">
            <text:p><text:s/>$- <text:s text:c="2"/></text:p>
          </table:table-cell>
          <table:table-cell table:style-name="ce61" table:formula="of:=[.E45]*0.125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75" table:formula="of:=[.F45]+[.G45]+[.H45]+[.I45]+[.J45]+[.K45]+[.L45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46]*12" office:value-type="float" office:value="0">
            <text:p><text:s/>$- <text:s text:c="2"/>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46]*[.D46]" office:value-type="float" office:value="0">
            <text:p><text:s/>$- <text:s text:c="2"/></text:p>
          </table:table-cell>
          <table:table-cell table:style-name="ce61" table:formula="of:=[.E46]*0.125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75" table:formula="of:=[.F46]+[.G46]+[.H46]+[.I46]+[.J46]+[.K46]+[.L46]" office:value-type="float" office:value="0">
            <text:p><text:s/>$- <text:s text:c="2"/></text:p>
          </table:table-cell>
          <table:table-cell table:number-columns-repeated="2"/>
          <table:table-cell table:style-name="ce18" office:value-type="float" office:value="10">
            <text:p><text:s/>$10.00 </text:p>
          </table:table-cell>
          <table:table-cell table:style-name="ce29" table:formula="of:=[.P46]*12" office:value-type="float" office:value="120">
            <text:p><text:s/>$120.00 </text:p>
          </table:table-cell>
          <table:table-cell table:style-name="ce40" office:value-type="percentage" office:value="0.3">
            <text:p>30%</text:p>
          </table:table-cell>
          <table:table-cell table:style-name="ce52" table:formula="of:=[.Q46]*[.R46]" office:value-type="float" office:value="36">
            <text:p><text:s/>$36.00 </text:p>
          </table:table-cell>
          <table:table-cell table:style-name="ce62" office:value-type="float" office:value="25">
            <text:p><text:s/>$25.00 </text:p>
          </table:table-cell>
          <table:table-cell table:style-name="ce62" office:value-type="float" office:value="1.84">
            <text:p><text:s/>$1.84 </text:p>
          </table:table-cell>
          <table:table-cell table:number-columns-repeated="4" table:style-name="ce62" office:value-type="float" office:value="1.83">
            <text:p><text:s/>$1.83 </text:p>
          </table:table-cell>
          <table:table-cell table:style-name="ce62" office:value-type="float" office:value="1.84">
            <text:p><text:s/>$1.84 </text:p>
          </table:table-cell>
          <table:table-cell table:number-columns-repeated="998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 table:formula="of:=[.B47]*12" office:value-type="float" office:value="0">
            <text:p><text:s/>$- <text:s text:c="2"/></text:p>
          </table:table-cell>
          <table:table-cell table:style-name="ce40" office:value-type="percentage" office:value="0.3">
            <text:p>30%</text:p>
          </table:table-cell>
          <table:table-cell table:style-name="ce52" table:formula="of:=[.C47]*[.D47]" office:value-type="float" office:value="0">
            <text:p><text:s/>$- <text:s text:c="2"/></text:p>
          </table:table-cell>
          <table:table-cell table:number-columns-repeated="7" table:style-name="ce62"/>
          <table:table-cell table:style-name="ce76" table:formula="of:=[.F47]+[.G47]+[.H47]+[.I47]+[.J47]+[.K47]+[.L47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39:.B47])" office:value-type="float" office:value="0">
            <text:p><text:s/>$- <text:s text:c="2"/>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39:.F47])" office:value-type="float" office:value="0">
            <text:p><text:s/>$- <text:s text:c="2"/></text:p>
          </table:table-cell>
          <table:table-cell table:style-name="ce19" table:formula="of:=SUM([.G39:.G47])" office:value-type="float" office:value="0">
            <text:p><text:s/>$- <text:s text:c="2"/></text:p>
          </table:table-cell>
          <table:table-cell table:style-name="ce19" table:formula="of:=SUM([.H39:.H47])" office:value-type="float" office:value="0">
            <text:p><text:s/>$- <text:s text:c="2"/></text:p>
          </table:table-cell>
          <table:table-cell table:style-name="ce19" table:formula="of:=SUM([.I39:.I47])" office:value-type="float" office:value="0">
            <text:p><text:s/>$- <text:s text:c="2"/></text:p>
          </table:table-cell>
          <table:table-cell table:style-name="ce19" table:formula="of:=SUM([.J39:.J47])" office:value-type="float" office:value="0">
            <text:p><text:s/>$- <text:s text:c="2"/></text:p>
          </table:table-cell>
          <table:table-cell table:style-name="ce19" table:formula="of:=SUM([.K39:.K47])" office:value-type="float" office:value="0">
            <text:p><text:s/>$- <text:s text:c="2"/></text:p>
          </table:table-cell>
          <table:table-cell table:style-name="ce19" table:formula="of:=SUM([.L39:.L47])" office:value-type="float" office:value="0">
            <text:p><text:s/>$- <text:s text:c="2"/></text:p>
          </table:table-cell>
          <table:table-cell table:style-name="ce19" table:formula="of:=SUM([.M39:.M47])" office:value-type="float" office:value="0">
            <text:p><text:s/>$- <text:s text:c="2"/></text:p>
          </table:table-cell>
          <table:table-cell table:number-columns-repeated="1011"/>
        </table:table-row>
        <table:table-row table:style-name="ro1" table:number-rows-repeated="2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number-columns-repeated="7"/>
          <table:table-cell table:style-name="ce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55]*12" office:value-type="float" office:value="0">
            <text:p><text:s/>$- <text:s text:c="2"/>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55]*[.D55]" office:value-type="float" office:value="0">
            <text:p><text:s/>$- <text:s text:c="2"/></text:p>
          </table:table-cell>
          <table:table-cell table:style-name="ce60" table:formula="of:=[.E55]*0.125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74" table:formula="of:=[.F55]+[.G55]+[.H55]+[.I55]+[.J55]+[.K55]+[.L55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56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6]*[.D56]" office:value-type="float" office:value="0">
            <text:p><text:s/>$- <text:s text:c="2"/></text:p>
          </table:table-cell>
          <table:table-cell table:style-name="ce61" table:formula="of:=[.E56]*0.125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75" table:formula="of:=[.F56]+[.G56]+[.H56]+[.I56]+[.J56]+[.K56]+[.L56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57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7]*[.D57]" office:value-type="float" office:value="0">
            <text:p><text:s/>$- <text:s text:c="2"/></text:p>
          </table:table-cell>
          <table:table-cell table:style-name="ce61" table:formula="of:=[.E57]*0.125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75" table:formula="of:=[.F57]+[.G57]+[.H57]+[.I57]+[.J57]+[.K57]+[.L57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58]*12" office:value-type="float" office:value="0">
            <text:p><text:s/>$- <text:s text:c="2"/>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58]*[.D58]" office:value-type="float" office:value="0">
            <text:p><text:s/>$- <text:s text:c="2"/></text:p>
          </table:table-cell>
          <table:table-cell table:style-name="ce61" table:formula="of:=[.E58]*0.125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75" table:formula="of:=[.F58]+[.G58]+[.H58]+[.I58]+[.J58]+[.K58]+[.L58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59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9]*[.D59]" office:value-type="float" office:value="0">
            <text:p><text:s/>$- <text:s text:c="2"/></text:p>
          </table:table-cell>
          <table:table-cell table:style-name="ce61" table:formula="of:=[.E59]*0.125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75" table:formula="of:=[.F59]+[.G59]+[.H59]+[.I59]+[.J59]+[.K59]+[.L59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60]*12" office:value-type="float" office:value="0">
            <text:p><text:s/>$- <text:s text:c="2"/>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60]*[.D60]" office:value-type="float" office:value="0">
            <text:p><text:s/>$- <text:s text:c="2"/></text:p>
          </table:table-cell>
          <table:table-cell table:style-name="ce61" table:formula="of:=[.E60]*0.125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75" table:formula="of:=[.F60]+[.G60]+[.H60]+[.I60]+[.J60]+[.K60]+[.L60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61]*12" office:value-type="float" office:value="0">
            <text:p><text:s/>$- <text:s text:c="2"/></text:p>
          </table:table-cell>
          <table:table-cell table:style-name="ce39" office:value-type="percentage" office:value="1">
            <text:p>100%</text:p>
          </table:table-cell>
          <table:table-cell table:style-name="ce51" table:formula="of:=[.C61]*[.D61]" office:value-type="float" office:value="0">
            <text:p><text:s/>$- <text:s text:c="2"/></text:p>
          </table:table-cell>
          <table:table-cell table:style-name="ce61" table:formula="of:=[.E61]*0.125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75" table:formula="of:=[.F61]+[.G61]+[.H61]+[.I61]+[.J61]+[.K61]+[.L61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62]*12" office:value-type="float" office:value="0">
            <text:p><text:s/>$- <text:s text:c="2"/>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62]*[.D62]" office:value-type="float" office:value="0">
            <text:p><text:s/>$- <text:s text:c="2"/></text:p>
          </table:table-cell>
          <table:table-cell table:style-name="ce61" table:formula="of:=[.E62]*0.125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75" table:formula="of:=[.F62]+[.G62]+[.H62]+[.I62]+[.J62]+[.K62]+[.L62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/>
          <table:table-cell table:style-name="ce40"/>
          <table:table-cell table:style-name="ce52"/>
          <table:table-cell table:number-columns-repeated="7" table:style-name="ce62"/>
          <table:table-cell table:style-name="ce76" table:formula="of:=[.F63]+[.G63]+[.H63]+[.I63]+[.J63]+[.K63]+[.L63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55:.B63])" office:value-type="float" office:value="0">
            <text:p><text:s/>$- <text:s text:c="2"/>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55:.F63])" office:value-type="float" office:value="0">
            <text:p><text:s/>$- <text:s text:c="2"/></text:p>
          </table:table-cell>
          <table:table-cell table:style-name="ce19" table:formula="of:=SUM([.G55:.G63])" office:value-type="float" office:value="0">
            <text:p><text:s/>$- <text:s text:c="2"/></text:p>
          </table:table-cell>
          <table:table-cell table:style-name="ce19" table:formula="of:=SUM([.H55:.H63])" office:value-type="float" office:value="0">
            <text:p><text:s/>$- <text:s text:c="2"/></text:p>
          </table:table-cell>
          <table:table-cell table:style-name="ce19" table:formula="of:=SUM([.I55:.I63])" office:value-type="float" office:value="0">
            <text:p><text:s/>$- <text:s text:c="2"/></text:p>
          </table:table-cell>
          <table:table-cell table:style-name="ce19" table:formula="of:=SUM([.J55:.J63])" office:value-type="float" office:value="0">
            <text:p><text:s/>$- <text:s text:c="2"/></text:p>
          </table:table-cell>
          <table:table-cell table:style-name="ce19" table:formula="of:=SUM([.K55:.K63])" office:value-type="float" office:value="0">
            <text:p><text:s/>$- <text:s text:c="2"/></text:p>
          </table:table-cell>
          <table:table-cell table:style-name="ce19" table:formula="of:=SUM([.L55:.L63])" office:value-type="float" office:value="0">
            <text:p><text:s/>$- <text:s text:c="2"/></text:p>
          </table:table-cell>
          <table:table-cell table:style-name="ce19" table:formula="of:=SUM([.M55:.M63])" office:value-type="float" office:value="0">
            <text:p><text:s/>$- <text:s text:c="2"/></text:p>
          </table:table-cell>
          <table:table-cell table:number-columns-repeated="1011"/>
        </table:table-row>
        <table:table-row table:style-name="ro3">
          <table:table-cell table:style-name="ce9" office:value-type="string" table:number-columns-spanned="13" table:number-rows-spanned="1">
            <text:p>DAILY SALES SUMMARY</text:p>
          </table:table-cell>
          <table:covered-table-cell table:number-columns-repeated="12" table:style-name="ce20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2">
          <table:table-cell table:style-name="ce10" table:number-columns-repeated="4"/>
          <table:table-cell table:style-name="ce55"/>
          <table:table-cell table:style-name="ce63" office:value-type="string">
            <text:p>Advanced</text:p>
            <text:p>TOTALS</text:p>
          </table:table-cell>
          <table:table-cell table:style-name="ce68" office:value-type="string">
            <text:p>As Earned</text:p>
            <text:p>Month 7</text:p>
          </table:table-cell>
          <table:table-cell table:style-name="ce68" office:value-type="string">
            <text:p>As Earned</text:p>
            <text:p>Month 8</text:p>
          </table:table-cell>
          <table:table-cell table:style-name="ce68" office:value-type="string">
            <text:p>As Earned</text:p>
            <text:p>Month 9</text:p>
          </table:table-cell>
          <table:table-cell table:style-name="ce68" office:value-type="string">
            <text:p>As Earned</text:p>
            <text:p>Month 10</text:p>
          </table:table-cell>
          <table:table-cell table:style-name="ce68" office:value-type="string">
            <text:p>As Earned</text:p>
            <text:p>Month 11</text:p>
          </table:table-cell>
          <table:table-cell table:style-name="ce68" office:value-type="string">
            <text:p>As Earned</text:p>
            <text:p>Month 12</text:p>
          </table:table-cell>
          <table:table-cell table:style-name="ce77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11"/>
          <table:table-cell table:style-name="ce21"/>
          <table:table-cell table:style-name="ce31"/>
          <table:table-cell table:style-name="ce43"/>
          <table:table-cell table:style-name="ce56"/>
          <table:table-cell table:style-name="ce64" table:number-columns-repeated="7"/>
          <table:table-cell table:style-name="ce78"/>
          <table:table-cell table:number-columns-repeated="1011"/>
        </table:table-row>
        <table:table-row table:style-name="ro1">
          <table:table-cell table:style-name="ce6" office:value-type="string">
            <text:p>Client 1:</text:p>
          </table:table-cell>
          <table:table-cell table:style-name="ce22" table:formula="of:=[.B3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16]" office:value-type="float" office:value="25">
            <text:p><text:s/>$25.00 </text:p>
          </table:table-cell>
          <table:table-cell table:style-name="ce28" table:formula="of:=[.G16]" office:value-type="float" office:value="1.84">
            <text:p><text:s/>$1.84 </text:p>
          </table:table-cell>
          <table:table-cell table:style-name="ce28" table:formula="of:=[.H16]" office:value-type="float" office:value="1.83">
            <text:p><text:s/>$1.83 </text:p>
          </table:table-cell>
          <table:table-cell table:style-name="ce28" table:formula="of:=[.I16]" office:value-type="float" office:value="1.83">
            <text:p><text:s/>$1.83 </text:p>
          </table:table-cell>
          <table:table-cell table:style-name="ce28" table:formula="of:=[.J16]" office:value-type="float" office:value="1.83">
            <text:p><text:s/>$1.83 </text:p>
          </table:table-cell>
          <table:table-cell table:style-name="ce28" table:formula="of:=[.K16]" office:value-type="float" office:value="1.83">
            <text:p><text:s/>$1.83 </text:p>
          </table:table-cell>
          <table:table-cell table:style-name="ce28" table:formula="of:=[.L16]" office:value-type="float" office:value="1.84">
            <text:p><text:s/>$1.84 </text:p>
          </table:table-cell>
          <table:table-cell table:style-name="ce79" table:formula="of:=[.M16]" office:value-type="float" office:value="36">
            <text:p><text:s/>$36.00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2:</text:p>
          </table:table-cell>
          <table:table-cell table:style-name="ce22" table:formula="of:=[.B19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32]" office:value-type="float" office:value="0">
            <text:p><text:s/>$- <text:s text:c="2"/></text:p>
          </table:table-cell>
          <table:table-cell table:style-name="ce28" table:formula="of:=[.G32]" office:value-type="float" office:value="0">
            <text:p><text:s/>$- <text:s text:c="2"/></text:p>
          </table:table-cell>
          <table:table-cell table:style-name="ce28" table:formula="of:=[.H32]" office:value-type="float" office:value="0">
            <text:p><text:s/>$- <text:s text:c="2"/></text:p>
          </table:table-cell>
          <table:table-cell table:style-name="ce28" table:formula="of:=[.I32]" office:value-type="float" office:value="0">
            <text:p><text:s/>$- <text:s text:c="2"/></text:p>
          </table:table-cell>
          <table:table-cell table:style-name="ce28" table:formula="of:=[.J32]" office:value-type="float" office:value="0">
            <text:p><text:s/>$- <text:s text:c="2"/></text:p>
          </table:table-cell>
          <table:table-cell table:style-name="ce28" table:formula="of:=[.K32]" office:value-type="float" office:value="0">
            <text:p><text:s/>$- <text:s text:c="2"/></text:p>
          </table:table-cell>
          <table:table-cell table:style-name="ce28" table:formula="of:=[.L32]" office:value-type="float" office:value="0">
            <text:p><text:s/>$- <text:s text:c="2"/></text:p>
          </table:table-cell>
          <table:table-cell table:style-name="ce79" table:formula="of:=[.M32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3:</text:p>
          </table:table-cell>
          <table:table-cell table:style-name="ce22" table:formula="of:=[.B35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48]" office:value-type="float" office:value="0">
            <text:p><text:s/>$- <text:s text:c="2"/></text:p>
          </table:table-cell>
          <table:table-cell table:style-name="ce28" table:formula="of:=[.G48]" office:value-type="float" office:value="0">
            <text:p><text:s/>$- <text:s text:c="2"/></text:p>
          </table:table-cell>
          <table:table-cell table:style-name="ce28" table:formula="of:=[.H48]" office:value-type="float" office:value="0">
            <text:p><text:s/>$- <text:s text:c="2"/></text:p>
          </table:table-cell>
          <table:table-cell table:style-name="ce28" table:formula="of:=[.I48]" office:value-type="float" office:value="0">
            <text:p><text:s/>$- <text:s text:c="2"/></text:p>
          </table:table-cell>
          <table:table-cell table:style-name="ce28" table:formula="of:=[.J48]" office:value-type="float" office:value="0">
            <text:p><text:s/>$- <text:s text:c="2"/></text:p>
          </table:table-cell>
          <table:table-cell table:style-name="ce28" table:formula="of:=[.K48]" office:value-type="float" office:value="0">
            <text:p><text:s/>$- <text:s text:c="2"/></text:p>
          </table:table-cell>
          <table:table-cell table:style-name="ce28" table:formula="of:=[.L48]" office:value-type="float" office:value="0">
            <text:p><text:s/>$- <text:s text:c="2"/></text:p>
          </table:table-cell>
          <table:table-cell table:style-name="ce79" table:formula="of:=[.M48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4:</text:p>
          </table:table-cell>
          <table:table-cell table:style-name="ce22" table:formula="of:=[.B51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64]" office:value-type="float" office:value="0">
            <text:p><text:s/>$- <text:s text:c="2"/></text:p>
          </table:table-cell>
          <table:table-cell table:style-name="ce28" table:formula="of:=[.G64]" office:value-type="float" office:value="0">
            <text:p><text:s/>$- <text:s text:c="2"/></text:p>
          </table:table-cell>
          <table:table-cell table:style-name="ce28" table:formula="of:=[.H64]" office:value-type="float" office:value="0">
            <text:p><text:s/>$- <text:s text:c="2"/></text:p>
          </table:table-cell>
          <table:table-cell table:style-name="ce28" table:formula="of:=[.I64]" office:value-type="float" office:value="0">
            <text:p><text:s/>$- <text:s text:c="2"/></text:p>
          </table:table-cell>
          <table:table-cell table:style-name="ce28" table:formula="of:=[.J64]" office:value-type="float" office:value="0">
            <text:p><text:s/>$- <text:s text:c="2"/></text:p>
          </table:table-cell>
          <table:table-cell table:style-name="ce28" table:formula="of:=[.K64]" office:value-type="float" office:value="0">
            <text:p><text:s/>$- <text:s text:c="2"/></text:p>
          </table:table-cell>
          <table:table-cell table:style-name="ce28" table:formula="of:=[.L64]" office:value-type="float" office:value="0">
            <text:p><text:s/>$- <text:s text:c="2"/></text:p>
          </table:table-cell>
          <table:table-cell table:style-name="ce79" table:formula="of:=[.M64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5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80"/>
          <table:table-cell table:number-columns-repeated="1011"/>
        </table:table-row>
        <table:table-row table:style-name="ro1">
          <table:table-cell table:style-name="ce6" office:value-type="string">
            <text:p>Client 6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80"/>
          <table:table-cell table:number-columns-repeated="1011"/>
        </table:table-row>
        <table:table-row table:style-name="ro1">
          <table:table-cell table:style-name="ce6" office:value-type="string">
            <text:p>Client 7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80"/>
          <table:table-cell table:number-columns-repeated="1011"/>
        </table:table-row>
        <table:table-row table:style-name="ro1">
          <table:table-cell table:style-name="ce6" office:value-type="string">
            <text:p>Client 8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80"/>
          <table:table-cell table:number-columns-repeated="1011"/>
        </table:table-row>
        <table:table-row table:style-name="ro1">
          <table:table-cell table:style-name="ce6" office:value-type="string">
            <text:p>Client 9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80"/>
          <table:table-cell table:number-columns-repeated="1011"/>
        </table:table-row>
        <table:table-row table:style-name="ro1">
          <table:table-cell table:style-name="ce6" office:value-type="string">
            <text:p>Client 10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80"/>
          <table:table-cell table:number-columns-repeated="1011"/>
        </table:table-row>
        <table:table-row table:style-name="ro1">
          <table:table-cell table:style-name="ce8"/>
          <table:table-cell table:style-name="ce23"/>
          <table:table-cell table:style-name="ce34"/>
          <table:table-cell table:style-name="ce46"/>
          <table:table-cell table:style-name="ce59"/>
          <table:table-cell table:style-name="ce66" table:number-columns-repeated="7"/>
          <table:table-cell table:style-name="ce81"/>
          <table:table-cell table:number-columns-repeated="1011"/>
        </table:table-row>
        <table:table-row table:style-name="ro1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style-name="ce67" table:formula="of:=SUM([.F69:.F72])" office:value-type="float" office:value="25">
            <text:p><text:s/>$25.00 </text:p>
          </table:table-cell>
          <table:table-cell table:style-name="ce67" table:formula="of:=SUM([.G69:.G72])" office:value-type="float" office:value="1.84">
            <text:p><text:s/>$1.84 </text:p>
          </table:table-cell>
          <table:table-cell table:style-name="ce67" table:formula="of:=SUM([.H69:.H72])" office:value-type="float" office:value="1.83">
            <text:p><text:s/>$1.83 </text:p>
          </table:table-cell>
          <table:table-cell table:style-name="ce67" table:formula="of:=SUM([.I69:.I72])" office:value-type="float" office:value="1.83">
            <text:p><text:s/>$1.83 </text:p>
          </table:table-cell>
          <table:table-cell table:style-name="ce67" table:formula="of:=SUM([.J69:.J72])" office:value-type="float" office:value="1.83">
            <text:p><text:s/>$1.83 </text:p>
          </table:table-cell>
          <table:table-cell table:style-name="ce67" table:formula="of:=SUM([.K69:.K72])" office:value-type="float" office:value="1.83">
            <text:p><text:s/>$1.83 </text:p>
          </table:table-cell>
          <table:table-cell table:style-name="ce67" table:formula="of:=SUM([.L69:.L72])" office:value-type="float" office:value="1.84">
            <text:p><text:s/>$1.84 </text:p>
          </table:table-cell>
          <table:table-cell table:style-name="ce67" table:formula="of:=SUM([.M69:.M72])" office:value-type="float" office:value="36">
            <text:p><text:s/>$36.00 </text:p>
          </table:table-cell>
          <table:table-cell table:number-columns-repeated="1011"/>
        </table:table-row>
        <table:table-row table:style-name="ro1" table:number-rows-repeated="16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number-columns-repeated="7"/>
          <table:table-cell table:style-name="ce3"/>
          <table:table-cell table:number-columns-repeated="1011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 $</number:text>
      <number:number number:decimal-places="2" number:min-integer-digits="1" number:grouping="true"/>
      <number:text> </number:text>
    </number:number-style>
    <number:number-style style:name="N116P1" style:volatile="true">
      <number:text> $(</number:text>
      <number:number number:decimal-places="2" number:min-integer-digits="1" number:grouping="true"/>
      <number:text>)</number:text>
    </number:number-style>
    <number:number-style style:name="N116P2" style:volatile="true">
      <number:text> $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n" number:country="US">
      <number:minutes number:style="long"/>
      <number:text>:</number:text>
      <number:seconds number:style="long"/>
    </number:time-style>
    <number:time-style style:name="N813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n" number:country="US">
      <number:minutes number:style="long"/>
      <number:text>:</number:text>
      <number:seconds number:style="long" number:decimal-places="1"/>
    </number:time-style>
    <number:number-style style:name="N8139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16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25in" fo:margin-bottom="0.25in" fo:margin-left="0.25in" fo:margin-right="0.2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in" fo:page-height="8.5in" style:num-format="1" style:print-orientation="landscape" fo:margin-top="0.25in" fo:margin-bottom="0.5in" fo:margin-left="0.25in" fo:margin-right="0.2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0">02/10/2016</text:date>, <text:time>15:59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unday" style:display-name="PageStyle_Sunda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nday" style:display-name="PageStyle_Monda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uesday" style:display-name="PageStyle_Tuesda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dnesday" style:display-name="PageStyle_Wednesda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hursday" style:display-name="PageStyle_Thursda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riday" style:display-name="PageStyle_Frida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turday" style:display-name="PageStyle_Saturda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cell-count="4418" meta:object-count="0"/>
    <meta:generator>OpenOffice/4.1.1$Win32 OpenOffice.org_project/411m6$Build-9775</meta:generator>
  </office:meta>
</office:document-meta>
</file>